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0" style:family="table">
      <style:table-properties style:width="9.149cm" table:align="left" fo:background-color="transparent">
        <style:background-image/>
      </style:table-properties>
    </style:style>
    <style:style style:name="Tableau40.A" style:family="table-column">
      <style:table-column-properties style:column-width="0.968cm"/>
    </style:style>
    <style:style style:name="Tableau40.B" style:family="table-column">
      <style:table-column-properties style:column-width="2.044cm"/>
    </style:style>
    <style:style style:name="Tableau40.C" style:family="table-column">
      <style:table-column-properties style:column-width="2.046cm"/>
    </style:style>
    <style:style style:name="Tableau40.1" style:family="table-row">
      <style:table-row-properties fo:background-color="transparent">
        <style:background-image/>
      </style:table-row-properties>
    </style:style>
    <style:style style:name="Tableau40.A1" style:family="table-cell">
      <style:table-cell-properties style:vertical-align="middle" fo:background-color="#e8c32a" fo:padding="0.097cm" fo:border-left="0.5pt solid #000000" fo:border-right="none" fo:border-top="0.5pt solid #000000" fo:border-bottom="0.5pt solid #000000">
        <style:background-image/>
      </style:table-cell-properties>
    </style:style>
    <style:style style:name="Tableau40.B1" style:family="table-cell">
      <style:table-cell-properties style:vertical-align="middle" fo:padding="0.097cm" fo:border-left="0.5pt solid #000000" fo:border-right="none" fo:border-top="0.5pt solid #000000" fo:border-bottom="0.5pt solid #000000"/>
    </style:style>
    <style:style style:name="Tableau40.C1" style:family="table-cell">
      <style:table-cell-properties style:vertical-align="middle" fo:padding="0.097cm" fo:border-left="0.5pt solid #000000" fo:border-right="none" fo:border-top="0.5pt solid #000000" fo:border-bottom="0.5pt solid #000000"/>
    </style:style>
    <style:style style:name="Tableau40.D1" style:family="table-cell">
      <style:table-cell-properties style:vertical-align="middle" fo:padding="0.097cm" fo:border-left="0.5pt solid #000000" fo:border-right="none" fo:border-top="0.5pt solid #000000" fo:border-bottom="0.5pt solid #000000"/>
    </style:style>
    <style:style style:name="Tableau40.E1" style:family="table-cell">
      <style:table-cell-properties style:vertical-align="middle" fo:padding="0.097cm" fo:border="0.5pt solid #000000"/>
    </style:style>
    <style:style style:name="Tableau40.A2" style:family="table-cell">
      <style:table-cell-properties style:vertical-align="middle" fo:background-color="#e8c32a" fo:padding="0.097cm" fo:border-left="0.5pt solid #000000" fo:border-right="none" fo:border-top="none" fo:border-bottom="0.5pt solid #000000">
        <style:background-image/>
      </style:table-cell-properties>
    </style:style>
    <style:style style:name="Tableau40.B2" style:family="table-cell">
      <style:table-cell-properties style:vertical-align="middle" fo:padding="0.097cm" fo:border-left="0.5pt solid #000000" fo:border-right="none" fo:border-top="none" fo:border-bottom="0.5pt solid #000000"/>
    </style:style>
    <style:style style:name="Tableau40.C2" style:family="table-cell">
      <style:table-cell-properties style:vertical-align="middle" fo:padding="0.097cm" fo:border-left="0.5pt solid #000000" fo:border-right="none" fo:border-top="none" fo:border-bottom="0.5pt solid #000000"/>
    </style:style>
    <style:style style:name="Tableau40.D2" style:family="table-cell">
      <style:table-cell-properties style:vertical-align="middle" fo:padding="0.097cm" fo:border-left="0.5pt solid #000000" fo:border-right="none" fo:border-top="none" fo:border-bottom="0.5pt solid #000000"/>
    </style:style>
    <style:style style:name="Tableau40.E2" style:family="table-cell">
      <style:table-cell-properties style:vertical-align="middle" fo:padding="0.097cm" fo:border-left="0.5pt solid #000000" fo:border-right="0.5pt solid #000000" fo:border-top="none" fo:border-bottom="0.5pt solid #000000"/>
    </style:style>
    <style:style style:name="Tableau40.B3" style:family="table-cell">
      <style:table-cell-properties style:vertical-align="middle" fo:padding="0.097cm" fo:border-left="0.5pt solid #000000" fo:border-right="none" fo:border-top="none" fo:border-bottom="0.5pt solid #000000"/>
    </style:style>
    <style:style style:name="Tableau40.C3" style:family="table-cell">
      <style:table-cell-properties style:vertical-align="middle" fo:padding="0.097cm" fo:border-left="0.5pt solid #000000" fo:border-right="none" fo:border-top="none" fo:border-bottom="0.5pt solid #000000"/>
    </style:style>
    <style:style style:name="Tableau40.D3" style:family="table-cell">
      <style:table-cell-properties style:vertical-align="middle" fo:padding="0.097cm" fo:border-left="0.5pt solid #000000" fo:border-right="none" fo:border-top="none" fo:border-bottom="0.5pt solid #000000"/>
    </style:style>
    <style:style style:name="Tableau40.E3" style:family="table-cell">
      <style:table-cell-properties style:vertical-align="middle" fo:padding="0.097cm" fo:border-left="0.5pt solid #000000" fo:border-right="0.5pt solid #000000" fo:border-top="none" fo:border-bottom="0.5pt solid #000000"/>
    </style:style>
    <style:style style:name="Tableau40.B4" style:family="table-cell">
      <style:table-cell-properties style:vertical-align="middle" fo:padding="0.097cm" fo:border-left="0.5pt solid #000000" fo:border-right="none" fo:border-top="none" fo:border-bottom="0.5pt solid #000000"/>
    </style:style>
    <style:style style:name="Tableau40.C4" style:family="table-cell">
      <style:table-cell-properties style:vertical-align="middle" fo:padding="0.097cm" fo:border-left="0.5pt solid #000000" fo:border-right="none" fo:border-top="none" fo:border-bottom="0.5pt solid #000000"/>
    </style:style>
    <style:style style:name="Tableau40.D4" style:family="table-cell">
      <style:table-cell-properties style:vertical-align="middle" fo:padding="0.097cm" fo:border-left="0.5pt solid #000000" fo:border-right="none" fo:border-top="none" fo:border-bottom="0.5pt solid #000000"/>
    </style:style>
    <style:style style:name="Tableau40.E4"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officeooo:paragraph-rsid="0211dd7e"/>
    </style:style>
    <style:style style:name="P2" style:family="paragraph" style:parent-style-name="Header">
      <style:paragraph-properties fo:text-align="start" style:justify-single-word="false"/>
      <style:text-properties officeooo:paragraph-rsid="0289fb01"/>
    </style:style>
    <style:style style:name="P3" style:family="paragraph" style:parent-style-name="Header">
      <style:paragraph-properties fo:text-align="start" style:justify-single-word="false"/>
      <style:text-properties officeooo:paragraph-rsid="02a56131"/>
    </style:style>
    <style:style style:name="P4"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P5"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6"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P7" style:family="paragraph" style:parent-style-name="Header">
      <style:paragraph-properties fo:text-align="center" style:justify-single-word="false"/>
      <style:text-properties officeooo:paragraph-rsid="00ab054e"/>
    </style:style>
    <style:style style:name="P8" style:family="paragraph" style:parent-style-name="Header">
      <style:paragraph-properties fo:text-align="center" style:justify-single-word="false"/>
      <style:text-properties officeooo:paragraph-rsid="00c10aa6"/>
    </style:style>
    <style:style style:name="P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P1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1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P12"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13"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P14"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P15" style:family="paragraph" style:parent-style-name="Standard">
      <style:paragraph-properties fo:margin-top="0.199cm" fo:margin-bottom="0cm" style:contextual-spacing="false"/>
      <style:text-properties officeooo:rsid="00178920" officeooo:paragraph-rsid="00178920"/>
    </style:style>
    <style:style style:name="P1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7" style:family="paragraph" style:parent-style-name="Folio">
      <style:paragraph-properties fo:text-align="center" style:justify-single-word="false"/>
      <style:text-properties fo:font-size="8pt" officeooo:paragraph-rsid="001ce334" style:font-size-asian="8pt" style:font-size-complex="8pt"/>
    </style:style>
    <style:style style:name="P18" style:family="paragraph" style:parent-style-name="Footer">
      <style:text-properties officeooo:paragraph-rsid="00c384cf"/>
    </style:style>
    <style:style style:name="P19" style:family="paragraph" style:parent-style-name="Footer">
      <style:paragraph-properties fo:text-align="start" style:justify-single-word="false"/>
      <style:text-properties officeooo:paragraph-rsid="0211dd7e"/>
    </style:style>
    <style:style style:name="P20" style:family="paragraph" style:parent-style-name="Footer">
      <style:paragraph-properties fo:text-align="start" style:justify-single-word="false"/>
      <style:text-properties officeooo:paragraph-rsid="00d4df5c"/>
    </style:style>
    <style:style style:name="P21" style:family="paragraph" style:parent-style-name="Footer">
      <style:text-properties officeooo:rsid="00178920" officeooo:paragraph-rsid="00178920"/>
    </style:style>
    <style:style style:name="P22" style:family="paragraph" style:parent-style-name="Footer">
      <style:text-properties officeooo:rsid="0242edd8" officeooo:paragraph-rsid="0242edd8"/>
    </style:style>
    <style:style style:name="P23" style:family="paragraph" style:parent-style-name="Footer">
      <style:text-properties officeooo:paragraph-rsid="008d016c"/>
    </style:style>
    <style:style style:name="P24" style:family="paragraph" style:parent-style-name="Footer">
      <style:text-properties officeooo:paragraph-rsid="010f7046"/>
    </style:style>
    <style:style style:name="P25" style:family="paragraph" style:parent-style-name="Footer">
      <style:text-properties officeooo:paragraph-rsid="01120261"/>
    </style:style>
    <style:style style:name="P2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2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9"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30"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31"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33"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34"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35"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36"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3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3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3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40"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41"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42"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43"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4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4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4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4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4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4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5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5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52"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5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5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5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5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5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5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59" style:family="paragraph" style:parent-style-name="Footer">
      <style:paragraph-properties fo:text-align="end" style:justify-single-word="false"/>
      <style:text-properties officeooo:paragraph-rsid="00d4df5c"/>
    </style:style>
    <style:style style:name="P60" style:family="paragraph" style:parent-style-name="Footer">
      <style:text-properties officeooo:paragraph-rsid="00d4df5c"/>
    </style:style>
    <style:style style:name="P61" style:family="paragraph" style:parent-style-name="Footer">
      <style:text-properties officeooo:paragraph-rsid="00863005"/>
    </style:style>
    <style:style style:name="P62" style:family="paragraph" style:parent-style-name="Footer">
      <style:text-properties officeooo:paragraph-rsid="030c4d7d"/>
    </style:style>
    <style:style style:name="P63" style:family="paragraph" style:parent-style-name="Footer">
      <style:text-properties officeooo:paragraph-rsid="00a59a60"/>
    </style:style>
    <style:style style:name="P64" style:family="paragraph" style:parent-style-name="Footer">
      <style:text-properties officeooo:paragraph-rsid="004274bc"/>
    </style:style>
    <style:style style:name="P65" style:family="paragraph" style:parent-style-name="Footer">
      <style:text-properties officeooo:paragraph-rsid="00d8520c"/>
    </style:style>
    <style:style style:name="P66" style:family="paragraph" style:parent-style-name="Footer">
      <style:text-properties officeooo:paragraph-rsid="002aa84d"/>
    </style:style>
    <style:style style:name="P67" style:family="paragraph" style:parent-style-name="Footer">
      <style:text-properties officeooo:rsid="001f8a2d" officeooo:paragraph-rsid="00bd36bc"/>
    </style:style>
    <style:style style:name="P68" style:family="paragraph" style:parent-style-name="Footer">
      <style:text-properties officeooo:rsid="001f8a2d" officeooo:paragraph-rsid="002b33ed"/>
    </style:style>
    <style:style style:name="P69" style:family="paragraph" style:parent-style-name="Footer">
      <style:text-properties officeooo:rsid="011350d1" officeooo:paragraph-rsid="011350d1"/>
    </style:style>
    <style:style style:name="P70" style:family="paragraph" style:parent-style-name="Footer">
      <style:text-properties officeooo:rsid="0096b4e2" officeooo:paragraph-rsid="0096b4e2"/>
    </style:style>
    <style:style style:name="P71" style:family="paragraph" style:parent-style-name="Footer">
      <style:text-properties officeooo:paragraph-rsid="0096b4e2"/>
    </style:style>
    <style:style style:name="P72" style:family="paragraph" style:parent-style-name="Footer">
      <style:text-properties officeooo:paragraph-rsid="02a682f9"/>
    </style:style>
    <style:style style:name="P73" style:family="paragraph" style:parent-style-name="Header">
      <style:paragraph-properties fo:margin-left="0cm" fo:margin-right="0cm" fo:text-indent="0cm" style:auto-text-indent="false"/>
    </style:style>
    <style:style style:name="P7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7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7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7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7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79" style:family="paragraph" style:parent-style-name="Header">
      <style:paragraph-properties fo:margin-left="0cm" fo:margin-right="0cm" fo:text-align="start" style:justify-single-word="false" fo:text-indent="0cm" style:auto-text-indent="false"/>
      <style:text-properties officeooo:paragraph-rsid="020eb4a7"/>
    </style:style>
    <style:style style:name="P80" style:family="paragraph" style:parent-style-name="_5f_Header_20_N_20_page_20_impaire_20__28_D_29_">
      <style:paragraph-properties fo:margin-left="0cm" fo:margin-right="0cm" fo:text-indent="0cm" style:auto-text-indent="false"/>
      <style:text-properties officeooo:rsid="027aa87d" officeooo:paragraph-rsid="027aa87d"/>
    </style:style>
    <style:style style:name="P81" style:family="paragraph" style:parent-style-name="_5f_Header_20_D_20_page_20_impaire_20__28_D_29_">
      <style:text-properties officeooo:paragraph-rsid="01a13e78"/>
    </style:style>
    <style:style style:name="P82" style:family="paragraph" style:parent-style-name="_5f_Header_20_G_20_page_20_impaire_20__28_D_29_">
      <style:text-properties officeooo:paragraph-rsid="01259ec2"/>
    </style:style>
    <style:style style:name="P83" style:family="paragraph" style:parent-style-name="_5f_Header_20_G_20_page_20_impaire_20__28_D_29_">
      <style:text-properties officeooo:paragraph-rsid="00c87b35"/>
    </style:style>
    <style:style style:name="P84"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85"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86" style:family="paragraph" style:parent-style-name="_5f_Header_20_G_20_page_20_paire_20__28_G_29_">
      <style:text-properties officeooo:paragraph-rsid="00eb2abc"/>
    </style:style>
    <style:style style:name="P87" style:family="paragraph" style:parent-style-name="_5f_Header_20_G_20_page_20_paire_20__28_G_29_">
      <style:paragraph-properties fo:text-align="start" style:justify-single-word="false"/>
    </style:style>
    <style:style style:name="P88" style:family="paragraph" style:parent-style-name="_5f_Header_20_G_20_page_20_paire_20__28_G_29_">
      <style:text-properties officeooo:paragraph-rsid="0334a5be"/>
    </style:style>
    <style:style style:name="P89" style:family="paragraph" style:parent-style-name="_5f_Header_20_N_20_page_20_impaire_20__28_D_29_">
      <style:paragraph-properties fo:text-align="start" style:justify-single-word="false"/>
    </style:style>
    <style:style style:name="P90" style:family="paragraph" style:parent-style-name="_5f_Header_20_N_20_page_20_impaire_20__28_D_29_">
      <style:text-properties officeooo:rsid="0277791e" officeooo:paragraph-rsid="0277791e"/>
    </style:style>
    <style:style style:name="P91" style:family="paragraph" style:parent-style-name="_5f_Header_20_N_20_page_20_impaire_20__28_D_29_">
      <style:text-properties officeooo:rsid="0277791e" officeooo:paragraph-rsid="028152fd"/>
    </style:style>
    <style:style style:name="P92" style:family="paragraph" style:parent-style-name="_5f_Header_20_N_20_page_20_paire_20__28_G_29_">
      <style:paragraph-properties fo:text-align="start" style:justify-single-word="false"/>
      <style:text-properties officeooo:paragraph-rsid="0289fb01"/>
    </style:style>
    <style:style style:name="P93" style:family="paragraph" style:parent-style-name="_5f_Header_20_N_20_page_20_paire_20__28_G_29_">
      <style:paragraph-properties fo:text-align="start" style:justify-single-word="false"/>
      <style:text-properties officeooo:paragraph-rsid="00863005"/>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Paragraphe">
      <style:text-properties officeooo:paragraph-rsid="02823ef9"/>
    </style:style>
    <style:style style:name="P103" style:family="paragraph" style:parent-style-name="_5f_Titre_5f_Exercices_5f_avec_5f_Titre" style:list-style-name="_5f_Numérotation_20_des_20_exercices"/>
    <style:style style:name="P104" style:family="paragraph" style:parent-style-name="_5f_Footer_20_page_20_impaire_20__28_D_29_"/>
    <style:style style:name="P105"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6" style:family="paragraph" style:parent-style-name="_5f_Footer_20_page_20_paire_20__28_G_29_"/>
    <style:style style:name="P107" style:family="paragraph" style:parent-style-name="_5f_Footer_20_page_20_paire_20__28_G_29_">
      <style:text-properties fo:font-size="9pt" style:font-size-asian="9pt" style:font-size-complex="9pt"/>
    </style:style>
    <style:style style:name="P108" style:family="paragraph" style:parent-style-name="_5f_Paragraphe_5f_Réponse_5f_Elève" style:list-style-name="_5f_Numérotation_20_des_20_exercices"/>
    <style:style style:name="P109" style:family="paragraph" style:parent-style-name="_5f_Paragraphe_5f_Réponse_5f_Elève" style:list-style-name="_5f_Numérotation_20_des_20_exercices">
      <style:text-properties officeooo:rsid="00178920" officeooo:paragraph-rsid="008cd470"/>
    </style:style>
    <style:style style:name="P110" style:family="paragraph" style:parent-style-name="_5f_Paragraphe_5f_Réponse_5f_Pointillés_5f_Grisés" style:list-style-name="_5f_Numérotation_20_des_20_exercices"/>
    <style:style style:name="P111" style:family="paragraph" style:parent-style-name="_5f_Paragraphe_5f_Réponse_5f_Pointillés_5f_Grisés" style:list-style-name="_5f_Numérotation_20_des_20_exercices">
      <style:text-properties officeooo:paragraph-rsid="02823ef9"/>
    </style:style>
    <style:style style:name="P112" style:family="paragraph" style:parent-style-name="_5f_Premier_5f_Titre_5f_Exercices_5f_avec_5f_Num_20_Exo_5f_Avec_5f_Titre" style:master-page-name="_35__5f_7_5f_SERIE_5f_N_5f_GAUCHE_5f_ET_5f_DROITE_5f_1COL">
      <style:paragraph-properties style:page-number="194" fo:break-before="auto" fo:break-after="auto"/>
    </style:style>
    <style:style style:name="P113" style:family="paragraph" style:parent-style-name="_5f_Premier_5f_Titre_5f_Exercices_5f_avec_5f_Num_5f_Exo_5f_sans_5f_Titre" style:master-page-name="_35__5f_7_5f_SERIE_5f_N_5f_GAUCHE_5f_ET_5f_DROITE_5f_2COL">
      <style:paragraph-properties style:page-number="auto"/>
    </style:style>
    <style:style style:name="P11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style:paragraph-properties fo:text-align="center"/>
    </style:style>
    <style:style style:name="P11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d7e12c"/>
    </style:style>
    <style:style style:name="P11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ffa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ffe6b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30" style:family="paragraph">
      <loext:graphic-properties draw:fill="solid" draw:fill-color="#7fb241"/>
    </style:style>
    <style:style style:name="P131" style:family="paragraph">
      <loext:graphic-properties draw:fill="solid" draw:fill-color="#1ca2b8"/>
    </style:style>
    <style:style style:name="P13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d62e4e"/>
    </style:style>
    <style:style style:name="P134" style:family="paragraph">
      <loext:graphic-properties draw:fill="none" draw:fill-color="#ffffff"/>
      <style:paragraph-properties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indent="0cm"/>
    </style:style>
    <style:style style:name="P13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9d0f89"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ff660d"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660d"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e8c32a"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e8c32a"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e8c32a"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e8c32a"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e8c32a"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ff660d"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660d"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7fb241"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7fb241" draw:opacity="4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7fb241"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7fb241"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7fb241" draw:opacity="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T3"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T4"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T5"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T6"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T7"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T8"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T9"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T10"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T11"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T12"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13"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T14"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T15"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T16"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T17"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T18" style:family="text">
      <style:text-properties fo:font-variant="small-caps" fo:color="#d7e12c" loext:opacity="100%" style:font-name="Bitstream Vera Sans5" fo:font-size="16pt" fo:font-style="normal" fo:text-shadow="none" fo:font-weight="bold" officeooo:rsid="0274790a"/>
    </style:style>
    <style:style style:name="T19" style:family="text">
      <style:text-properties fo:font-variant="small-caps" fo:color="#d7e12c" loext:opacity="100%" style:font-name="Bitstream Vera Sans5" fo:font-size="16pt" fo:font-style="normal" fo:text-shadow="none" fo:font-weight="bold" officeooo:rsid="00248e62"/>
    </style:style>
    <style:style style:name="T20" style:family="text">
      <style:text-properties fo:font-variant="small-caps" fo:color="#d7e12c" loext:opacity="100%" style:font-name="Bitstream Vera Sans5" fo:font-size="16pt" fo:font-style="normal" fo:text-shadow="none" fo:font-weight="bold" officeooo:rsid="02767d15"/>
    </style:style>
    <style:style style:name="T21" style:family="text">
      <style:text-properties fo:font-variant="small-caps" fo:color="#d7e12c" loext:opacity="100%" style:font-name="Bitstream Vera Sans5" fo:font-size="16pt" fo:font-style="normal" fo:text-shadow="none" fo:font-weight="bold" officeooo:rsid="009c03d7"/>
    </style:style>
    <style:style style:name="T22" style:family="text">
      <style:text-properties fo:font-variant="small-caps" fo:color="#d7e12c" loext:opacity="100%" style:font-name="Bitstream Vera Sans5" fo:font-size="16pt" fo:font-style="normal" fo:text-shadow="none" fo:font-weight="bold" officeooo:rsid="009206bf"/>
    </style:style>
    <style:style style:name="T23" style:family="text">
      <style:text-properties fo:font-variant="small-caps" fo:color="#7fb241" loext:opacity="100%" style:font-name="Bitstream Vera Sans5" fo:font-size="16pt" fo:font-style="normal" fo:text-shadow="none" fo:font-weight="bold" officeooo:rsid="008d016c"/>
    </style:style>
    <style:style style:name="T24" style:family="text">
      <style:text-properties fo:font-variant="small-caps" fo:color="#7fb241" loext:opacity="100%" style:font-name="Bitstream Vera Sans5" fo:font-size="16pt" fo:font-style="normal" fo:text-shadow="none" fo:font-weight="bold" officeooo:rsid="017f1451"/>
    </style:style>
    <style:style style:name="T25" style:family="text">
      <style:text-properties fo:font-variant="small-caps" fo:color="#7fb241" loext:opacity="100%" style:font-name="Bitstream Vera Sans5" fo:font-size="16pt" fo:font-style="normal" fo:text-shadow="none" fo:font-weight="bold" officeooo:rsid="0177e18a"/>
    </style:style>
    <style:style style:name="T26" style:family="text">
      <style:text-properties fo:font-variant="small-caps" fo:color="#7fb241" loext:opacity="100%" style:font-name="Bitstream Vera Sans5" fo:font-size="16pt" fo:font-style="normal" fo:text-shadow="none" fo:font-weight="bold" officeooo:rsid="016f3374"/>
    </style:style>
    <style:style style:name="T27" style:family="text">
      <style:text-properties fo:font-variant="small-caps" fo:color="#7fb241" loext:opacity="100%" style:font-name="Bitstream Vera Sans5" fo:font-size="16pt" fo:font-style="normal" fo:text-shadow="none" fo:font-weight="bold" officeooo:rsid="020eb4a7"/>
    </style:style>
    <style:style style:name="T28"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T29"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T3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31"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T32"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33" style:family="text">
      <style:text-properties fo:font-variant="small-caps" fo:color="#9d0f89" loext:opacity="100%" style:font-name="Bitstream Vera Sans" fo:font-size="16pt" fo:font-weight="bold" officeooo:rsid="01a13e78"/>
    </style:style>
    <style:style style:name="T34"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T35"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36"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37"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38"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T39"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T40"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T41"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T42"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T43"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T44"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T45"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T46"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T47"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T48"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T49"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T50"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T51"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T52"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T53"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T54"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T55"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T56"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T57"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T58"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T59"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T60"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T61"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T62" style:family="text">
      <style:text-properties fo:font-variant="small-caps" fo:color="#1ca2b8" loext:opacity="100%" style:font-name="Bitstream Vera Sans5" fo:font-size="16pt" fo:font-style="normal" fo:text-shadow="none" fo:font-weight="bold" officeooo:rsid="0334510d"/>
    </style:style>
    <style:style style:name="T63" style:family="text">
      <style:text-properties fo:font-variant="small-caps" fo:color="#1ca2b8" loext:opacity="100%" style:font-name="Bitstream Vera Sans5" fo:font-size="16pt" fo:font-style="normal" fo:text-shadow="none" fo:font-weight="bold" officeooo:rsid="0334a5be"/>
    </style:style>
    <style:style style:name="T64" style:family="text">
      <style:text-properties fo:font-variant="small-caps" fo:color="#1ca2b8" loext:opacity="100%" style:font-name="Bitstream Vera Sans5" fo:font-size="16pt" fo:font-style="normal" fo:text-shadow="none" fo:font-weight="bold" officeooo:rsid="038bc026"/>
    </style:style>
    <style:style style:name="T65" style:family="text">
      <style:text-properties fo:font-variant="small-caps" fo:color="#1ca2b8" loext:opacity="100%" style:font-name="Bitstream Vera Sans5" fo:font-size="16pt" fo:font-style="normal" fo:text-shadow="none" fo:font-weight="bold" officeooo:rsid="0386731d"/>
    </style:style>
    <style:style style:name="T66" style:family="text">
      <style:text-properties fo:font-variant="small-caps" fo:color="#1ca2b8" loext:opacity="100%" style:font-name="Bitstream Vera Sans5" fo:font-size="16pt" fo:font-style="normal" fo:text-shadow="none" fo:font-weight="bold" officeooo:rsid="0313166c"/>
    </style:style>
    <style:style style:name="T67" style:family="text">
      <style:text-properties fo:font-variant="small-caps" fo:color="#1ca2b8" loext:opacity="100%" style:font-name="Bitstream Vera Sans5" fo:font-size="16pt" fo:font-style="normal" fo:text-shadow="none" fo:font-weight="bold" officeooo:rsid="030f34d6"/>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fo:text-transform="uppercase" fo:color="#808080" loext:opacity="100%" style:font-name="Bitstream Vera Sans" fo:font-size="9pt" fo:background-color="transparent" loext:char-shading-value="0"/>
    </style:style>
    <style:style style:name="T76" style:family="text">
      <style:text-properties fo:text-transform="uppercase" fo:color="#808080" loext:opacity="100%" style:font-name="Bitstream Vera Sans" fo:font-size="9pt" officeooo:rsid="0215abe1" fo:background-color="transparent" loext:char-shading-value="0"/>
    </style:style>
    <style:style style:name="T77" style:family="text">
      <style:text-properties fo:text-transform="uppercase" fo:color="#808080" loext:opacity="100%" style:font-name="Bitstream Vera Sans" fo:font-size="9pt" officeooo:rsid="0271cf95" fo:background-color="transparent" loext:char-shading-value="0"/>
    </style:style>
    <style:style style:name="T78" style:family="text">
      <style:text-properties fo:text-transform="uppercase" fo:color="#808080" loext:opacity="100%" style:font-name="Bitstream Vera Sans" fo:font-size="9pt" officeooo:rsid="0211dd7e" fo:background-color="transparent" loext:char-shading-value="0"/>
    </style:style>
    <style:style style:name="T79" style:family="text">
      <style:text-properties fo:text-transform="uppercase" fo:color="#808080" loext:opacity="100%" style:font-name="Bitstream Vera Sans" fo:font-size="9pt" officeooo:rsid="02767796" fo:background-color="transparent" loext:char-shading-value="0"/>
    </style:style>
    <style:style style:name="T80" style:family="text">
      <style:text-properties fo:text-transform="uppercase" fo:color="#808080" loext:opacity="100%" style:font-name="Bitstream Vera Sans" fo:font-size="9pt" officeooo:rsid="00d8520c" fo:background-color="transparent" loext:char-shading-value="0"/>
    </style:style>
    <style:style style:name="T81" style:family="text">
      <style:text-properties fo:text-transform="uppercase" fo:color="#808080" loext:opacity="100%" style:font-name="Bitstream Vera Sans" fo:font-size="9pt" officeooo:rsid="026324db" fo:background-color="transparent" loext:char-shading-value="0"/>
    </style:style>
    <style:style style:name="T82" style:family="text">
      <style:text-properties fo:text-transform="uppercase" fo:color="#808080" loext:opacity="100%" style:font-name="Bitstream Vera Sans" fo:font-size="9pt" officeooo:rsid="015f088a" fo:background-color="transparent" loext:char-shading-value="0"/>
    </style:style>
    <style:style style:name="T83" style:family="text">
      <style:text-properties fo:text-transform="uppercase" fo:color="#808080" loext:opacity="100%" style:font-name="Bitstream Vera Sans" fo:font-size="9pt" officeooo:rsid="0264196d" fo:background-color="transparent" loext:char-shading-value="0"/>
    </style:style>
    <style:style style:name="T84" style:family="text">
      <style:text-properties fo:text-transform="uppercase" fo:color="#808080" loext:opacity="100%" style:font-name="Bitstream Vera Sans" fo:font-size="9pt" officeooo:rsid="02722f5d" fo:background-color="transparent" loext:char-shading-value="0"/>
    </style:style>
    <style:style style:name="T85" style:family="text">
      <style:text-properties fo:text-transform="uppercase" fo:color="#808080" loext:opacity="100%" style:font-name="Bitstream Vera Sans" fo:font-size="9pt" officeooo:rsid="026f2aea" fo:background-color="transparent" loext:char-shading-value="0"/>
    </style:style>
    <style:style style:name="T86" style:family="text">
      <style:text-properties fo:text-transform="uppercase" fo:color="#808080" loext:opacity="100%" style:font-name="Bitstream Vera Sans" fo:font-size="9pt" officeooo:rsid="025b341c" fo:background-color="transparent" loext:char-shading-value="0"/>
    </style:style>
    <style:style style:name="T87" style:family="text">
      <style:text-properties fo:text-transform="uppercase" fo:color="#808080" loext:opacity="100%" style:font-name="Bitstream Vera Sans" fo:font-size="9pt" officeooo:rsid="024b67fe" fo:background-color="transparent" loext:char-shading-value="0"/>
    </style:style>
    <style:style style:name="T88" style:family="text">
      <style:text-properties fo:text-transform="uppercase" fo:color="#808080" loext:opacity="100%" style:font-name="Bitstream Vera Sans" fo:font-size="9pt" officeooo:rsid="0250d176" fo:background-color="transparent" loext:char-shading-value="0"/>
    </style:style>
    <style:style style:name="T89" style:family="text">
      <style:text-properties fo:text-transform="uppercase" fo:color="#808080" loext:opacity="100%" style:font-name="Bitstream Vera Sans" fo:font-size="9pt" officeooo:rsid="02392280" fo:background-color="transparent" loext:char-shading-value="0"/>
    </style:style>
    <style:style style:name="T90" style:family="text">
      <style:text-properties fo:text-transform="uppercase" fo:color="#808080" loext:opacity="100%" style:font-name="Bitstream Vera Sans" fo:font-size="9pt" officeooo:rsid="0242edd8" fo:background-color="transparent" loext:char-shading-value="0"/>
    </style:style>
    <style:style style:name="T91" style:family="text">
      <style:text-properties fo:text-transform="uppercase" fo:color="#808080" loext:opacity="100%" style:font-name="Bitstream Vera Sans" fo:font-size="9pt" officeooo:rsid="02366921" fo:background-color="transparent" loext:char-shading-value="0"/>
    </style:style>
    <style:style style:name="T92" style:family="text">
      <style:text-properties fo:text-transform="uppercase" fo:color="#808080" loext:opacity="100%" style:font-name="Bitstream Vera Sans" fo:font-size="9pt" officeooo:rsid="022816fd" fo:background-color="transparent" loext:char-shading-value="0"/>
    </style:style>
    <style:style style:name="T93" style:family="text">
      <style:text-properties fo:text-transform="uppercase" fo:color="#808080" loext:opacity="100%" style:font-name="Bitstream Vera Sans" fo:font-size="9pt" officeooo:rsid="008d016c" fo:background-color="transparent" loext:char-shading-value="0"/>
    </style:style>
    <style:style style:name="T94" style:family="text">
      <style:text-properties fo:text-transform="uppercase" fo:color="#808080" loext:opacity="100%" style:font-name="Bitstream Vera Sans" fo:font-size="9pt" officeooo:rsid="0181574a" fo:background-color="transparent" loext:char-shading-value="0"/>
    </style:style>
    <style:style style:name="T95" style:family="text">
      <style:text-properties fo:text-transform="uppercase" fo:color="#808080" loext:opacity="100%" style:font-name="Bitstream Vera Sans" fo:font-size="9pt" officeooo:rsid="01827f40" fo:background-color="transparent" loext:char-shading-value="0"/>
    </style:style>
    <style:style style:name="T96" style:family="text">
      <style:text-properties fo:text-transform="uppercase" fo:color="#808080" loext:opacity="100%" style:font-name="Bitstream Vera Sans" fo:font-size="9pt" officeooo:rsid="0177e18a" fo:background-color="transparent" loext:char-shading-value="0"/>
    </style:style>
    <style:style style:name="T97" style:family="text">
      <style:text-properties fo:text-transform="uppercase" fo:color="#808080" loext:opacity="100%" style:font-name="Bitstream Vera Sans" fo:font-size="9pt" officeooo:rsid="010f7046" fo:background-color="transparent" loext:char-shading-value="0"/>
    </style:style>
    <style:style style:name="T98" style:family="text">
      <style:text-properties fo:text-transform="uppercase" fo:color="#808080" loext:opacity="100%" style:font-name="Bitstream Vera Sans" fo:font-size="9pt" officeooo:rsid="01239129" fo:background-color="transparent" loext:char-shading-value="0"/>
    </style:style>
    <style:style style:name="T99" style:family="text">
      <style:text-properties fo:text-transform="uppercase" fo:color="#808080" loext:opacity="100%" style:font-name="Bitstream Vera Sans" fo:font-size="9pt" officeooo:rsid="01120261" fo:background-color="transparent" loext:char-shading-value="0"/>
    </style:style>
    <style:style style:name="T100" style:family="text">
      <style:text-properties fo:text-transform="uppercase" fo:color="#808080" loext:opacity="100%" style:font-name="Bitstream Vera Sans" fo:font-size="9pt" officeooo:rsid="010c4d3a" fo:background-color="transparent" loext:char-shading-value="0"/>
    </style:style>
    <style:style style:name="T101" style:family="text">
      <style:text-properties fo:text-transform="uppercase" fo:color="#808080" loext:opacity="100%" style:font-name="Bitstream Vera Sans" fo:font-size="9pt" officeooo:rsid="010d212a" fo:background-color="transparent" loext:char-shading-value="0"/>
    </style:style>
    <style:style style:name="T102" style:family="text">
      <style:text-properties fo:text-transform="uppercase" fo:color="#808080" loext:opacity="100%" style:font-name="Bitstream Vera Sans" fo:font-size="9pt" officeooo:rsid="01924125"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60d7ef" fo:background-color="transparent" loext:char-shading-value="0"/>
    </style:style>
    <style:style style:name="T105" style:family="text">
      <style:text-properties fo:text-transform="uppercase" fo:color="#808080" loext:opacity="100%" style:font-name="Bitstream Vera Sans" fo:font-size="9pt" officeooo:rsid="00d4df5c" fo:background-color="transparent" loext:char-shading-value="0"/>
    </style:style>
    <style:style style:name="T106" style:family="text">
      <style:text-properties fo:text-transform="uppercase" fo:color="#808080" loext:opacity="100%" style:font-name="Bitstream Vera Sans" fo:font-size="9pt" officeooo:rsid="01ecd3e3" fo:background-color="transparent" loext:char-shading-value="0"/>
    </style:style>
    <style:style style:name="T107" style:family="text">
      <style:text-properties fo:text-transform="uppercase" fo:color="#808080" loext:opacity="100%" style:font-name="Bitstream Vera Sans" fo:font-size="9pt" officeooo:rsid="01dfe97b" fo:background-color="transparent" loext:char-shading-value="0"/>
    </style:style>
    <style:style style:name="T108" style:family="text">
      <style:text-properties fo:text-transform="uppercase" fo:color="#808080" loext:opacity="100%" style:font-name="Bitstream Vera Sans" fo:font-size="9pt" officeooo:rsid="009e3fdd" fo:background-color="transparent" loext:char-shading-value="0"/>
    </style:style>
    <style:style style:name="T109" style:family="text">
      <style:text-properties fo:text-transform="uppercase" fo:color="#808080" loext:opacity="100%" style:font-name="Bitstream Vera Sans" fo:font-size="9pt" officeooo:rsid="00b5d2d1" fo:background-color="transparent" loext:char-shading-value="0"/>
    </style:style>
    <style:style style:name="T110" style:family="text">
      <style:text-properties fo:text-transform="uppercase" fo:color="#808080" loext:opacity="100%" style:font-name="Bitstream Vera Sans" fo:font-size="9pt" officeooo:rsid="00b6801f" fo:background-color="transparent" loext:char-shading-value="0"/>
    </style:style>
    <style:style style:name="T111" style:family="text">
      <style:text-properties fo:text-transform="uppercase" fo:color="#808080" loext:opacity="100%" style:font-name="Bitstream Vera Sans" fo:font-size="9pt" officeooo:rsid="01e10c40" fo:background-color="transparent" loext:char-shading-value="0"/>
    </style:style>
    <style:style style:name="T112" style:family="text">
      <style:text-properties fo:text-transform="uppercase" fo:color="#808080" loext:opacity="100%" style:font-name="Bitstream Vera Sans" fo:font-size="9pt" officeooo:rsid="019c9165" fo:background-color="transparent" loext:char-shading-value="0"/>
    </style:style>
    <style:style style:name="T113" style:family="text">
      <style:text-properties fo:text-transform="uppercase" fo:color="#808080" loext:opacity="100%" style:font-name="Bitstream Vera Sans" fo:font-size="9pt" officeooo:rsid="00863005" fo:background-color="transparent" loext:char-shading-value="0"/>
    </style:style>
    <style:style style:name="T114" style:family="text">
      <style:text-properties fo:text-transform="uppercase" fo:color="#808080" loext:opacity="100%" style:font-name="Bitstream Vera Sans" fo:font-size="9pt" officeooo:rsid="009c03d7" fo:background-color="transparent" loext:char-shading-value="0"/>
    </style:style>
    <style:style style:name="T115" style:family="text">
      <style:text-properties fo:text-transform="uppercase" fo:color="#808080" loext:opacity="100%" style:font-name="Bitstream Vera Sans" fo:font-size="9pt" officeooo:rsid="009206bf" fo:background-color="transparent" loext:char-shading-value="0"/>
    </style:style>
    <style:style style:name="T116" style:family="text">
      <style:text-properties fo:text-transform="uppercase" fo:color="#808080" loext:opacity="100%" style:font-name="Bitstream Vera Sans" fo:font-size="9pt" officeooo:rsid="01f8729d" fo:background-color="transparent" loext:char-shading-value="0"/>
    </style:style>
    <style:style style:name="T117" style:family="text">
      <style:text-properties fo:text-transform="uppercase" fo:color="#808080" loext:opacity="100%" style:font-name="Bitstream Vera Sans" fo:font-size="9pt" officeooo:rsid="016f3374" fo:background-color="transparent" loext:char-shading-value="0"/>
    </style:style>
    <style:style style:name="T118" style:family="text">
      <style:text-properties fo:text-transform="uppercase" fo:color="#808080" loext:opacity="100%" style:font-name="Bitstream Vera Sans" fo:font-size="9pt" officeooo:rsid="027e70e3" fo:background-color="transparent" loext:char-shading-value="0"/>
    </style:style>
    <style:style style:name="T119" style:family="text">
      <style:text-properties fo:text-transform="uppercase" fo:color="#808080" loext:opacity="100%" style:font-name="Bitstream Vera Sans" fo:font-size="9pt" officeooo:rsid="030c4d7d" fo:background-color="transparent" loext:char-shading-value="0"/>
    </style:style>
    <style:style style:name="T120" style:family="text">
      <style:text-properties fo:text-transform="uppercase" fo:color="#808080" loext:opacity="100%" style:font-name="Bitstream Vera Sans" fo:font-size="9pt" officeooo:rsid="0386731d" fo:background-color="transparent" loext:char-shading-value="0"/>
    </style:style>
    <style:style style:name="T121" style:family="text">
      <style:text-properties fo:text-transform="uppercase" fo:color="#808080" loext:opacity="100%" style:font-name="Bitstream Vera Sans" fo:font-size="9pt" officeooo:rsid="0334510d" fo:background-color="transparent" loext:char-shading-value="0"/>
    </style:style>
    <style:style style:name="T122" style:family="text">
      <style:text-properties fo:text-transform="uppercase" fo:color="#808080" loext:opacity="100%" style:font-name="Bitstream Vera Sans" fo:font-size="9pt" officeooo:rsid="033506eb" fo:background-color="transparent" loext:char-shading-value="0"/>
    </style:style>
    <style:style style:name="T123" style:family="text">
      <style:text-properties fo:text-transform="uppercase" fo:color="#808080" loext:opacity="100%" style:font-name="Bitstream Vera Sans" fo:font-size="9pt" officeooo:rsid="038bc026" fo:background-color="transparent" loext:char-shading-value="0"/>
    </style:style>
    <style:style style:name="T124" style:family="text">
      <style:text-properties fo:text-transform="uppercase" fo:color="#808080" loext:opacity="100%" style:font-name="Bitstream Vera Sans" fo:font-size="9pt" officeooo:rsid="038719cc" fo:background-color="transparent" loext:char-shading-value="0"/>
    </style:style>
    <style:style style:name="T125" style:family="text">
      <style:text-properties fo:text-transform="uppercase" fo:color="#808080" loext:opacity="100%" style:font-name="Bitstream Vera Sans" fo:font-size="9pt" officeooo:rsid="0313166c" fo:background-color="transparent" loext:char-shading-value="0"/>
    </style:style>
    <style:style style:name="T126" style:family="text">
      <style:text-properties fo:text-transform="uppercase" fo:color="#808080" loext:opacity="100%" style:font-name="Bitstream Vera Sans" fo:font-size="9pt" officeooo:rsid="030f34d6" fo:background-color="transparent" loext:char-shading-value="0"/>
    </style:style>
    <style:style style:name="T127" style:family="text">
      <style:text-properties fo:text-transform="uppercase" fo:color="#808080" loext:opacity="100%" style:font-name="Bitstream Vera Sans" fo:font-size="9pt" officeooo:rsid="009a8a6b" fo:background-color="transparent" loext:char-shading-value="0"/>
    </style:style>
    <style:style style:name="T128" style:family="text">
      <style:text-properties fo:text-transform="uppercase" fo:color="#808080" loext:opacity="100%" style:font-name="Bitstream Vera Sans" fo:font-size="9pt" officeooo:rsid="00fb4f81" fo:background-color="transparent" loext:char-shading-value="0"/>
    </style:style>
    <style:style style:name="T129" style:family="text">
      <style:text-properties fo:text-transform="uppercase" fo:color="#808080" loext:opacity="100%" style:font-name="Bitstream Vera Sans" fo:font-size="9pt" officeooo:rsid="0113c9a8" fo:background-color="transparent" loext:char-shading-value="0"/>
    </style:style>
    <style:style style:name="T130" style:family="text">
      <style:text-properties fo:text-transform="uppercase" fo:color="#808080" loext:opacity="100%" style:font-name="Bitstream Vera Sans" fo:font-size="9pt" officeooo:rsid="00d44bd3" fo:background-color="transparent" loext:char-shading-value="0"/>
    </style:style>
    <style:style style:name="T131" style:family="text">
      <style:text-properties fo:text-transform="uppercase" fo:color="#808080" loext:opacity="100%" style:font-name="Bitstream Vera Sans" fo:font-size="9pt" officeooo:rsid="00fda0e9" fo:background-color="transparent" loext:char-shading-value="0"/>
    </style:style>
    <style:style style:name="T132" style:family="text">
      <style:text-properties fo:text-transform="uppercase" fo:color="#808080" loext:opacity="100%" style:font-name="Bitstream Vera Sans" fo:font-size="9pt" officeooo:rsid="00ab054e" fo:background-color="transparent" loext:char-shading-value="0"/>
    </style:style>
    <style:style style:name="T133" style:family="text">
      <style:text-properties fo:text-transform="uppercase" fo:color="#808080" loext:opacity="100%" style:font-name="Bitstream Vera Sans" fo:font-size="9pt" officeooo:rsid="00b0f0c1" fo:background-color="transparent" loext:char-shading-value="0"/>
    </style:style>
    <style:style style:name="T134" style:family="text">
      <style:text-properties fo:text-transform="uppercase" fo:color="#808080" loext:opacity="100%" style:font-name="Bitstream Vera Sans" fo:font-size="9pt" officeooo:rsid="00f252bf" fo:background-color="transparent" loext:char-shading-value="0"/>
    </style:style>
    <style:style style:name="T135" style:family="text">
      <style:text-properties fo:text-transform="uppercase" fo:color="#808080" loext:opacity="100%" style:font-name="Bitstream Vera Sans" fo:font-size="9pt" officeooo:rsid="005cb084" fo:background-color="transparent" loext:char-shading-value="0"/>
    </style:style>
    <style:style style:name="T136" style:family="text">
      <style:text-properties fo:text-transform="uppercase" fo:color="#808080" loext:opacity="100%" style:font-name="Bitstream Vera Sans" fo:font-size="9pt" officeooo:rsid="00a59a60" fo:background-color="transparent" loext:char-shading-value="0"/>
    </style:style>
    <style:style style:name="T137" style:family="text">
      <style:text-properties fo:text-transform="uppercase" fo:color="#808080" loext:opacity="100%" style:font-name="Bitstream Vera Sans" fo:font-size="9pt" officeooo:rsid="01fbd77d" fo:background-color="transparent" loext:char-shading-value="0"/>
    </style:style>
    <style:style style:name="T138" style:family="text">
      <style:text-properties fo:text-transform="uppercase" fo:color="#808080" loext:opacity="100%" style:font-name="Bitstream Vera Sans" fo:font-size="9pt" officeooo:rsid="00b3f5fc" fo:background-color="transparent" loext:char-shading-value="0"/>
    </style:style>
    <style:style style:name="T139" style:family="text">
      <style:text-properties fo:text-transform="uppercase" fo:color="#808080" loext:opacity="100%" style:font-name="Bitstream Vera Sans" fo:font-size="9pt" officeooo:rsid="013d813f" fo:background-color="transparent" loext:char-shading-value="0"/>
    </style:style>
    <style:style style:name="T140" style:family="text">
      <style:text-properties fo:text-transform="uppercase" fo:color="#808080" loext:opacity="100%" style:font-name="Bitstream Vera Sans" fo:font-size="9pt" officeooo:rsid="0108f339" fo:background-color="transparent" loext:char-shading-value="0"/>
    </style:style>
    <style:style style:name="T141" style:family="text">
      <style:text-properties fo:text-transform="uppercase" fo:color="#808080" loext:opacity="100%" style:font-name="Bitstream Vera Sans" fo:font-size="9pt" officeooo:rsid="0054f64f" fo:background-color="transparent" loext:char-shading-value="0"/>
    </style:style>
    <style:style style:name="T142" style:family="text">
      <style:text-properties fo:text-transform="uppercase" fo:color="#808080" loext:opacity="100%" style:font-name="Bitstream Vera Sans" fo:font-size="9pt" officeooo:rsid="007ae147" fo:background-color="transparent" loext:char-shading-value="0"/>
    </style:style>
    <style:style style:name="T143" style:family="text">
      <style:text-properties fo:text-transform="uppercase" fo:color="#808080" loext:opacity="100%" style:font-name="Bitstream Vera Sans" fo:font-size="9pt" officeooo:rsid="007d7a6f" fo:background-color="transparent" loext:char-shading-value="0"/>
    </style:style>
    <style:style style:name="T144" style:family="text">
      <style:text-properties fo:text-transform="uppercase" fo:color="#808080" loext:opacity="100%" style:font-name="Bitstream Vera Sans" fo:font-size="9pt" officeooo:rsid="02a682f9" fo:background-color="transparent" loext:char-shading-value="0"/>
    </style:style>
    <style:style style:name="T145" style:family="text">
      <style:text-properties fo:text-transform="uppercase" fo:color="#808080" loext:opacity="100%" style:font-name="Bitstream Vera Sans" fo:font-size="9pt" officeooo:rsid="029013f4" fo:background-color="transparent" loext:char-shading-value="0"/>
    </style:style>
    <style:style style:name="T146"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officeooo:rsid="010c4d3a"/>
    </style:style>
    <style:style style:name="T149" style:family="text">
      <style:text-properties officeooo:rsid="00b6801f"/>
    </style:style>
    <style:style style:name="T150" style:family="text">
      <style:text-properties fo:font-size="16pt" style:font-size-asian="16pt" style:font-size-complex="16pt"/>
    </style:style>
    <style:style style:name="T151" style:family="text">
      <style:text-properties officeooo:rsid="01f8729d"/>
    </style:style>
    <style:style style:name="T152" style:family="text">
      <style:text-properties officeooo:rsid="01b6dc57"/>
    </style:style>
    <style:style style:name="T153" style:family="text">
      <style:text-properties officeooo:rsid="00b5d2d1"/>
    </style:style>
    <style:style style:name="T154" style:family="text">
      <style:text-properties officeooo:rsid="015f088a"/>
    </style:style>
    <style:style style:name="T155" style:family="text">
      <style:text-properties officeooo:rsid="0160d7ef"/>
    </style:style>
    <style:style style:name="T156" style:family="text">
      <style:text-properties officeooo:rsid="02735980"/>
    </style:style>
    <style:style style:name="T157" style:family="text">
      <style:text-properties officeooo:rsid="02757f12"/>
    </style:style>
    <style:style style:name="T158" style:family="text">
      <style:text-properties officeooo:rsid="0272f9e5"/>
    </style:style>
    <style:style style:name="T159" style:family="text">
      <style:text-properties officeooo:rsid="026ec296"/>
    </style:style>
    <style:style style:name="T160" style:family="text">
      <style:text-properties officeooo:rsid="0268e0aa"/>
    </style:style>
    <style:style style:name="T161" style:family="text">
      <style:text-properties officeooo:rsid="0072f07f"/>
    </style:style>
    <style:style style:name="T16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63" style:family="text">
      <style:text-properties officeooo:rsid="014407b5"/>
    </style:style>
    <style:style style:name="T164" style:family="text">
      <style:text-properties officeooo:rsid="028152fd"/>
    </style:style>
    <style:style style:name="T165" style:family="text">
      <style:text-properties officeooo:rsid="0334a5be"/>
    </style:style>
    <style:style style:name="T166" style:family="text">
      <style:text-properties officeooo:rsid="0315af39"/>
    </style:style>
    <style:style style:name="T167" style:family="text">
      <style:text-properties officeooo:rsid="008d016c"/>
    </style:style>
    <style:style style:name="T168" style:family="text">
      <style:text-properties officeooo:rsid="009e3fdd"/>
    </style:style>
    <style:style style:name="T169" style:family="text">
      <style:text-properties officeooo:rsid="00a4cf55"/>
    </style:style>
    <style:style style:name="T170" style:family="text">
      <style:text-properties officeooo:rsid="005a3fa8"/>
    </style:style>
    <style:style style:name="T171" style:family="text">
      <style:text-properties officeooo:rsid="00415f3a"/>
    </style:style>
    <style:style style:name="T172" style:family="text">
      <style:text-properties officeooo:rsid="00386ebd"/>
    </style:style>
    <style:style style:name="T173"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T174"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T175" style:family="text">
      <style:text-properties officeooo:rsid="00a59a60"/>
    </style:style>
    <style:style style:name="T176" style:family="text">
      <style:text-properties officeooo:rsid="01fe03f2"/>
    </style:style>
    <style:style style:name="T177" style:family="text">
      <style:text-properties officeooo:rsid="0096b4e2"/>
    </style:style>
    <style:style style:name="T178" style:family="text">
      <style:text-properties officeooo:rsid="0032e83a"/>
    </style:style>
    <style:style style:name="T179" style:family="text">
      <style:text-properties officeooo:rsid="002b33ed"/>
    </style:style>
    <style:style style:name="T180" style:family="text">
      <style:text-properties officeooo:rsid="00a59037"/>
    </style:style>
    <style:style style:name="T181" style:family="text">
      <style:text-properties officeooo:rsid="0277791e"/>
    </style:style>
    <style:style style:name="T182" style:family="text"/>
    <style:style style:name="T183" style:family="text">
      <style:text-properties fo:color="#ffffff" loext:opacity="100%" style:font-name="Bitstream Vera Sans2" fo:font-size="16pt" fo:font-weight="bold" style:font-size-asian="16pt" style:font-weight-asian="bold" style:font-size-complex="16pt" style:font-weight-complex="bold"/>
    </style:style>
    <style:style style:name="T184" style:family="text">
      <style:text-properties fo:color="#ffffff" loext:opacity="100%" style:font-name="Bitstream Vera Sans2" fo:font-size="11pt" fo:font-weight="bold" style:font-size-asian="11pt" style:font-weight-asian="bold" style:font-size-complex="11pt" style:font-weight-complex="bold"/>
    </style:style>
    <style:style style:name="T185"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699cm">
          <style:column-sep style:width="0.035cm" style:color="#d7e12c" style:height="100%" style:style="solid"/>
          <style:column style:rel-width="32767*" fo:start-indent="0cm" fo:end-indent="0.349cm"/>
          <style:column style:rel-width="32768*" fo:start-indent="0.349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style:run-through="foreground" style:wrap="parallel" style:number-wrapped-paragraphs="no-limit" style:wrap-contour="false" style:vertical-pos="from-top" style:vertical-rel="page" style:horizontal-pos="from-left" style:horizontal-rel="page" draw:wrap-influence-on-position="once-concurrent" loext:allow-overlap="false" style:flow-with-text="false"/>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justify" draw:textarea-vertical-align="middle" draw:auto-grow-height="false" fo:min-height="1.473cm" fo:min-width="1.461cm"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33333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justify" draw:textarea-vertical-align="middle" draw:auto-grow-height="false" fo:min-height="1.473cm" fo:min-width="1.461cm"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solid" draw:fill-color="#ff660d"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justify" draw:textarea-vertical-align="middle" draw:auto-grow-height="false" fo:min-height="1.125cm" fo:min-width="1.065cm"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solid" draw:fill-color="#666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justify" draw:textarea-vertical-align="middle" draw:auto-grow-height="false" fo:min-height="1.125cm" fo:min-width="1.065cm"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ffa666"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justify" draw:textarea-vertical-align="middle" draw:auto-grow-height="false" fo:min-height="0.774cm" fo:min-width="0.672cm"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justify" draw:textarea-vertical-align="middle" draw:auto-grow-height="false" fo:min-height="0.774cm" fo:min-width="0.672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ffe6b3"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0.427cm" fo:min-width="0.272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427cm" fo:min-width="0.272cm"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33"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9"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2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dash" draw:stroke-dash="Dot"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dash" draw:stroke-dash="Dot"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dash" draw:stroke-dash="Dash" svg:stroke-width="0cm" svg:stroke-color="#000000" draw:marker-start="" draw:marker-start-width="0.199cm" draw:marker-start-center="false" draw:marker-end="" draw:marker-end-width="0.199cm" draw:marker-end-center="false" draw:fill="solid" draw:fill-color="#9d0f89"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45"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46"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48"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49"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0" style:family="graphic">
      <style:graphic-properties draw:stroke="dash" draw:stroke-dash="Dash" svg:stroke-width="0cm" svg:stroke-color="#000000" draw:marker-start="" draw:marker-start-width="0.199cm" draw:marker-start-center="false" draw:marker-end="" draw:marker-end-width="0.199cm" draw:marker-end-center="false" draw:fill="solid" draw:fill-color="#e8c32a"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1"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2" style:family="graphic">
      <style:graphic-properties draw:stroke="dash" draw:stroke-dash="Dash" svg:stroke-width="0cm" svg:stroke-color="#000000" draw:marker-start="" draw:marker-start-width="0.199cm" draw:marker-start-center="false" draw:marker-end="" draw:marker-end-width="0.199cm" draw:marker-end-center="false" draw:fill="solid" draw:fill-color="#ff660d"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3"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50%" draw:textarea-horizontal-align="justify" draw:textarea-vertical-align="middle" fo:padding-top="0.125cm" fo:padding-bottom="0.125cm" fo:padding-left="0.25cm" fo:padding-right="0.25cm" draw:shadow="hidden" draw:shadow-offset-x="0.199cm" draw:shadow-offset-y="0.199cm" draw:shadow-color="#808080" draw:shadow-opacity="50%" style:run-through="foreground"/>
    </style:style>
    <style:style style:name="gr54"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40%" draw:textarea-horizontal-align="justify" draw:textarea-vertical-align="middle" fo:padding-top="0.125cm" fo:padding-bottom="0.125cm" fo:padding-left="0.25cm" fo:padding-right="0.25cm" draw:shadow="hidden" draw:shadow-offset-x="0.199cm" draw:shadow-offset-y="0.199cm" draw:shadow-color="#808080" draw:shadow-opacity="40%" style:run-through="foreground"/>
    </style:style>
    <style:style style:name="gr55"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30%" draw:textarea-horizontal-align="justify" draw:textarea-vertical-align="middle" fo:padding-top="0.125cm" fo:padding-bottom="0.125cm" fo:padding-left="0.25cm" fo:padding-right="0.25cm" draw:shadow="hidden" draw:shadow-offset-x="0.199cm" draw:shadow-offset-y="0.199cm" draw:shadow-color="#808080" draw:shadow-opacity="30%" style:run-through="foreground"/>
    </style:style>
    <style:style style:name="gr56"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20%" draw:textarea-horizontal-align="justify" draw:textarea-vertical-align="middle" fo:padding-top="0.125cm" fo:padding-bottom="0.125cm" fo:padding-left="0.25cm" fo:padding-right="0.25cm" draw:shadow="hidden" draw:shadow-offset-x="0.199cm" draw:shadow-offset-y="0.199cm" draw:shadow-color="#808080" draw:shadow-opacity="20%" style:run-through="foreground"/>
    </style:style>
    <style:style style:name="gr57" style:family="graphic">
      <style:graphic-properties draw:stroke="dash" draw:stroke-dash="Dash" svg:stroke-width="0cm" svg:stroke-color="#000000" draw:marker-start="" draw:marker-start-width="0.199cm" draw:marker-start-center="false" draw:marker-end="" draw:marker-end-width="0.199cm" draw:marker-end-center="false" draw:fill="solid" draw:fill-color="#7fb241" draw:opacity="10%" draw:textarea-horizontal-align="justify" draw:textarea-vertical-align="middle" fo:padding-top="0.125cm" fo:padding-bottom="0.125cm" fo:padding-left="0.25cm" fo:padding-right="0.25cm" draw:shadow="hidden" draw:shadow-offset-x="0.199cm" draw:shadow-offset-y="0.199cm" draw:shadow-color="#808080" draw:shadow-opacity="1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0" style:family="graphic">
      <style:graphic-properties draw:stroke="none" draw:fill="solid" draw:fill-color="#d7e12c" style:run-through="foreground" style:wrap="none"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 draw:z-index="196" draw:name="Forme7_5" draw:style-name="gr12">
        <draw:custom-shape draw:style-name="gr13" draw:text-style-name="P121" svg:width="1.98cm" svg:height="1.745cm" svg:x="17.425cm" svg:y="17.198cm">
          <text:p/>
          <draw:enhanced-geometry svg:viewBox="0 0 21600 21600" draw:mirror-horizontal="false" draw:mirror-vertical="false" draw:type="rectangle" draw:enhanced-path="M 0 0 L 21600 0 21600 21600 0 21600 0 0 Z N"/>
        </draw:custom-shape>
        <draw:polygon draw:style-name="gr14" draw:text-style-name="P121" svg:width="0.879cm" svg:height="2.228cm" svg:x="19.401cm" svg:y="16.714cm" svg:viewBox="0 0 880 2229" draw:points="0,2229 880,1744 880,0 0,485">
          <text:p/>
        </draw:polygon>
        <draw:line draw:style-name="gr14" draw:text-style-name="P121" svg:x1="17.425cm" svg:y1="17.199cm" svg:x2="18.305cm" svg:y2="16.714cm">
          <text:p/>
        </draw:line>
        <draw:polygon draw:style-name="gr14" draw:text-style-name="P121" svg:width="2.858cm" svg:height="0.484cm" svg:x="17.425cm" svg:y="16.714cm" svg:viewBox="0 0 2859 485" draw:points="0,485 880,0 2859,0 1980,485">
          <text:p/>
        </draw:polygon>
        <draw:custom-shape draw:style-name="gr15" draw:text-style-name="P122" svg:width="1.98cm" svg:height="1.745cm" svg:x="17.425cm" svg:y="17.198cm">
          <text:p/>
          <draw:enhanced-geometry svg:viewBox="0 0 21600 21600" draw:mirror-horizontal="false" draw:mirror-vertical="false" draw:type="rectangle" draw:enhanced-path="M 0 0 L 21600 0 21600 21600 0 21600 0 0 Z N"/>
        </draw:custom-shape>
        <draw:polygon draw:style-name="gr16" draw:text-style-name="P122" svg:width="0.879cm" svg:height="2.228cm" svg:x="19.401cm" svg:y="16.714cm" svg:viewBox="0 0 880 2229" draw:points="0,2229 880,1744 880,0 0,485">
          <text:p/>
        </draw:polygon>
        <draw:line draw:style-name="gr14" draw:text-style-name="P121" svg:x1="17.425cm" svg:y1="17.199cm" svg:x2="18.305cm" svg:y2="16.714cm">
          <text:p/>
        </draw:line>
        <draw:polygon draw:style-name="gr16" draw:text-style-name="P122" svg:width="2.858cm" svg:height="0.484cm" svg:x="17.425cm" svg:y="16.714cm" svg:viewBox="0 0 2859 485" draw:points="0,485 880,0 2859,0 1980,485">
          <text:p/>
        </draw:polygon>
        <draw:custom-shape draw:style-name="gr17" draw:text-style-name="P123" svg:width="1.585cm" svg:height="1.398cm" svg:x="17.711cm" svg:y="15.736cm">
          <text:p/>
          <draw:enhanced-geometry svg:viewBox="0 0 21600 21600" draw:mirror-horizontal="false" draw:mirror-vertical="false" draw:type="rectangle" draw:enhanced-path="M 0 0 L 21600 0 21600 21600 0 21600 0 0 Z N"/>
        </draw:custom-shape>
        <draw:polygon draw:style-name="gr18" draw:text-style-name="P123" svg:width="0.703cm" svg:height="1.782cm" svg:x="19.295cm" svg:y="15.347cm" svg:viewBox="0 0 704 1783" draw:points="0,1783 704,1396 704,0 0,387">
          <text:p/>
        </draw:polygon>
        <draw:line draw:style-name="gr18" draw:text-style-name="P123" svg:x1="17.713cm" svg:y1="15.734cm" svg:x2="18.417cm" svg:y2="15.347cm">
          <text:p/>
        </draw:line>
        <draw:polygon draw:style-name="gr18" draw:text-style-name="P123" svg:width="2.286cm" svg:height="0.386cm" svg:x="17.713cm" svg:y="15.347cm" svg:viewBox="0 0 2287 387" draw:points="0,387 704,0 2287,0 1584,387">
          <text:p/>
        </draw:polygon>
        <draw:custom-shape draw:style-name="gr19" draw:text-style-name="P124" svg:width="1.585cm" svg:height="1.398cm" svg:x="17.711cm" svg:y="15.736cm">
          <text:p/>
          <draw:enhanced-geometry svg:viewBox="0 0 21600 21600" draw:mirror-horizontal="false" draw:mirror-vertical="false" draw:type="rectangle" draw:enhanced-path="M 0 0 L 21600 0 21600 21600 0 21600 0 0 Z N"/>
        </draw:custom-shape>
        <draw:polygon draw:style-name="gr20" draw:text-style-name="P124" svg:width="0.703cm" svg:height="1.782cm" svg:x="19.295cm" svg:y="15.347cm" svg:viewBox="0 0 704 1783" draw:points="0,1783 704,1396 704,0 0,387">
          <text:p/>
        </draw:polygon>
        <draw:line draw:style-name="gr18" draw:text-style-name="P123" svg:x1="17.713cm" svg:y1="15.734cm" svg:x2="18.417cm" svg:y2="15.347cm">
          <text:p/>
        </draw:line>
        <draw:polygon draw:style-name="gr20" draw:text-style-name="P124" svg:width="2.286cm" svg:height="0.386cm" svg:x="17.713cm" svg:y="15.347cm" svg:viewBox="0 0 2287 387" draw:points="0,387 704,0 2287,0 1584,387">
          <text:p/>
        </draw:polygon>
        <draw:custom-shape draw:style-name="gr21" draw:text-style-name="P125" svg:width="1.191cm" svg:height="1.047cm" svg:x="17.998cm" svg:y="14.621cm">
          <text:p/>
          <draw:enhanced-geometry svg:viewBox="0 0 21600 21600" draw:mirror-horizontal="false" draw:mirror-vertical="false" draw:type="rectangle" draw:enhanced-path="M 0 0 L 21600 0 21600 21600 0 21600 0 0 Z N"/>
        </draw:custom-shape>
        <draw:polygon draw:style-name="gr22" draw:text-style-name="P125" svg:width="0.527cm" svg:height="1.337cm" svg:x="19.184cm" svg:y="14.329cm" svg:viewBox="0 0 528 1338" draw:points="0,1338 528,1046 528,0 0,290">
          <text:p/>
        </draw:polygon>
        <draw:line draw:style-name="gr22" draw:text-style-name="P125" svg:x1="17.997cm" svg:y1="14.619cm" svg:x2="18.525cm" svg:y2="14.329cm">
          <text:p/>
        </draw:line>
        <draw:polygon draw:style-name="gr22" draw:text-style-name="P125" svg:width="1.715cm" svg:height="0.289cm" svg:x="17.997cm" svg:y="14.329cm" svg:viewBox="0 0 1716 290" draw:points="0,290 528,0 1716,0 1188,290">
          <text:p/>
        </draw:polygon>
        <draw:custom-shape draw:style-name="gr23" draw:text-style-name="P126" svg:width="1.191cm" svg:height="1.047cm" svg:x="17.998cm" svg:y="14.621cm">
          <text:p/>
          <draw:enhanced-geometry svg:viewBox="0 0 21600 21600" draw:mirror-horizontal="false" draw:mirror-vertical="false" draw:type="rectangle" draw:enhanced-path="M 0 0 L 21600 0 21600 21600 0 21600 0 0 Z N"/>
        </draw:custom-shape>
        <draw:polygon draw:style-name="gr24" draw:text-style-name="P126" svg:width="0.527cm" svg:height="1.337cm" svg:x="19.184cm" svg:y="14.329cm" svg:viewBox="0 0 528 1338" draw:points="0,1338 528,1046 528,0 0,290">
          <text:p/>
        </draw:polygon>
        <draw:line draw:style-name="gr22" draw:text-style-name="P125" svg:x1="17.997cm" svg:y1="14.619cm" svg:x2="18.525cm" svg:y2="14.329cm">
          <text:p/>
        </draw:line>
        <draw:polygon draw:style-name="gr24" draw:text-style-name="P126" svg:width="1.715cm" svg:height="0.289cm" svg:x="17.997cm" svg:y="14.329cm" svg:viewBox="0 0 1716 290" draw:points="0,290 528,0 1716,0 1188,290">
          <text:p/>
        </draw:polygon>
        <draw:custom-shape draw:style-name="gr25" draw:text-style-name="P127" svg:width="0.791cm" svg:height="0.699cm" svg:x="18.284cm" svg:y="13.854cm">
          <text:p/>
          <draw:enhanced-geometry svg:viewBox="0 0 21600 21600" draw:mirror-horizontal="false" draw:mirror-vertical="false" draw:type="rectangle" draw:enhanced-path="M 0 0 L 21600 0 21600 21600 0 21600 0 0 Z N"/>
        </draw:custom-shape>
        <draw:polygon draw:style-name="gr26" draw:text-style-name="P127" svg:width="0.351cm" svg:height="0.891cm" svg:x="19.071cm" svg:y="13.66cm" svg:viewBox="0 0 352 892" draw:points="0,892 352,698 352,0 0,194">
          <text:p/>
        </draw:polygon>
        <draw:line draw:style-name="gr26" draw:text-style-name="P127" svg:x1="18.279cm" svg:y1="13.854cm" svg:x2="18.631cm" svg:y2="13.66cm">
          <text:p/>
        </draw:line>
        <draw:polygon draw:style-name="gr26" draw:text-style-name="P127" svg:width="1.143cm" svg:height="0.193cm" svg:x="18.279cm" svg:y="13.66cm" svg:viewBox="0 0 1144 194" draw:points="0,194 352,0 1144,0 792,194">
          <text:p/>
        </draw:polygon>
        <draw:custom-shape draw:style-name="gr27" draw:text-style-name="P128" svg:width="0.791cm" svg:height="0.699cm" svg:x="18.284cm" svg:y="13.854cm">
          <text:p/>
          <draw:enhanced-geometry svg:viewBox="0 0 21600 21600" draw:mirror-horizontal="false" draw:mirror-vertical="false" draw:type="rectangle" draw:enhanced-path="M 0 0 L 21600 0 21600 21600 0 21600 0 0 Z N"/>
        </draw:custom-shape>
        <draw:polygon draw:style-name="gr28" draw:text-style-name="P128" svg:width="0.351cm" svg:height="0.891cm" svg:x="19.071cm" svg:y="13.66cm" svg:viewBox="0 0 352 892" draw:points="0,892 352,698 352,0 0,194">
          <text:p/>
        </draw:polygon>
        <draw:line draw:style-name="gr26" draw:text-style-name="P127" svg:x1="18.279cm" svg:y1="13.854cm" svg:x2="18.631cm" svg:y2="13.66cm">
          <text:p/>
        </draw:line>
        <draw:polygon draw:style-name="gr28" draw:text-style-name="P128" svg:width="1.143cm" svg:height="0.193cm" svg:x="18.279cm" svg:y="13.66cm" svg:viewBox="0 0 1144 194" draw:points="0,194 352,0 1144,0 792,194">
          <text:p/>
        </draw:polygon>
      </draw:g>
      <draw:line text:anchor-type="page" text:anchor-page-number="1" draw:z-index="9" draw:name="Shape3_0" draw:style-name="gr35" draw:text-style-name="P115" svg:x1="7.331cm" svg:y1="1.382cm" svg:x2="21.961cm" svg:y2="1.356cm">
        <text:p/>
      </draw:line>
      <draw:frame text:anchor-type="page" text:anchor-page-number="2" draw:z-index="8" draw:name="Shape2_0" draw:style-name="gr36" draw:text-style-name="P134" svg:width="3.918cm" svg:height="1.031cm" draw:transform="rotate (0.0876155284501153) translate (0.137583333333333cm 0.342194444444444cm)">
        <draw:text-box>
          <text:p text:style-name="P115"><text:span text:style-name="T184">Fiche supplémentaire</text:span></text:p>
        </draw:text-box>
      </draw:frame>
      <draw:frame text:anchor-type="page" text:anchor-page-number="1" draw:z-index="7" draw:name="Shape2_1" draw:style-name="gr36" draw:text-style-name="P134" svg:width="3.918cm" svg:height="1.031cm" draw:transform="rotate (0.0876155284501153) translate (0.137583333333333cm 0.342194444444444cm)">
        <draw:text-box>
          <text:p text:style-name="P115"><text:span text:style-name="T184">Fiche supplémentaire</text:span></text:p>
        </draw:text-box>
      </draw:frame>
      <draw:line text:anchor-type="page" text:anchor-page-number="2" draw:z-index="5" draw:name="Shape3_4" draw:style-name="gr35" draw:text-style-name="P115" svg:x1="7.331cm" svg:y1="1.382cm" svg:x2="21.961cm" svg:y2="1.356cm">
        <text:p/>
      </draw:line>
      <draw:frame text:anchor-type="page" text:anchor-page-number="2" draw:z-index="4" draw:name="Shape8_3" draw:style-name="gr59" draw:text-style-name="P129" svg:width="2.703cm" svg:height="0.715cm" draw:transform="rotate (0.0872664625997165) translate (1.32644444444444cm 1.21884722222222cm)">
        <draw:text-box>
          <text:p text:style-name="P115"><text:span text:style-name="T183">Série 7</text:span></text:p>
        </draw:text-box>
      </draw:frame>
      <draw:path text:anchor-type="page" text:anchor-page-number="2" draw:z-index="3" draw:name="Shape1_0" draw:style-name="gr60" draw:text-style-name="P117" svg:width="4.329cm" svg:height="2.24cm" svg:x="0cm" svg:y="0cm" svg:viewBox="0 0 4330 2241" svg:d="M0 2241l3984-288c209-15 363-168 345-342l-170-1611h-4159z">
        <text:p/>
      </draw:path>
      <draw:frame text:anchor-type="page" text:anchor-page-number="2" draw:z-index="2" draw:name="Shape8_1" draw:style-name="gr59" draw:text-style-name="P129" svg:width="2.703cm" svg:height="0.715cm" draw:transform="rotate (0.0872664625997165) translate (1.32644444444444cm 1.21884722222222cm)">
        <draw:text-box>
          <text:p text:style-name="P115"><text:span text:style-name="T183">Série 2</text:span></text:p>
        </draw:text-box>
      </draw:frame>
      <draw:frame text:anchor-type="page" text:anchor-page-number="1" draw:z-index="1" draw:name="Shape8_0" draw:style-name="gr59" draw:text-style-name="P129" svg:width="2.703cm" svg:height="0.715cm" draw:transform="rotate (0.0872664625997165) translate (1.32644444444444cm 1.21884722222222cm)">
        <draw:text-box>
          <text:p text:style-name="P115"><text:span text:style-name="T183">Série 7</text:span></text:p>
        </draw:text-box>
      </draw:frame>
      <draw:path text:anchor-type="page" text:anchor-page-number="1" draw:z-index="0" draw:name="Shape1" draw:style-name="gr60" draw:text-style-name="P117" svg:width="4.329cm" svg:height="2.24cm" svg:x="0cm" svg:y="0cm" svg:viewBox="0 0 4330 2241" svg:d="M0 2241l3984-288c209-15 363-168 345-342l-170-1611h-4159z">
        <text:p/>
      </draw:path>
      <text:section text:style-name="Sect1" text:name="Section11">
        <text:section text:style-name="Sect2" text:name="Section12">
          <text:section text:style-name="Sect2" text:name="Section13">
            <text:list xml:id="list636338403" text:style-name="_5f_Numérotation_20_des_20_exercices">
              <text:list-item text:start-value="1">
                <text:h text:style-name="P112" text:outline-level="1" text:restart-numbering="true" text:start-value="1">Pourquoi multiplier par 1000 ?</text:h>
              </text:list-item>
            </text:list>
            <text:h text:style-name="_5f_Paragraphe" text:outline-level="1"><text:span text:style-name="_5f_Caractères">Compléter</text:span> :</text:h>
            <text:list xml:id="list172242202818195" text:continue-numbering="true" text:style-name="_5f_Numérotation_20_des_20_exercices">
              <text:list-item>
                <text:list>
                  <text:list-item>
                    <text:p text:style-name="P108"><draw:g text:anchor-type="paragraph" draw:z-index="6" draw:name="Shape2" draw:style-name="gr37"><draw:line draw:style-name="gr38" draw:text-style-name="P135" svg:x1="4.29cm" svg:y1="3.178cm" svg:x2="4.29cm" svg:y2="11.308cm"><text:p/></draw:line><draw:line draw:style-name="gr38" draw:text-style-name="P135" svg:x1="4.311cm" svg:y1="3.178cm" svg:x2="11.298cm" svg:y2="3.178cm"><text:p/></draw:line><draw:line draw:style-name="gr38" draw:text-style-name="P135" svg:x1="11.298cm" svg:y1="11.308cm" svg:x2="11.298cm" svg:y2="3.178cm"><text:p/></draw:line><draw:line draw:style-name="gr38" draw:text-style-name="P135" svg:x1="11.297cm" svg:y1="11.31cm" svg:x2="4.29cm" svg:y2="11.31cm"><text:p/></draw:line><draw:line draw:style-name="gr39" draw:text-style-name="P135" svg:x1="11.297cm" svg:y1="10.495cm" svg:x2="4.29cm" svg:y2="10.495cm"><text:p/></draw:line><draw:line draw:style-name="gr39" draw:text-style-name="P135" svg:x1="11.297cm" svg:y1="8.869cm" svg:x2="4.29cm" svg:y2="8.869cm"><text:p/></draw:line><draw:line draw:style-name="gr39" draw:text-style-name="P135" svg:x1="11.297cm" svg:y1="10.495cm" svg:x2="4.29cm" svg:y2="10.495cm"><text:p/></draw:line><draw:line draw:style-name="gr39" draw:text-style-name="P135" svg:x1="11.297cm" svg:y1="9.682cm" svg:x2="4.29cm" svg:y2="9.682cm"><text:p/></draw:line><draw:line draw:style-name="gr39" draw:text-style-name="P135" svg:x1="11.297cm" svg:y1="8.056cm" svg:x2="4.29cm" svg:y2="8.056cm"><text:p/></draw:line><draw:line draw:style-name="gr39" draw:text-style-name="P135" svg:x1="11.297cm" svg:y1="7.243cm" svg:x2="4.29cm" svg:y2="7.243cm"><text:p/></draw:line><draw:line draw:style-name="gr39" draw:text-style-name="P135" svg:x1="11.297cm" svg:y1="6.431cm" svg:x2="4.29cm" svg:y2="6.431cm"><text:p/></draw:line><draw:line draw:style-name="gr39" draw:text-style-name="P135" svg:x1="11.297cm" svg:y1="5.617cm" svg:x2="4.29cm" svg:y2="5.617cm"><text:p/></draw:line><draw:line draw:style-name="gr39" draw:text-style-name="P135" svg:x1="11.297cm" svg:y1="4.804cm" svg:x2="4.29cm" svg:y2="4.804cm"><text:p/></draw:line><draw:line draw:style-name="gr39" draw:text-style-name="P135" svg:x1="11.297cm" svg:y1="3.991cm" svg:x2="4.29cm" svg:y2="3.991cm"><text:p/></draw:line><draw:line draw:style-name="gr39" draw:text-style-name="P135" svg:x1="4.992cm" svg:y1="11.308cm" svg:x2="4.992cm" svg:y2="3.178cm"><text:p/></draw:line><draw:line draw:style-name="gr39" draw:text-style-name="P135" svg:x1="5.693cm" svg:y1="11.308cm" svg:x2="5.693cm" svg:y2="3.178cm"><text:p/></draw:line><draw:line draw:style-name="gr39" draw:text-style-name="P135" svg:x1="6.394cm" svg:y1="11.308cm" svg:x2="6.394cm" svg:y2="3.178cm"><text:p/></draw:line><draw:line draw:style-name="gr39" draw:text-style-name="P135" svg:x1="7.094cm" svg:y1="11.308cm" svg:x2="7.094cm" svg:y2="3.178cm"><text:p/></draw:line><draw:line draw:style-name="gr39" draw:text-style-name="P135" svg:x1="7.793cm" svg:y1="11.308cm" svg:x2="7.793cm" svg:y2="3.178cm"><text:p/></draw:line><draw:line draw:style-name="gr39" draw:text-style-name="P135" svg:x1="8.495cm" svg:y1="11.308cm" svg:x2="8.495cm" svg:y2="3.178cm"><text:p/></draw:line><draw:line draw:style-name="gr39" draw:text-style-name="P135" svg:x1="9.196cm" svg:y1="11.308cm" svg:x2="9.196cm" svg:y2="3.178cm"><text:p/></draw:line><draw:line draw:style-name="gr39" draw:text-style-name="P135" svg:x1="9.897cm" svg:y1="11.308cm" svg:x2="9.897cm" svg:y2="3.178cm"><text:p/></draw:line><draw:line draw:style-name="gr39" draw:text-style-name="P135" svg:x1="10.598cm" svg:y1="11.308cm" svg:x2="10.598cm" svg:y2="3.178cm"><text:p/></draw:line><draw:frame draw:style-name="gr40" draw:text-style-name="P137" svg:width="0.772cm" svg:height="0.733cm" svg:x="3.741cm" svg:y="2.6cm"><draw:text-box><text:p text:style-name="P136"><text:span text:style-name="T185">A</text:span></text:p></draw:text-box></draw:frame><draw:frame draw:style-name="gr40" draw:text-style-name="P137" svg:width="0.772cm" svg:height="0.733cm" svg:x="10.7cm" svg:y="3.098cm"><draw:text-box><text:p text:style-name="P136"><text:span text:style-name="T185">B</text:span></text:p></draw:text-box></draw:frame><draw:frame draw:style-name="gr40" draw:text-style-name="P137" svg:width="0.77cm" svg:height="0.733cm" svg:x="11.229cm" svg:y="11.146cm"><draw:text-box><text:p text:style-name="P136"><text:span text:style-name="T185">C</text:span></text:p></draw:text-box></draw:frame><draw:frame draw:style-name="gr40" draw:text-style-name="P137" svg:width="0.772cm" svg:height="0.733cm" svg:x="3.801cm" svg:y="11.146cm"><draw:text-box><text:p text:style-name="P136"><text:span text:style-name="T185">D</text:span></text:p></draw:text-box></draw:frame><draw:line draw:style-name="gr38" draw:text-style-name="P135" svg:x1="4.311cm" svg:y1="3.178cm" svg:x2="7.795cm" svg:y2="1.146cm"><text:p/></draw:line><draw:line draw:style-name="gr38" draw:text-style-name="P135" svg:x1="11.298cm" svg:y1="3.178cm" svg:x2="14.801cm" svg:y2="1.146cm"><text:p/></draw:line><draw:line draw:style-name="gr38" draw:text-style-name="P135" svg:x1="7.793cm" svg:y1="1.146cm" svg:x2="14.78cm" svg:y2="1.146cm"><text:p/></draw:line><draw:line draw:style-name="gr38" draw:text-style-name="P135" svg:x1="11.298cm" svg:y1="11.31cm" svg:x2="14.801cm" svg:y2="9.278cm"><text:p/></draw:line><draw:line draw:style-name="gr38" draw:text-style-name="P135" svg:x1="14.801cm" svg:y1="9.276cm" svg:x2="14.801cm" svg:y2="1.146cm"><text:p/></draw:line><draw:line draw:style-name="gr39" draw:text-style-name="P135" svg:x1="11.999cm" svg:y1="10.902cm" svg:x2="11.999cm" svg:y2="2.772cm"><text:p/></draw:line><draw:line draw:style-name="gr39" draw:text-style-name="P138" svg:x1="11.649cm" svg:y1="11.116cm" svg:x2="11.649cm" svg:y2="2.986cm"><text:p/></draw:line><draw:line draw:style-name="gr39" draw:text-style-name="P138" svg:x1="12.349cm" svg:y1="10.699cm" svg:x2="12.349cm" svg:y2="2.569cm"><text:p/></draw:line><draw:line draw:style-name="gr39" draw:text-style-name="P138" svg:x1="12.699cm" svg:y1="10.497cm" svg:x2="12.699cm" svg:y2="2.367cm"><text:p/></draw:line><draw:line draw:style-name="gr39" draw:text-style-name="P138" svg:x1="13.05cm" svg:y1="10.288cm" svg:x2="13.05cm" svg:y2="2.158cm"><text:p/></draw:line><draw:line draw:style-name="gr39" draw:text-style-name="P138" svg:x1="13.4cm" svg:y1="10.089cm" svg:x2="13.4cm" svg:y2="1.959cm"><text:p/></draw:line><draw:line draw:style-name="gr39" draw:text-style-name="P138" svg:x1="13.748cm" svg:y1="9.886cm" svg:x2="13.748cm" svg:y2="1.756cm"><text:p/></draw:line><draw:line draw:style-name="gr39" draw:text-style-name="P138" svg:x1="14.099cm" svg:y1="9.682cm" svg:x2="14.099cm" svg:y2="1.552cm"><text:p/></draw:line><draw:line draw:style-name="gr39" draw:text-style-name="P138" svg:x1="14.439cm" svg:y1="9.474cm" svg:x2="14.439cm" svg:y2="1.344cm"><text:p/></draw:line><draw:line draw:style-name="gr39" draw:text-style-name="P138" svg:x1="7.428cm" svg:y1="1.365cm" svg:x2="14.413cm" svg:y2="1.365cm"><text:p/></draw:line><draw:line draw:style-name="gr39" draw:text-style-name="P138" svg:x1="7.108cm" svg:y1="1.552cm" svg:x2="14.101cm" svg:y2="1.552cm"><text:p/></draw:line><draw:line draw:style-name="gr39" draw:text-style-name="P138" svg:x1="6.729cm" svg:y1="1.756cm" svg:x2="13.75cm" svg:y2="1.756cm"><text:p/></draw:line><draw:line draw:style-name="gr39" draw:text-style-name="P138" svg:x1="6.419cm" svg:y1="1.959cm" svg:x2="13.4cm" svg:y2="1.959cm"><text:p/></draw:line><draw:line draw:style-name="gr39" draw:text-style-name="P138" svg:x1="6.05cm" svg:y1="2.158cm" svg:x2="13.05cm" svg:y2="2.158cm"><text:p/></draw:line><draw:line draw:style-name="gr39" draw:text-style-name="P138" svg:x1="5.72cm" svg:y1="2.367cm" svg:x2="12.699cm" svg:y2="2.367cm"><text:p/></draw:line><draw:line draw:style-name="gr39" draw:text-style-name="P138" svg:x1="5.35cm" svg:y1="2.569cm" svg:x2="12.348cm" svg:y2="2.569cm"><text:p/></draw:line><draw:line draw:style-name="gr39" draw:text-style-name="P138" svg:x1="4.996cm" svg:y1="2.772cm" svg:x2="11.998cm" svg:y2="2.772cm"><text:p/></draw:line><draw:line draw:style-name="gr39" draw:text-style-name="P138" svg:x1="4.641cm" svg:y1="2.986cm" svg:x2="11.648cm" svg:y2="2.986cm"><text:p/></draw:line><draw:line draw:style-name="gr39" draw:text-style-name="P135" svg:x1="11.298cm" svg:y1="10.495cm" svg:x2="14.801cm" svg:y2="8.463cm"><text:p/></draw:line><draw:line draw:style-name="gr39" draw:text-style-name="P135" svg:x1="11.298cm" svg:y1="10.495cm" svg:x2="14.801cm" svg:y2="8.463cm"><text:p/></draw:line><draw:line draw:style-name="gr39" draw:text-style-name="P135" svg:x1="11.298cm" svg:y1="9.682cm" svg:x2="14.801cm" svg:y2="7.65cm"><text:p/></draw:line><draw:line draw:style-name="gr39" draw:text-style-name="P135" svg:x1="11.298cm" svg:y1="8.869cm" svg:x2="14.801cm" svg:y2="6.837cm"><text:p/></draw:line><draw:line draw:style-name="gr39" draw:text-style-name="P135" svg:x1="11.298cm" svg:y1="8.056cm" svg:x2="14.801cm" svg:y2="6.024cm"><text:p/></draw:line><draw:line draw:style-name="gr39" draw:text-style-name="P135" svg:x1="11.298cm" svg:y1="7.243cm" svg:x2="14.801cm" svg:y2="5.211cm"><text:p/></draw:line><draw:line draw:style-name="gr39" draw:text-style-name="P135" svg:x1="11.298cm" svg:y1="6.431cm" svg:x2="14.801cm" svg:y2="4.399cm"><text:p/></draw:line><draw:line draw:style-name="gr39" draw:text-style-name="P135" svg:x1="11.298cm" svg:y1="5.617cm" svg:x2="14.801cm" svg:y2="3.585cm"><text:p/></draw:line><draw:line draw:style-name="gr39" draw:text-style-name="P135" svg:x1="11.298cm" svg:y1="4.804cm" svg:x2="14.801cm" svg:y2="2.772cm"><text:p/></draw:line><draw:line draw:style-name="gr39" draw:text-style-name="P135" svg:x1="11.298cm" svg:y1="3.991cm" svg:x2="14.801cm" svg:y2="1.959cm"><text:p/></draw:line><draw:line draw:style-name="gr39" draw:text-style-name="P135" svg:x1="10.598cm" svg:y1="3.178cm" svg:x2="14.101cm" svg:y2="1.146cm"><text:p/></draw:line><draw:line draw:style-name="gr39" draw:text-style-name="P135" svg:x1="9.897cm" svg:y1="3.178cm" svg:x2="13.4cm" svg:y2="1.146cm"><text:p/></draw:line><draw:line draw:style-name="gr39" draw:text-style-name="P135" svg:x1="9.196cm" svg:y1="3.178cm" svg:x2="12.699cm" svg:y2="1.146cm"><text:p/></draw:line><draw:line draw:style-name="gr39" draw:text-style-name="P135" svg:x1="9.196cm" svg:y1="3.178cm" svg:x2="12.699cm" svg:y2="1.146cm"><text:p/></draw:line><draw:line draw:style-name="gr39" draw:text-style-name="P135" svg:x1="8.495cm" svg:y1="3.178cm" svg:x2="11.998cm" svg:y2="1.146cm"><text:p/></draw:line><draw:line draw:style-name="gr39" draw:text-style-name="P135" svg:x1="7.793cm" svg:y1="3.178cm" svg:x2="11.296cm" svg:y2="1.146cm"><text:p/></draw:line><draw:line draw:style-name="gr39" draw:text-style-name="P135" svg:x1="7.094cm" svg:y1="3.178cm" svg:x2="10.597cm" svg:y2="1.146cm"><text:p/></draw:line><draw:line draw:style-name="gr39" draw:text-style-name="P135" svg:x1="6.394cm" svg:y1="3.178cm" svg:x2="9.897cm" svg:y2="1.146cm"><text:p/></draw:line><draw:line draw:style-name="gr39" draw:text-style-name="P135" svg:x1="5.693cm" svg:y1="3.178cm" svg:x2="9.196cm" svg:y2="1.146cm"><text:p/></draw:line><draw:line draw:style-name="gr39" draw:text-style-name="P135" svg:x1="4.992cm" svg:y1="3.178cm" svg:x2="8.495cm" svg:y2="1.146cm"><text:p/></draw:line><draw:line draw:style-name="gr41" draw:text-style-name="P135" svg:x1="4.29cm" svg:y1="10.495cm" svg:x2="7.793cm" svg:y2="8.463cm"><text:p/></draw:line><draw:line draw:style-name="gr41" draw:text-style-name="P135" svg:x1="4.992cm" svg:y1="10.495cm" svg:x2="8.495cm" svg:y2="8.463cm"><text:p/></draw:line><draw:line draw:style-name="gr41" draw:text-style-name="P135" svg:x1="5.693cm" svg:y1="10.495cm" svg:x2="9.196cm" svg:y2="8.463cm"><text:p/></draw:line><draw:line draw:style-name="gr41" draw:text-style-name="P135" svg:x1="6.394cm" svg:y1="10.495cm" svg:x2="9.897cm" svg:y2="8.463cm"><text:p/></draw:line><draw:line draw:style-name="gr41" draw:text-style-name="P135" svg:x1="7.094cm" svg:y1="10.495cm" svg:x2="10.597cm" svg:y2="8.463cm"><text:p/></draw:line><draw:line draw:style-name="gr41" draw:text-style-name="P135" svg:x1="7.793cm" svg:y1="10.495cm" svg:x2="11.296cm" svg:y2="8.463cm"><text:p/></draw:line><draw:line draw:style-name="gr41" draw:text-style-name="P135" svg:x1="8.495cm" svg:y1="10.495cm" svg:x2="11.998cm" svg:y2="8.463cm"><text:p/></draw:line><draw:line draw:style-name="gr41" draw:text-style-name="P135" svg:x1="9.196cm" svg:y1="10.495cm" svg:x2="12.699cm" svg:y2="8.463cm"><text:p/></draw:line><draw:line draw:style-name="gr41" draw:text-style-name="P135" svg:x1="9.897cm" svg:y1="10.495cm" svg:x2="13.4cm" svg:y2="8.463cm"><text:p/></draw:line><draw:line draw:style-name="gr41" draw:text-style-name="P135" svg:x1="10.598cm" svg:y1="10.495cm" svg:x2="14.101cm" svg:y2="8.463cm"><text:p/></draw:line><draw:line draw:style-name="gr41" draw:text-style-name="P135" svg:x1="14.8cm" svg:y1="8.463cm" svg:x2="7.793cm" svg:y2="8.463cm"><text:p/></draw:line><draw:line draw:style-name="gr41" draw:text-style-name="P135" svg:x1="14.439cm" svg:y1="8.67cm" svg:x2="7.432cm" svg:y2="8.67cm"><text:p/></draw:line><draw:line draw:style-name="gr41" draw:text-style-name="P135" svg:x1="14.101cm" svg:y1="8.869cm" svg:x2="7.094cm" svg:y2="8.869cm"><text:p/></draw:line><draw:line draw:style-name="gr41" draw:text-style-name="P135" svg:x1="13.751cm" svg:y1="9.076cm" svg:x2="6.744cm" svg:y2="9.076cm"><text:p/></draw:line><draw:line draw:style-name="gr41" draw:text-style-name="P135" svg:x1="13.373cm" svg:y1="9.278cm" svg:x2="6.366cm" svg:y2="9.278cm"><text:p/></draw:line><draw:line draw:style-name="gr41" draw:text-style-name="P135" svg:x1="13.05cm" svg:y1="9.469cm" svg:x2="6.043cm" svg:y2="9.469cm"><text:p/></draw:line><draw:line draw:style-name="gr41" draw:text-style-name="P135" svg:x1="12.724cm" svg:y1="9.682cm" svg:x2="5.717cm" svg:y2="9.682cm"><text:p/></draw:line><draw:line draw:style-name="gr41" draw:text-style-name="P135" svg:x1="12.35cm" svg:y1="9.885cm" svg:x2="5.343cm" svg:y2="9.885cm"><text:p/></draw:line><draw:line draw:style-name="gr41" draw:text-style-name="P135" svg:x1="11.999cm" svg:y1="10.084cm" svg:x2="4.992cm" svg:y2="10.084cm"><text:p/></draw:line><draw:line draw:style-name="gr41" draw:text-style-name="P135" svg:x1="11.625cm" svg:y1="10.29cm" svg:x2="4.618cm" svg:y2="10.29cm"><text:p/></draw:line><draw:line draw:style-name="gr42" draw:text-style-name="P135" svg:x1="7.793cm" svg:y1="9.276cm" svg:x2="7.793cm" svg:y2="1.146cm"><text:p/></draw:line><draw:line draw:style-name="gr42" draw:text-style-name="P135" svg:x1="7.793cm" svg:y1="9.278cm" svg:x2="4.29cm" svg:y2="11.31cm"><text:p/></draw:line><draw:line draw:style-name="gr42" draw:text-style-name="P135" svg:x1="7.793cm" svg:y1="9.278cm" svg:x2="4.29cm" svg:y2="11.31cm"><text:p/></draw:line><draw:polygon draw:style-name="gr43" draw:text-style-name="P139" svg:width="1.05cm" svg:height="1.022cm" svg:x="10.598cm" svg:y="10.285cm" svg:viewBox="0 0 1051 1023" draw:points="0,210 352,0 1051,5 1051,860 701,1023 0,1023"><text:p/></draw:polygon><draw:line draw:style-name="gr41" draw:text-style-name="P135" svg:x1="4.29cm" svg:y1="9.682cm" svg:x2="7.793cm" svg:y2="7.65cm"><text:p/></draw:line><draw:line draw:style-name="gr41" draw:text-style-name="P135" svg:x1="4.362cm" svg:y1="8.869cm" svg:x2="7.865cm" svg:y2="6.837cm"><text:p/></draw:line><draw:line draw:style-name="gr41" draw:text-style-name="P135" svg:x1="4.29cm" svg:y1="8.058cm" svg:x2="6.812cm" svg:y2="6.595cm"><text:p/></draw:line><draw:line draw:style-name="gr41" draw:text-style-name="P135" svg:x1="4.29cm" svg:y1="7.244cm" svg:x2="5.972cm" svg:y2="6.268cm"><text:p/></draw:line><draw:line draw:style-name="gr41" draw:text-style-name="P135" svg:x1="4.992cm" svg:y1="9.682cm" svg:x2="8.495cm" svg:y2="7.65cm"><text:p/></draw:line><draw:line draw:style-name="gr41" draw:text-style-name="P135" svg:x1="5.693cm" svg:y1="9.682cm" svg:x2="9.196cm" svg:y2="7.65cm"><text:p/></draw:line><draw:line draw:style-name="gr41" draw:text-style-name="P135" svg:x1="6.394cm" svg:y1="9.682cm" svg:x2="9.897cm" svg:y2="7.65cm"><text:p/></draw:line><draw:line draw:style-name="gr41" draw:text-style-name="P138" svg:x1="9.196cm" svg:y1="10.495cm" svg:x2="12.699cm" svg:y2="8.463cm"><text:p/></draw:line><draw:line draw:style-name="gr41" draw:text-style-name="P135" svg:x1="10.598cm" svg:y1="9.682cm" svg:x2="14.101cm" svg:y2="7.65cm"><text:p/></draw:line><draw:line draw:style-name="gr41" draw:text-style-name="P135" svg:x1="9.897cm" svg:y1="9.682cm" svg:x2="13.4cm" svg:y2="7.65cm"><text:p/></draw:line><draw:line draw:style-name="gr41" draw:text-style-name="P135" svg:x1="9.196cm" svg:y1="9.682cm" svg:x2="12.699cm" svg:y2="7.65cm"><text:p/></draw:line><draw:line draw:style-name="gr41" draw:text-style-name="P135" svg:x1="8.495cm" svg:y1="9.682cm" svg:x2="11.998cm" svg:y2="7.65cm"><text:p/></draw:line><draw:line draw:style-name="gr41" draw:text-style-name="P135" svg:x1="7.793cm" svg:y1="9.682cm" svg:x2="11.296cm" svg:y2="7.65cm"><text:p/></draw:line><draw:line draw:style-name="gr41" draw:text-style-name="P135" svg:x1="7.094cm" svg:y1="9.682cm" svg:x2="10.597cm" svg:y2="7.65cm"><text:p/></draw:line><draw:line draw:style-name="gr41" draw:text-style-name="P135" svg:x1="14.8cm" svg:y1="7.65cm" svg:x2="7.793cm" svg:y2="7.65cm"><text:p/></draw:line><draw:line draw:style-name="gr41" draw:text-style-name="P135" svg:x1="14.101cm" svg:y1="8.056cm" svg:x2="7.094cm" svg:y2="8.056cm"><text:p/></draw:line><draw:line draw:style-name="gr41" draw:text-style-name="P135" svg:x1="14.439cm" svg:y1="7.858cm" svg:x2="7.432cm" svg:y2="7.858cm"><text:p/></draw:line><draw:line draw:style-name="gr41" draw:text-style-name="P135" svg:x1="13.751cm" svg:y1="8.246cm" svg:x2="6.744cm" svg:y2="8.246cm"><text:p/></draw:line><draw:line draw:style-name="gr41" draw:text-style-name="P135" svg:x1="13.401cm" svg:y1="8.463cm" svg:x2="6.394cm" svg:y2="8.463cm"><text:p/></draw:line><draw:line draw:style-name="gr41" draw:text-style-name="P135" svg:x1="13.05cm" svg:y1="8.67cm" svg:x2="6.043cm" svg:y2="8.67cm"><text:p/></draw:line><draw:line draw:style-name="gr41" draw:text-style-name="P135" svg:x1="12.35cm" svg:y1="9.076cm" svg:x2="5.343cm" svg:y2="9.076cm"><text:p/></draw:line><draw:line draw:style-name="gr41" draw:text-style-name="P135" svg:x1="11.999cm" svg:y1="9.278cm" svg:x2="4.992cm" svg:y2="9.278cm"><text:p/></draw:line><draw:line draw:style-name="gr41" draw:text-style-name="P135" svg:x1="11.648cm" svg:y1="9.469cm" svg:x2="4.641cm" svg:y2="9.469cm"><text:p/></draw:line><draw:polygon draw:style-name="gr44" draw:text-style-name="P140" svg:width="1.05cm" svg:height="1.022cm" svg:x="10.598cm" svg:y="9.472cm" svg:viewBox="0 0 1051 1023" draw:points="0,210 352,0 1051,5 1051,860 701,1023 0,1023"><text:p/></draw:polygon><draw:polygon draw:style-name="gr45" draw:text-style-name="P141" svg:width="1.05cm" svg:height="1.022cm" svg:x="10.598cm" svg:y="8.659cm" svg:viewBox="0 0 1051 1023" draw:points="0,210 352,0 1051,5 1051,860 701,1023 0,1023"><text:p/></draw:polygon><draw:polygon draw:style-name="gr46" draw:text-style-name="P142" svg:width="1.05cm" svg:height="1.022cm" svg:x="9.897cm" svg:y="10.285cm" svg:viewBox="0 0 1051 1023" draw:points="0,210 352,0 1051,5 1051,860 701,1023 0,1023"><text:p/></draw:polygon><draw:polygon draw:style-name="gr46" draw:text-style-name="P142" svg:width="1.05cm" svg:height="1.022cm" svg:x="9.196cm" svg:y="10.285cm" svg:viewBox="0 0 1051 1023" draw:points="0,210 352,0 1051,5 1051,860 701,1023 0,1023"><text:p/></draw:polygon><draw:polygon draw:style-name="gr47" draw:text-style-name="P143" svg:width="1.05cm" svg:height="1.022cm" svg:x="8.495cm" svg:y="10.285cm" svg:viewBox="0 0 1051 1023" draw:points="0,210 352,0 1051,5 1051,860 701,1023 0,1023"><text:p/></draw:polygon><draw:polygon draw:style-name="gr48" draw:text-style-name="P144" svg:width="1.05cm" svg:height="1.022cm" svg:x="7.793cm" svg:y="10.285cm" svg:viewBox="0 0 1051 1023" draw:points="0,210 352,0 1051,5 1051,860 701,1023 0,1023"><text:p/></draw:polygon><draw:polygon draw:style-name="gr49" draw:text-style-name="P145" svg:width="1.05cm" svg:height="1.022cm" svg:x="7.094cm" svg:y="10.285cm" svg:viewBox="0 0 1051 1023" draw:points="0,210 352,0 1051,5 1051,860 701,1023 0,1023"><text:p/></draw:polygon><draw:polygon draw:style-name="gr50" draw:text-style-name="P146" svg:width="1.05cm" svg:height="1.022cm" svg:x="6.394cm" svg:y="10.285cm" svg:viewBox="0 0 1051 1023" draw:points="0,210 352,0 1051,5 1051,860 701,1023 0,1023"><text:p/></draw:polygon><draw:polygon draw:style-name="gr50" draw:text-style-name="P146" svg:width="1.05cm" svg:height="1.022cm" svg:x="5.693cm" svg:y="10.285cm" svg:viewBox="0 0 1051 1023" draw:points="0,210 352,0 1051,5 1051,860 701,1023 0,1023"><text:p/></draw:polygon><draw:polygon draw:style-name="gr45" draw:text-style-name="P141" svg:width="1.05cm" svg:height="1.022cm" svg:x="10.598cm" svg:y="7.846cm" svg:viewBox="0 0 1051 1023" draw:points="0,210 352,0 1051,5 1051,860 701,1023 0,1023"><text:p/></draw:polygon><draw:polygon draw:style-name="gr51" draw:text-style-name="P147" svg:width="1.05cm" svg:height="1.022cm" svg:x="10.598cm" svg:y="7.033cm" svg:viewBox="0 0 1051 1023" draw:points="0,210 352,0 1051,5 1051,860 701,1023 0,1023"><text:p/></draw:polygon><draw:polygon draw:style-name="gr52" draw:text-style-name="P148" svg:width="1.05cm" svg:height="1.022cm" svg:x="10.598cm" svg:y="6.221cm" svg:viewBox="0 0 1051 1023" draw:points="0,210 352,0 1051,5 1051,860 701,1023 0,1023"><text:p/></draw:polygon><draw:polygon draw:style-name="gr53" draw:text-style-name="P149" svg:width="1.05cm" svg:height="1.022cm" svg:x="10.948cm" svg:y="10.091cm" svg:viewBox="0 0 1051 1023" draw:points="0,210 352,0 1051,5 1051,860 701,1023 0,1023"><text:p/></draw:polygon><draw:polygon draw:style-name="gr54" draw:text-style-name="P150" svg:width="1.05cm" svg:height="1.022cm" svg:x="11.298cm" svg:y="9.879cm" svg:viewBox="0 0 1051 1023" draw:points="0,210 352,0 1051,5 1051,860 701,1023 0,1023"><text:p/></draw:polygon><draw:polygon draw:style-name="gr55" draw:text-style-name="P151" svg:width="1.05cm" svg:height="1.022cm" svg:x="11.649cm" svg:y="9.682cm" svg:viewBox="0 0 1051 1023" draw:points="0,210 352,0 1051,5 1051,860 701,1023 0,1023"><text:p/></draw:polygon><draw:polygon draw:style-name="gr56" draw:text-style-name="P152" svg:width="1.05cm" svg:height="1.022cm" svg:x="11.999cm" svg:y="9.472cm" svg:viewBox="0 0 1051 1023" draw:points="0,210 352,0 1051,5 1051,860 701,1023 0,1023"><text:p/></draw:polygon><draw:polygon draw:style-name="gr57" draw:text-style-name="P153" svg:width="1.05cm" svg:height="1.022cm" svg:x="12.349cm" svg:y="9.278cm" svg:viewBox="0 0 1051 1023" draw:points="0,210 352,0 1051,5 1051,860 701,1023 0,1023"><text:p/></draw:polygon><draw:frame draw:style-name="gr40" draw:text-style-name="P137" svg:width="0.772cm" svg:height="0.733cm" svg:x="7.585cm" svg:y="0.577cm"><draw:text-box><text:p text:style-name="P136"><text:span text:style-name="T185">E</text:span></text:p></draw:text-box></draw:frame><draw:frame draw:style-name="gr40" draw:text-style-name="P137" svg:width="0.772cm" svg:height="0.733cm" svg:x="14.732cm" svg:y="0.82cm"><draw:text-box><text:p text:style-name="P136"><text:span text:style-name="T185">F</text:span></text:p></draw:text-box></draw:frame><draw:frame draw:style-name="gr58" draw:text-style-name="P137" svg:width="0.772cm" svg:height="0.731cm" svg:x="14.591cm" svg:y="9.195cm"><draw:text-box><text:p text:style-name="P136"><text:span text:style-name="T185">G</text:span></text:p></draw:text-box></draw:frame><draw:frame draw:style-name="gr40" draw:text-style-name="P137" svg:width="0.772cm" svg:height="0.733cm" svg:x="7.234cm" svg:y="8.869cm"><draw:text-box><text:p text:style-name="P136"><text:span text:style-name="T185">H</text:span></text:p></draw:text-box></draw:frame></draw:g><text:span text:style-name="_5f_Caractères">Le cube ABCDEFGH ci-dessous a pour volume : 1 dm </text:span><text:span text:style-name="Character_5f_20_5f_style">×</text:span><text:span text:style-name="_5f_Caractères"> </text:span><text:span text:style-name="_5f_pointillés_20_gris">………</text:span><text:span text:style-name="_5f_Caractères"> </text:span><text:span text:style-name="Character_5f_20_5f_style">×</text:span><text:span text:style-name="_5f_Caractères"> </text:span><text:span text:style-name="_5f_pointillés_20_gris">………</text:span><text:span text:style-name="_5f_Caractères">= </text:span><text:span text:style-name="_5f_pointillés_20_gris">……… </text:span>dm<text:span text:style-name="_5f_Caractères_5f_exposant">3</text:span></text:p>
                  </text:list-item>
                </text:list>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72242413237385" text:continue-numbering="true" text:style-name="_5f_Numérotation_20_des_20_exercices">
              <text:list-item>
                <text:list>
                  <text:list-item>
                    <text:p text:style-name="P108"><text:span text:style-name="_5f_Caractères">Sur cette figure, un petit cube mesure 1 cm de côté. Ce petit cube a donc un volume de : </text:span><text:span text:style-name="_5f_pointillés_20_gris">…………………..</text:span></text:p>
                  </text:list-item>
                  <text:list-item>
                    <text:p text:style-name="P108"><text:span text:style-name="_5f_Caractères">Sur l’arête [DC], il y a </text:span><text:span text:style-name="_5f_pointillés_20_gris"><text:s/>…. </text:span><text:span text:style-name="Character_5f_20_5f_style"><text:s/>petits cubes.</text:span></text:p>
                  </text:list-item>
                  <text:list-item>
                    <text:p text:style-name="P108"><text:span text:style-name="Character_5f_20_5f_style">Donc, sur la surface DCGH, on peut mettre </text:span><text:span text:style-name="_5f_pointillés_20_gris">….. </text:span><text:span text:style-name="Character_5f_20_5f_style">× </text:span><text:span text:style-name="_5f_pointillés_20_gris"><text:s/>….. </text:span><text:span text:style-name="Character_5f_20_5f_style">= </text:span><text:span text:style-name="_5f_pointillés_20_gris">…………</text:span><text:span text:style-name="Character_5f_20_5f_style"> petits cubes de volume </text:span><text:span text:style-name="_5f_pointillés_20_gris">….</text:span><text:span text:style-name="Character_5f_20_5f_style"> cm</text:span><text:span text:style-name="_5f_Caractères_5f_exposant"><text:span text:style-name="T181">3</text:span></text:span><text:span text:style-name="Character_5f_20_5f_style"> cha­cun.</text:span></text:p>
                  </text:list-item>
                  <text:list-item>
                    <text:p text:style-name="P108"><text:span text:style-name="Character_5f_20_5f_style">Si on empile cette surface de </text:span><text:span text:style-name="_5f_pointillés_20_gris">……….</text:span><text:span text:style-name="Character_5f_20_5f_style"> petits cubes, on peut en mettre </text:span><text:span text:style-name="_5f_pointillés_20_gris">….. </text:span><text:span text:style-name="Character_5f_20_5f_style">On a donc au total dans le grand cube </text:span><text:span text:style-name="_5f_pointillés_20_gris">….. </text:span><text:span text:style-name="Character_5f_20_5f_style">× </text:span><text:span text:style-name="_5f_pointillés_20_gris">……</text:span><text:span text:style-name="Character_5f_20_5f_style"> × </text:span><text:span text:style-name="_5f_pointillés_20_gris">……</text:span><text:span text:style-name="Character_5f_20_5f_style"> = </text:span><text:span text:style-name="_5f_pointillés_20_gris">…………….</text:span><text:span text:style-name="Character_5f_20_5f_style"> petits cubes de </text:span><text:span text:style-name="_5f_pointillés_20_gris">…</text:span><text:span text:style-name="Character_5f_20_5f_style"> cm</text:span><text:span text:style-name="_5f_Caractères_5f_exposant">3</text:span><text:span text:style-name="Character_5f_20_5f_style"> dans le grand cube.</text:span></text:p>
                  </text:list-item>
                  <text:list-item>
                    <text:p text:style-name="P108"><text:span text:style-name="Character_5f_20_5f_style">Donc, </text:span><text:span text:style-name="_5f_pointillés_20_gris">………….</text:span><text:span text:style-name="Character_5f_20_5f_style"> cm</text:span><text:span text:style-name="_5f_Caractères_5f_exposant">3</text:span><text:span text:style-name="Character_5f_20_5f_style"> = </text:span><text:span text:style-name="_5f_pointillés_20_gris">………..</text:span><text:span text:style-name="_5f_Caractères">dm</text:span><text:span text:style-name="_5f_Caractères_5f_exposant">3</text:span><text:span text:style-name="Character_5f_20_5f_style"> .</text:span></text:p>
                  </text:list-item>
                </text:list>
              </text:list-item>
              <text:list-item>
                <text:h text:style-name="P103" text:outline-level="1">Pourquoi multiplier par 1000 ? (bis)</text:h>
              </text:list-item>
            </text:list>
            <text:h text:style-name="_5f_Paragraphe" text:outline-level="1">Compléter :</text:h>
            <text:h text:style-name="_5f_Paragraphe" text:outline-level="1">Soit ABCDEFGH un pavé droit de 3 m par 5 m par 7 m. </text:h>
            <text:list xml:id="list172241945863496" text:continue-numbering="true" text:style-name="_5f_Numérotation_20_des_20_exercices">
              <text:list-item>
                <text:list>
                  <text:list-item>
                    <text:p text:style-name="P108"><text:span text:style-name="_5f_Caractères">Son volume vaut, en mètre carré : </text:span><text:span text:style-name="_5f_pointillés_20_gris">…………</text:span><text:span text:style-name="Character_5f_20_5f_style"> m × </text:span><text:span text:style-name="_5f_pointillés_20_gris">……….. </text:span><text:span text:style-name="Character_5f_20_5f_style">m × </text:span><text:span text:style-name="_5f_pointillés_20_gris">……….. </text:span><text:span text:style-name="Character_5f_20_5f_style">m = </text:span><text:span text:style-name="_5f_pointillés_20_gris">………</text:span><text:span text:style-name="Character_5f_20_5f_style"> m</text:span><text:span text:style-name="_5f_Caractères_5f_exposant">3</text:span><text:span text:style-name="Character_5f_20_5f_style">.</text:span></text:p>
                  </text:list-item>
                  <text:list-item>
                    <text:p text:style-name="P108"><text:span text:style-name="Character_5f_20_5f_style">3 m = </text:span><text:span text:style-name="_5f_pointillés_20_gris">…….. </text:span><text:span text:style-name="Character_5f_20_5f_style">dm, 5 m = </text:span><text:span text:style-name="_5f_pointillés_20_gris">…….</text:span><text:span text:style-name="Character_5f_20_5f_style"> dm, et 7 m = </text:span><text:span text:style-name="_5f_pointillés_20_gris">…….</text:span><text:span text:style-name="Character_5f_20_5f_style"> dm</text:span></text:p>
                  </text:list-item>
                  <text:list-item>
                    <text:p text:style-name="P108"><text:span text:style-name="Character_5f_20_5f_style">Le volume de ABCDEFGH vaut donc aussi : </text:span><text:span text:style-name="_5f_pointillés_20_gris"><text:s/>……….</text:span><text:span text:style-name="Character_5f_20_5f_style"> dm × </text:span><text:span text:style-name="_5f_pointillés_20_gris">……….</text:span><text:span text:style-name="Character_5f_20_5f_style"> dm × </text:span><text:span text:style-name="_5f_pointillés_20_gris">……….</text:span><text:span text:style-name="Character_5f_20_5f_style"> dm = </text:span><text:span text:style-name="_5f_pointillés_20_gris"><text:s/>……….. </text:span><text:span text:style-name="Character_5f_20_5f_style">dm</text:span><text:span text:style-name="_5f_Caractères_5f_exposant">3</text:span><text:span text:style-name="Character_5f_20_5f_style">.</text:span></text:p>
                  </text:list-item>
                  <text:list-item>
                    <text:p text:style-name="P108"><text:span text:style-name="Character_5f_20_5f_style">Donc </text:span><text:span text:style-name="_5f_pointillés_20_gris"><text:s/>………… </text:span><text:span text:style-name="Character_5f_20_5f_style"><text:s/>m</text:span><text:span text:style-name="_5f_Caractères_5f_exposant">3</text:span><text:span text:style-name="Character_5f_20_5f_style"> = </text:span><text:span text:style-name="_5f_pointillés_20_gris"><text:s/>……………. </text:span><text:span text:style-name="Character_5f_20_5f_style">dm</text:span><text:span text:style-name="_5f_Caractères_5f_exposant">3</text:span><text:span text:style-name="Character_5f_20_5f_style">.</text:span></text:p>
                  </text:list-item>
                </text:list>
              </text:list-item>
              <text:list-item>
                <text:h text:style-name="P113" text:outline-level="1">Soit un parallélépipède rectangle de largeur l, de longueur L, de hauteur h et de volume V. Com­plète le tableau.</text:h>
              </text:list-item>
            </text:list>
            <table:table table:name="Tableau40" table:style-name="Tableau40">
              <table:table-column table:style-name="Tableau40.A"/>
              <table:table-column table:style-name="Tableau40.B"/>
              <table:table-column table:style-name="Tableau40.C"/>
              <table:table-column table:style-name="Tableau40.B"/>
              <table:table-column table:style-name="Tableau40.C"/>
              <table:table-row table:style-name="Tableau40.1">
                <table:table-cell table:style-name="Tableau40.A1" office:value-type="string">
                  <text:h text:style-name="_5f_Tableau_5f_Centré_5f_Gras" text:outline-level="1">l</text:h>
                </table:table-cell>
                <table:table-cell table:style-name="Tableau40.D1" office:value-type="string">
                  <text:h text:style-name="_5f_Tableau_5f_Centré" text:outline-level="1">4 cm</text:h>
                </table:table-cell>
                <table:table-cell table:style-name="Tableau40.C1" office:value-type="string">
                  <text:h text:style-name="_5f_Tableau_5f_Centré" text:outline-level="1">1,2 dm</text:h>
                </table:table-cell>
                <table:table-cell table:style-name="Tableau40.D1" office:value-type="string">
                  <text:h text:style-name="_5f_Tableau_5f_Centré" text:outline-level="1"><text:span text:style-name="_5f_pointillés_20_gris">….....</text:span></text:h>
                </table:table-cell>
                <table:table-cell table:style-name="Tableau40.E1" office:value-type="string">
                  <text:h text:style-name="_5f_Tableau_5f_Centré" text:outline-level="1">1 m</text:h>
                </table:table-cell>
              </table:table-row>
              <table:table-row table:style-name="Tableau40.1">
                <table:table-cell table:style-name="Tableau40.A2" office:value-type="string">
                  <text:h text:style-name="_5f_Tableau_5f_Centré_5f_Gras" text:outline-level="1">L</text:h>
                </table:table-cell>
                <table:table-cell table:style-name="Tableau40.D3" office:value-type="string">
                  <text:h text:style-name="_5f_Tableau_5f_Centré" text:outline-level="1">5 cm</text:h>
                </table:table-cell>
                <table:table-cell table:style-name="Tableau40.C2" office:value-type="string">
                  <text:h text:style-name="_5f_Tableau_5f_Centré" text:outline-level="1">5 dm</text:h>
                </table:table-cell>
                <table:table-cell table:style-name="Tableau40.D3" office:value-type="string">
                  <text:h text:style-name="_5f_Tableau_5f_Centré" text:outline-level="1">10 hm</text:h>
                </table:table-cell>
                <table:table-cell table:style-name="Tableau40.E2" office:value-type="string">
                  <text:h text:style-name="_5f_Tableau_5f_Centré" text:outline-level="1"><text:span text:style-name="_5f_pointillés_20_gris">….....</text:span></text:h>
                </table:table-cell>
              </table:table-row>
              <table:table-row table:style-name="Tableau40.1">
                <table:table-cell table:style-name="Tableau40.A2" office:value-type="string">
                  <text:h text:style-name="_5f_Tableau_5f_Centré_5f_Gras" text:outline-level="1">h</text:h>
                </table:table-cell>
                <table:table-cell table:style-name="Tableau40.D3" office:value-type="string">
                  <text:h text:style-name="_5f_Tableau_5f_Centré" text:outline-level="1">6 cm</text:h>
                </table:table-cell>
                <table:table-cell table:style-name="Tableau40.C3" office:value-type="string">
                  <text:h text:style-name="_5f_Tableau_5f_Centré" text:outline-level="1">2 dm</text:h>
                </table:table-cell>
                <table:table-cell table:style-name="Tableau40.D3" office:value-type="string">
                  <text:h text:style-name="_5f_Tableau_5f_Centré" text:outline-level="1">18 hm</text:h>
                </table:table-cell>
                <table:table-cell table:style-name="Tableau40.E3" office:value-type="string">
                  <text:h text:style-name="_5f_Tableau_5f_Centré" text:outline-level="1">4,8 m</text:h>
                </table:table-cell>
              </table:table-row>
              <table:table-row table:style-name="Tableau40.1">
                <table:table-cell table:style-name="Tableau40.A2" office:value-type="string">
                  <text:h text:style-name="_5f_Tableau_5f_Centré_5f_Gras" text:outline-level="1">V</text:h>
                </table:table-cell>
                <table:table-cell table:style-name="Tableau40.D4" office:value-type="string">
                  <text:h text:style-name="_5f_Tableau_5f_Centré" text:outline-level="1"><text:span text:style-name="_5f_pointillés_20_gris">….....</text:span></text:h>
                </table:table-cell>
                <table:table-cell table:style-name="Tableau40.C4" office:value-type="string">
                  <text:h text:style-name="_5f_Tableau_5f_Centré" text:outline-level="1"><text:span text:style-name="_5f_pointillés_20_gris">….....</text:span></text:h>
                </table:table-cell>
                <table:table-cell table:style-name="Tableau40.D4" office:value-type="string">
                  <text:h text:style-name="_5f_Tableau_5f_Centré" text:outline-level="1">90 hm<text:span text:style-name="_5f_Caractères_5f_exposant">3</text:span></text:h>
                </table:table-cell>
                <table:table-cell table:style-name="Tableau40.E4" office:value-type="string">
                  <text:h text:style-name="_5f_Tableau_5f_Centré" text:outline-level="1">12 m<text:span text:style-name="_5f_Caractères_5f_exposant">3</text:span></text:h>
                </table:table-cell>
              </table:table-row>
            </table:table>
            <text:list xml:id="list172242136476652" text:continue-numbering="true" text:style-name="_5f_Numérotation_20_des_20_exercices">
              <text:list-item>
                <text:h text:style-name="_5f_Titre_5f_Exercices_5f_sans_5f_Titre" text:outline-level="1">Calcule le volume :</text:h>
                <text:list>
                  <text:list-item>
                    <text:p text:style-name="_5f_Paragraphe_5f_Réponse_5f_Elève">d'un pavé droit possédant deux faces opposées carrées de côté 5 cm et une hauteur de 7 cm.</text:p>
                    <text:p text:style-name="P110"><text:span text:style-name="_5f_pointillés_20_gris">…………………………………………………………………..</text:span></text:p>
                  </text:list-item>
                  <text:list-item>
                    <text:p text:style-name="_5f_Paragraphe_5f_Réponse_5f_Elève">d'un cube de côté 2,5 dm.</text:p>
                  </text:list-item>
                </text:list>
              </text:list-item>
            </text:list>
            <text:list xml:id="list2118042203" text:style-name="_5f_Numérotation_20_des_20_exercices">
              <text:list-item>
                <text:list>
                  <text:list-header>
                    <text:p text:style-name="P110"><text:span text:style-name="_5f_pointillés_20_gris">…………………………………………………………………..</text:span></text:p>
                  </text:list-header>
                </text:list>
              </text:list-item>
            </text:list>
            <text:list xml:id="list172242584086866" text:continue-list="list172242136476652" text:style-name="_5f_Numérotation_20_des_20_exercices">
              <text:list-item>
                <text:h text:style-name="_5f_Titre_5f_Exercices_5f_sans_5f_Titre" text:outline-level="1">La fiche technique d'un congélateur donne les dimensions intérieures suivantes : <text:line-break/>(L × P × H) en cm : 44 × 42 × 47.<text:line-break/>Détermine la capacité de ce congélateur en litres.</text:h>
              </text:list-item>
            </text:list>
            <text:list xml:id="list172240704894268" text:continue-list="list2118042203" text:style-name="_5f_Numérotation_20_des_20_exercices">
              <text:list-item>
                <text:list>
                  <text:list-header>
                    <text:p text:style-name="P110"><text:span text:style-name="_5f_pointillés_20_gris">…………………………………………………………………..</text:span></text:p>
                    <text:p text:style-name="P110"><text:span text:style-name="_5f_pointillés_20_gris">…………………………………………………………………..</text:span></text:p>
                    <text:p text:style-name="P110"><text:span text:style-name="_5f_pointillés_20_gris">…………………………………………………………………..</text:span></text:p>
                    <text:p text:style-name="P110"><text:span text:style-name="_5f_pointillés_20_gris">…………………………………………………………………..</text:span></text:p>
                    <text:p text:style-name="P110"><text:span text:style-name="_5f_pointillés_20_gris">…………………………………………………………………..</text:span></text:p>
                  </text:list-header>
                </text:list>
              </text:list-item>
            </text:list>
            <text:list xml:id="list172240809720131" text:continue-list="list172242584086866" text:style-name="_5f_Numérotation_20_des_20_exercices">
              <text:list-item>
                <text:h text:style-name="_5f_Titre_5f_Exercices_5f_sans_5f_Titre" text:outline-level="1"><text:span text:style-name="Character_5f_20_5f_style">Un homme au repos fait pénétrer dans ses poumons 0,5 L d'air à chaque inspiration. <text:line-break/>Combien lui en faudra‑t‑il pour inspirer au total 1 m3 ?</text:span></text:h>
                <text:list>
                  <text:list-header>
                    <text:p text:style-name="P111"><text:span text:style-name="_5f_pointillés_20_gris">…………………………………………………………………..</text:span></text:p>
                    <text:p text:style-name="P111"><text:span text:style-name="_5f_pointillés_20_gris">…………………………………………………………………..</text:span></text:p>
                    <text:p text:style-name="P111"><text:span text:style-name="_5f_pointillés_20_gris">…………………………………………………………………..</text:span></text:p>
                    <text:p text:style-name="P111"><text:span text:style-name="_5f_pointillés_20_gris">…………………………………………………………………..</text:span></text:p>
                    <text:p text:style-name="P110"><text:span text:style-name="_5f_pointillés_20_gris">…………………………………………………………………..</text:span></text:p>
                  </text:list-header>
                </text:list>
              </text:list-item>
            </text:list>
            <text:h text:style-name="P102" text:outline-level="1"><text:span text:style-name="_5f_pointillés_20_gris"/></text:h>
            <text:h text:style-name="P102" text:outline-level="1"><text:span text:style-name="_5f_pointillés_20_gris"/></text:h>
            <text:h text:style-name="P102" text:outline-level="1"><text:span text:style-name="_5f_pointillés_20_gris"/></text:h>
            <text:h text:style-name="P102" text:outline-level="1"><text:span text:style-name="_5f_pointillés_20_gris"/></text:h>
            <text:h text:style-name="P102" text:outline-level="1"/>
            <text:h text:style-name="P102" text:outline-level="1"><text:span text:style-name="_5f_pointillés_20_gris"/></text:h>
            <text:list xml:id="list172241526496014" text:continue-numbering="true" text:style-name="_5f_Numérotation_20_des_20_exercices">
              <text:list-item>
                <text:h text:style-name="_5f_Titre_5f_Exercices_5f_sans_5f_Titre" text:outline-level="1">Pour transporter des marchandises par ba­teau ou camion, on utilise des containers dont la longueur est de 12 m, la largeur de 2,5 m et la hauteur de 2,5 m.</text:h>
                <text:list>
                  <text:list-item>
                    <text:p text:style-name="_5f_Paragraphe_5f_Réponse_5f_Elève">Calcule le volume d'un container en mètres cubes.</text:p>
                    <text:p text:style-name="P110"><text:span text:style-name="_5f_pointillés_20_gris">…………………………………………………………………..</text:span></text:p>
                    <text:p text:style-name="P110"><text:span text:style-name="_5f_pointillés_20_gris">…………………………………………………………………..</text:span></text:p>
                  </text:list-item>
                  <text:list-item>
                    <text:p text:style-name="_5f_Paragraphe_5f_Réponse_5f_Elève">Exprime ses dimensions en décimètres.</text:p>
                    <text:p text:style-name="P108">L = <text:span text:style-name="_5f_pointillés_20_gris">................…</text:span> l = <text:span text:style-name="_5f_pointillés_20_gris">.................... </text:span>h = <text:span text:style-name="_5f_pointillés_20_gris">....................</text:span></text:p>
                  </text:list-item>
                  <text:list-item>
                    <text:p text:style-name="_5f_Paragraphe_5f_Réponse_5f_Elève">Donne son volume en décamètres cubes.</text:p>
                    <text:p text:style-name="P110"><text:span text:style-name="_5f_pointillés_20_gris">…………………………………………………………………..</text:span></text:p>
                    <text:p text:style-name="P110"><text:span text:style-name="_5f_pointillés_20_gris">…………………………………………………………………..</text:span></text:p>
                  </text:list-item>
                </text:list>
              </text:list-item>
              <text:list-item>
                <text:h text:style-name="_5f_Titre_5f_Exercices_5f_sans_5f_Titre" text:outline-level="1">Le petit frère de Pierre a réalisé l'empilement ci‑contre. Calcule son volume sachant que le côté du plus gros cube mesure 10 cm et que les côtés des autres cubes mesurent deux centimètres de moins que celui du dessous.</text:h>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list xml:id="list172242366661646" text:continue-numbering="true" text:style-name="_5f_Numérotation_20_des_20_exercices">
              <text:list-item>
                <text:h text:style-name="_5f_Titre_5f_Exercices_5f_sans_5f_Titre" text:outline-level="1"><text:span text:style-name="Character_5f_20_5f_style">Un cube de 1 dm³ contient 1 L d’eau.</text:span></text:h>
                <text:list>
                  <text:list-item>
                    <text:p text:style-name="_5f_Paragraphe_5f_Réponse_5f_Elève"><text:span text:style-name="Character_5f_20_5f_style">A quel volume correspond alors une contenance de 1 mL ? Explique.</text:span></text:p>
                  </text:list-item>
                </text:list>
              </text:list-item>
            </text:list>
            <text:p text:style-name="_5f_Paragraphe_5f_Réponse_5f_Pointillés_5f_Grisés"><text:span text:style-name="_5f_pointillés_20_gris">…………………………………………………………………..</text:span></text:p>
            <text:list xml:id="list172240981549633" text:continue-numbering="true" text:style-name="_5f_Numérotation_20_des_20_exercices">
              <text:list-item>
                <text:list>
                  <text:list-item>
                    <text:p text:style-name="_5f_Paragraphe_5f_Réponse_5f_Elève"><text:span text:style-name="Character_5f_20_5f_style">Combien de litres d’eau peut-on mettre dans <text:line-break/>1 m³ ?</text:span></text:p>
                  </text:list-item>
                </text:list>
              </text:list-item>
            </text:list>
            <text:p text:style-name="_5f_Paragraphe_5f_Réponse_5f_Pointillés_5f_Grisés"><text:span text:style-name="_5f_pointillés_20_gris">…………………………………………………………………..</text:span></text:p>
            <text:list xml:id="list172241706083568" text:continue-numbering="true" text:style-name="_5f_Numérotation_20_des_20_exercices">
              <text:list-item>
                <text:list>
                  <text:list-item>
                    <text:p text:style-name="_5f_Paragraphe_5f_Réponse_5f_Elève"><text:span text:style-name="Character_5f_20_5f_style">Combien de litres d’eau peut-on mettre dans un pavé droit de 3 dm sur 4 dm sur 0,5 m ?</text:span></text:p>
                  </text:list-item>
                </text:list>
              </text:list-item>
            </text:list>
            <text:p text:style-name="Standard"><text:span text:style-name="_5f_pointillés_20_gris">…………………………………………………………………..</text:span></text:p>
            <text:list xml:id="list172242350834677" text:continue-numbering="true" text:style-name="_5f_Numérotation_20_des_20_exercices">
              <text:list-item>
                <text:list>
                  <text:list-header>
                    <text:p text:style-name="P111"><text:span text:style-name="_5f_pointillés_20_gris">…………………………………………………………………..</text:span></text:p>
                    <text:p text:style-name="P111"><text:span text:style-name="_5f_pointillés_20_gris"/></text:p>
                  </text:list-header>
                </text:list>
              </text:list-item>
            </text:list>
          </text:section>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1"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master-page-name="">
      <style:paragraph-properties fo:margin-left="0cm" fo:margin-right="0cm" fo:text-align="start" style:justify-single-word="false" fo:text-indent="0cm" style:auto-text-indent="false" style:page-number="auto"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ointillés_20_gris" style:display-name="_pointillés gris" style:family="text" style:parent-style-name="_5f_STYLES_5f_CARACTERES_5f_SESAMATH">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Character_5f_20_5f_style" style:display-name="Character_20_style" style:family="text"/>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10">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paragraph-rsid="0211dd7e"/>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officeooo:paragraph-rsid="00c384cf"/>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Footer">
      <style:paragraph-properties fo:text-align="start" style:justify-single-word="false"/>
      <style:text-properties officeooo:paragraph-rsid="0211dd7e"/>
    </style:style>
    <style:style style:name="MP7" style:family="paragraph" style:parent-style-name="Footer">
      <style:text-properties officeooo:rsid="00178920" officeooo:paragraph-rsid="00178920"/>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rsid="0242edd8" officeooo:paragraph-rsid="0242edd8"/>
    </style:style>
    <style:style style:name="M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1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2" style:family="paragraph" style:parent-style-name="Footer">
      <style:text-properties officeooo:paragraph-rsid="008d016c"/>
    </style:style>
    <style:style style:name="MP13" style:family="paragraph">
      <style:paragraph-properties fo:text-align="center"/>
    </style:style>
    <style:style style:name="MP14" style:family="paragraph" style:parent-style-name="Header">
      <style:paragraph-properties fo:margin-left="0cm" fo:margin-right="0cm" fo:text-indent="0cm" style:auto-text-indent="false"/>
    </style:style>
    <style:style style:name="MP15" style:family="paragraph" style:parent-style-name="Footer">
      <style:text-properties officeooo:paragraph-rsid="010f7046"/>
    </style:style>
    <style:style style:name="MP16" style:family="paragraph" style:parent-style-name="Footer">
      <style:text-properties officeooo:paragraph-rsid="01120261"/>
    </style:style>
    <style:style style:name="MP17"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MP18"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1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0"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21" style:family="paragraph" style:parent-style-name="_5f_Header_20_D_20_page_20_impaire_20__28_D_29_">
      <style:text-properties officeooo:paragraph-rsid="01a13e78"/>
    </style:style>
    <style:style style:name="MP22"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2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4" style:family="paragraph" style:parent-style-name="Header">
      <style:paragraph-properties fo:text-align="center" style:justify-single-word="false"/>
      <style:text-properties officeooo:paragraph-rsid="00ab054e"/>
    </style:style>
    <style:style style:name="MP25"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26"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27" style:family="paragraph" style:parent-style-name="Footer">
      <style:paragraph-properties fo:text-align="end" style:justify-single-word="false"/>
      <style:text-properties officeooo:paragraph-rsid="00d4df5c"/>
    </style:style>
    <style:style style:name="MP28" style:family="paragraph" style:parent-style-name="Footer">
      <style:paragraph-properties fo:text-align="start" style:justify-single-word="false"/>
      <style:text-properties officeooo:paragraph-rsid="00d4df5c"/>
    </style:style>
    <style:style style:name="MP29" style:family="paragraph" style:parent-style-name="_5f_Header_20_G_20_page_20_impaire_20__28_D_29_">
      <style:text-properties officeooo:paragraph-rsid="01259ec2"/>
    </style:style>
    <style:style style:name="MP30" style:family="paragraph" style:parent-style-name="_5f_Header_20_G_20_page_20_paire_20__28_G_29_">
      <style:text-properties officeooo:paragraph-rsid="00eb2abc"/>
    </style:style>
    <style:style style:name="MP31" style:family="paragraph" style:parent-style-name="_5f_Footer_20_page_20_paire_20__28_G_29_">
      <style:text-properties fo:font-size="9pt" style:font-size-asian="9pt" style:font-size-complex="9pt"/>
    </style:style>
    <style:style style:name="MP32" style:family="paragraph" style:parent-style-name="_5f_Header_20_N_20_page_20_impaire_20__28_D_29_">
      <style:paragraph-properties fo:text-align="start" style:justify-single-word="false"/>
    </style:style>
    <style:style style:name="MP33" style:family="paragraph" style:parent-style-name="Footer">
      <style:text-properties officeooo:paragraph-rsid="00d4df5c"/>
    </style:style>
    <style:style style:name="MP34" style:family="paragraph" style:parent-style-name="_5f_Header_20_N_20_page_20_paire_20__28_G_29_">
      <style:paragraph-properties fo:text-align="start" style:justify-single-word="false"/>
      <style:text-properties officeooo:paragraph-rsid="0289fb01"/>
    </style:style>
    <style:style style:name="MP35" style:family="paragraph">
      <loext:graphic-properties draw:fill="solid" draw:fill-color="#d7e12c"/>
    </style:style>
    <style:style style:name="MP36"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38"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4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4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42"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4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4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4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46"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4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4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4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50"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51" style:family="paragraph" style:parent-style-name="_5f_Header_20_N_20_page_20_paire_20__28_G_29_">
      <style:paragraph-properties fo:text-align="start" style:justify-single-word="false"/>
      <style:text-properties officeooo:paragraph-rsid="00863005"/>
    </style:style>
    <style:style style:name="MP52" style:family="paragraph" style:parent-style-name="Footer">
      <style:text-properties officeooo:paragraph-rsid="00863005"/>
    </style:style>
    <style:style style:name="MP5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5"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56"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57" style:family="paragraph" style:parent-style-name="_5f_Header_20_N_20_page_20_impaire_20__28_D_29_">
      <style:text-properties officeooo:rsid="0277791e" officeooo:paragraph-rsid="0277791e"/>
    </style:style>
    <style:style style:name="MP58" style:family="paragraph" style:parent-style-name="_5f_Header_20_N_20_page_20_impaire_20__28_D_29_">
      <style:paragraph-properties fo:margin-left="0cm" fo:margin-right="0cm" fo:text-indent="0cm" style:auto-text-indent="false"/>
      <style:text-properties officeooo:rsid="027aa87d" officeooo:paragraph-rsid="027aa87d"/>
    </style:style>
    <style:style style:name="MP59" style:family="paragraph" style:parent-style-name="_5f_Header_20_N_20_page_20_impaire_20__28_D_29_">
      <style:text-properties officeooo:rsid="0277791e" officeooo:paragraph-rsid="028152fd"/>
    </style:style>
    <style:style style:name="MP60" style:family="paragraph" style:parent-style-name="_5f_Header_20_G_20_page_20_paire_20__28_G_29_">
      <style:paragraph-properties fo:text-align="start" style:justify-single-word="false"/>
    </style:style>
    <style:style style:name="MP61" style:family="paragraph" style:parent-style-name="Footer">
      <style:text-properties officeooo:paragraph-rsid="030c4d7d"/>
    </style:style>
    <style:style style:name="MP62" style:family="paragraph" style:parent-style-name="_5f_Header_20_G_20_page_20_paire_20__28_G_29_">
      <style:text-properties officeooo:paragraph-rsid="0334a5be"/>
    </style:style>
    <style:style style:name="MP63"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64" style:family="paragraph" style:parent-style-name="Header">
      <style:paragraph-properties fo:text-align="start" style:justify-single-word="false"/>
      <style:text-properties officeooo:paragraph-rsid="0289fb01"/>
    </style:style>
    <style:style style:name="M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66"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7" style:family="paragraph" style:parent-style-name="Footer">
      <style:text-properties officeooo:paragraph-rsid="00a59a60"/>
    </style:style>
    <style:style style:name="MP68" style:family="paragraph" style:parent-style-name="Footer">
      <style:text-properties officeooo:paragraph-rsid="004274bc"/>
    </style:style>
    <style:style style:name="MP69" style:family="paragraph" style:parent-style-name="Header">
      <style:paragraph-properties fo:text-align="center" style:justify-single-word="false"/>
      <style:text-properties officeooo:paragraph-rsid="00c10aa6"/>
    </style:style>
    <style:style style:name="MP70"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MP72"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3"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4"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5" style:family="paragraph" style:parent-style-name="Footer">
      <style:text-properties officeooo:paragraph-rsid="00d8520c"/>
    </style:style>
    <style:style style:name="MP7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7"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MP78" style:family="paragraph" style:parent-style-name="Footer">
      <style:text-properties officeooo:paragraph-rsid="002aa84d"/>
    </style:style>
    <style:style style:name="MP79"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MP80" style:family="paragraph">
      <loext:graphic-properties draw:fill="solid" draw:fill-color="#7fb241"/>
    </style:style>
    <style:style style:name="MP81"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8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83"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4" style:family="paragraph" style:parent-style-name="Header">
      <style:paragraph-properties fo:margin-left="0cm" fo:margin-right="0cm" fo:text-align="start" style:justify-single-word="false" fo:text-indent="0cm" style:auto-text-indent="false"/>
      <style:text-properties officeooo:paragraph-rsid="020eb4a7"/>
    </style:style>
    <style:style style:name="MP85"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87"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8" style:family="paragraph" style:parent-style-name="_5f_Paragraphe_5f_Réponse_5f_Elève" style:list-style-name="_5f_Numérotation_20_des_20_exercices">
      <style:text-properties officeooo:rsid="00178920" officeooo:paragraph-rsid="008cd470"/>
    </style:style>
    <style:style style:name="MP89" style:family="paragraph" style:parent-style-name="_5f_Header_20_G_20_page_20_impaire_20__28_D_29_">
      <style:text-properties officeooo:paragraph-rsid="00c87b35"/>
    </style:style>
    <style:style style:name="MP9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9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93"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4"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MT2"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215abe1" fo:background-color="transparent" loext:char-shading-value="0"/>
    </style:style>
    <style:style style:name="MT4" style:family="text">
      <style:text-properties fo:text-transform="uppercase" fo:color="#808080" loext:opacity="100%" style:font-name="Bitstream Vera Sans" fo:font-size="9pt" officeooo:rsid="0271cf95" fo:background-color="transparent" loext:char-shading-value="0"/>
    </style:style>
    <style:style style:name="MT5" style:family="text">
      <style:text-properties fo:text-transform="uppercase" fo:color="#808080" loext:opacity="100%" style:font-name="Bitstream Vera Sans" fo:font-size="9pt" officeooo:rsid="0211dd7e" fo:background-color="transparent" loext:char-shading-value="0"/>
    </style:style>
    <style:style style:name="MT6"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MT7" style:family="text">
      <style:text-properties fo:text-transform="uppercase" fo:color="#808080" loext:opacity="100%" style:font-name="Bitstream Vera Sans" fo:font-size="9pt" officeooo:rsid="02767796" fo:background-color="transparent" loext:char-shading-value="0"/>
    </style:style>
    <style:style style:name="MT8" style:family="text">
      <style:text-properties fo:text-transform="uppercase" fo:color="#808080" loext:opacity="100%" style:font-name="Bitstream Vera Sans" fo:font-size="9pt" officeooo:rsid="00d8520c" fo:background-color="transparent" loext:char-shading-value="0"/>
    </style:style>
    <style:style style:name="MT9"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MT10" style:family="text">
      <style:text-properties fo:text-transform="uppercase" fo:color="#808080" loext:opacity="100%" style:font-name="Bitstream Vera Sans" fo:font-size="9pt" officeooo:rsid="026324db" fo:background-color="transparent" loext:char-shading-value="0"/>
    </style:style>
    <style:style style:name="MT11" style:family="text">
      <style:text-properties fo:text-transform="uppercase" fo:color="#808080" loext:opacity="100%" style:font-name="Bitstream Vera Sans" fo:font-size="9pt" officeooo:rsid="015f088a" fo:background-color="transparent" loext:char-shading-value="0"/>
    </style:style>
    <style:style style:name="MT12"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MT13" style:family="text">
      <style:text-properties fo:text-transform="uppercase" fo:color="#808080" loext:opacity="100%" style:font-name="Bitstream Vera Sans" fo:font-size="9pt" officeooo:rsid="0264196d" fo:background-color="transparent" loext:char-shading-value="0"/>
    </style:style>
    <style:style style:name="MT14"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MT15" style:family="text">
      <style:text-properties fo:text-transform="uppercase" fo:color="#808080" loext:opacity="100%" style:font-name="Bitstream Vera Sans" fo:font-size="9pt" officeooo:rsid="02722f5d" fo:background-color="transparent" loext:char-shading-value="0"/>
    </style:style>
    <style:style style:name="MT16" style:family="text">
      <style:text-properties fo:text-transform="uppercase" fo:color="#808080" loext:opacity="100%" style:font-name="Bitstream Vera Sans" fo:font-size="9pt" officeooo:rsid="026f2aea" fo:background-color="transparent" loext:char-shading-value="0"/>
    </style:style>
    <style:style style:name="MT17"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MT18"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MT19" style:family="text">
      <style:text-properties fo:text-transform="uppercase" fo:color="#808080" loext:opacity="100%" style:font-name="Bitstream Vera Sans" fo:font-size="9pt" officeooo:rsid="025b341c" fo:background-color="transparent" loext:char-shading-value="0"/>
    </style:style>
    <style:style style:name="MT20" style:family="text">
      <style:text-properties fo:text-transform="uppercase" fo:color="#808080" loext:opacity="100%" style:font-name="Bitstream Vera Sans" fo:font-size="9pt" officeooo:rsid="024b67fe" fo:background-color="transparent" loext:char-shading-value="0"/>
    </style:style>
    <style:style style:name="MT21"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MT22" style:family="text">
      <style:text-properties fo:text-transform="uppercase" fo:color="#808080" loext:opacity="100%" style:font-name="Bitstream Vera Sans" fo:font-size="9pt" officeooo:rsid="0250d176" fo:background-color="transparent" loext:char-shading-value="0"/>
    </style:style>
    <style:style style:name="MT23" style:family="text">
      <style:text-properties fo:text-transform="uppercase" fo:color="#808080" loext:opacity="100%" style:font-name="Bitstream Vera Sans" fo:font-size="9pt" officeooo:rsid="02392280" fo:background-color="transparent" loext:char-shading-value="0"/>
    </style:style>
    <style:style style:name="MT24"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MT25" style:family="text">
      <style:text-properties fo:text-transform="uppercase" fo:color="#808080" loext:opacity="100%" style:font-name="Bitstream Vera Sans" fo:font-size="9pt" officeooo:rsid="0242edd8" fo:background-color="transparent" loext:char-shading-value="0"/>
    </style:style>
    <style:style style:name="MT26" style:family="text">
      <style:text-properties fo:text-transform="uppercase" fo:color="#808080" loext:opacity="100%" style:font-name="Bitstream Vera Sans" fo:font-size="9pt" officeooo:rsid="02366921" fo:background-color="transparent" loext:char-shading-value="0"/>
    </style:style>
    <style:style style:name="MT27" style:family="text">
      <style:text-properties fo:text-transform="uppercase" fo:color="#808080" loext:opacity="100%" style:font-name="Bitstream Vera Sans" fo:font-size="9pt" officeooo:rsid="022816fd" fo:background-color="transparent" loext:char-shading-value="0"/>
    </style:style>
    <style:style style:name="MT28" style:family="text">
      <style:text-properties fo:text-transform="uppercase" fo:color="#808080" loext:opacity="100%" style:font-name="Bitstream Vera Sans" fo:font-size="9pt" officeooo:rsid="008d016c" fo:background-color="transparent" loext:char-shading-value="0"/>
    </style:style>
    <style:style style:name="MT29" style:family="text">
      <style:text-properties fo:text-transform="uppercase" fo:color="#808080" loext:opacity="100%" style:font-name="Bitstream Vera Sans" fo:font-size="9pt" officeooo:rsid="0181574a" fo:background-color="transparent" loext:char-shading-value="0"/>
    </style:style>
    <style:style style:name="MT30"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31" style:family="text">
      <style:text-properties fo:font-variant="small-caps" fo:color="#7fb241" loext:opacity="100%" style:font-name="Bitstream Vera Sans5" fo:font-size="16pt" fo:font-style="normal" fo:text-shadow="none" fo:font-weight="bold" officeooo:rsid="008d016c"/>
    </style:style>
    <style:style style:name="MT32" style:family="text">
      <style:text-properties fo:font-variant="small-caps" fo:color="#7fb241" loext:opacity="100%" style:font-name="Bitstream Vera Sans5" fo:font-size="16pt" fo:font-style="normal" fo:text-shadow="none" fo:font-weight="bold" officeooo:rsid="017f1451"/>
    </style:style>
    <style:style style:name="MT33" style:family="text">
      <style:text-properties fo:text-transform="uppercase" fo:color="#808080" loext:opacity="100%" style:font-name="Bitstream Vera Sans" fo:font-size="9pt" officeooo:rsid="01827f40" fo:background-color="transparent" loext:char-shading-value="0"/>
    </style:style>
    <style:style style:name="MT34" style:family="text">
      <style:text-properties fo:font-variant="small-caps" fo:color="#7fb241" loext:opacity="100%" style:font-name="Bitstream Vera Sans5" fo:font-size="16pt" fo:font-style="normal" fo:text-shadow="none" fo:font-weight="bold" officeooo:rsid="0177e18a"/>
    </style:style>
    <style:style style:name="MT35" style:family="text">
      <style:text-properties fo:text-transform="uppercase" fo:color="#808080" loext:opacity="100%" style:font-name="Bitstream Vera Sans" fo:font-size="9pt" officeooo:rsid="0177e18a" fo:background-color="transparent" loext:char-shading-value="0"/>
    </style:style>
    <style:style style:name="MT36"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MT37" style:family="text">
      <style:text-properties officeooo:rsid="010c4d3a"/>
    </style:style>
    <style:style style:name="MT38"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MT39" style:family="text">
      <style:text-properties fo:text-transform="uppercase" fo:color="#808080" loext:opacity="100%" style:font-name="Bitstream Vera Sans" fo:font-size="9pt" officeooo:rsid="010f7046" fo:background-color="transparent" loext:char-shading-value="0"/>
    </style:style>
    <style:style style:name="MT40" style:family="text">
      <style:text-properties fo:text-transform="uppercase" fo:color="#808080" loext:opacity="100%" style:font-name="Bitstream Vera Sans" fo:font-size="9pt" officeooo:rsid="01239129" fo:background-color="transparent" loext:char-shading-value="0"/>
    </style:style>
    <style:style style:name="MT41" style:family="text">
      <style:text-properties fo:text-transform="uppercase" fo:color="#808080" loext:opacity="100%" style:font-name="Bitstream Vera Sans" fo:font-size="9pt" officeooo:rsid="01120261" fo:background-color="transparent" loext:char-shading-value="0"/>
    </style:style>
    <style:style style:name="MT42" style:family="text">
      <style:text-properties fo:font-variant="small-caps" fo:color="#9d0f89" loext:opacity="100%" style:font-name="Bitstream Vera Sans" fo:font-size="16pt" fo:font-weight="bold" officeooo:rsid="01a13e78"/>
    </style:style>
    <style:style style:name="MT43" style:family="text">
      <style:text-properties officeooo:rsid="00b6801f"/>
    </style:style>
    <style:style style:name="MT44"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45"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MT46" style:family="text">
      <style:text-properties fo:text-transform="uppercase" fo:color="#808080" loext:opacity="100%" style:font-name="Bitstream Vera Sans" fo:font-size="9pt" officeooo:rsid="010c4d3a" fo:background-color="transparent" loext:char-shading-value="0"/>
    </style:style>
    <style:style style:name="MT47" style:family="text">
      <style:text-properties fo:text-transform="uppercase" fo:color="#808080" loext:opacity="100%" style:font-name="Bitstream Vera Sans" fo:font-size="9pt" officeooo:rsid="010d212a" fo:background-color="transparent" loext:char-shading-value="0"/>
    </style:style>
    <style:style style:name="MT48" style:family="text">
      <style:text-properties fo:text-transform="uppercase" fo:color="#808080" loext:opacity="100%" style:font-name="Bitstream Vera Sans" fo:font-size="9pt" officeooo:rsid="01924125" fo:background-color="transparent" loext:char-shading-value="0"/>
    </style:style>
    <style:style style:name="MT49"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MT50"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51" style:family="text">
      <style:text-properties fo:font-size="16pt" style:font-size-asian="16pt" style:font-size-complex="16pt"/>
    </style:style>
    <style:style style:name="MT52" style:family="text"/>
    <style:style style:name="MT53" style:family="text">
      <style:text-properties fo:text-transform="uppercase" fo:color="#808080" loext:opacity="100%" style:font-name="Bitstream Vera Sans" fo:font-size="9pt" officeooo:rsid="015c53e1" fo:background-color="transparent" loext:char-shading-value="0"/>
    </style:style>
    <style:style style:name="MT54" style:family="text">
      <style:text-properties officeooo:rsid="01f8729d"/>
    </style:style>
    <style:style style:name="MT55" style:family="text">
      <style:text-properties officeooo:rsid="01b6dc57"/>
    </style:style>
    <style:style style:name="MT56"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60d7ef" fo:background-color="transparent" loext:char-shading-value="0"/>
    </style:style>
    <style:style style:name="MT58" style:family="text">
      <style:text-properties fo:text-transform="uppercase" fo:color="#808080" loext:opacity="100%" style:font-name="Bitstream Vera Sans" fo:font-size="9pt" officeooo:rsid="00d4df5c" fo:background-color="transparent" loext:char-shading-value="0"/>
    </style:style>
    <style:style style:name="MT59" style:family="text">
      <style:text-properties fo:text-transform="uppercase" fo:color="#808080" loext:opacity="100%" style:font-name="Bitstream Vera Sans" fo:font-size="9pt" officeooo:rsid="01ecd3e3" fo:background-color="transparent" loext:char-shading-value="0"/>
    </style:style>
    <style:style style:name="MT60"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MT61" style:family="text">
      <style:text-properties fo:text-transform="uppercase" fo:color="#808080" loext:opacity="100%" style:font-name="Bitstream Vera Sans" fo:font-size="9pt" officeooo:rsid="01dfe97b" fo:background-color="transparent" loext:char-shading-value="0"/>
    </style:style>
    <style:style style:name="MT62"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63" style:family="text">
      <style:text-properties officeooo:rsid="00b5d2d1"/>
    </style:style>
    <style:style style:name="MT64"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65"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66" style:family="text">
      <style:text-properties fo:text-transform="uppercase" fo:color="#808080" loext:opacity="100%" style:font-name="Bitstream Vera Sans" fo:font-size="9pt" officeooo:rsid="009e3fdd" fo:background-color="transparent" loext:char-shading-value="0"/>
    </style:style>
    <style:style style:name="MT67" style:family="text">
      <style:text-properties fo:text-transform="uppercase" fo:color="#808080" loext:opacity="100%" style:font-name="Bitstream Vera Sans" fo:font-size="9pt" officeooo:rsid="00b5d2d1" fo:background-color="transparent" loext:char-shading-value="0"/>
    </style:style>
    <style:style style:name="MT68" style:family="text">
      <style:text-properties fo:text-transform="uppercase" fo:color="#808080" loext:opacity="100%" style:font-name="Bitstream Vera Sans" fo:font-size="9pt" officeooo:rsid="00b6801f" fo:background-color="transparent" loext:char-shading-value="0"/>
    </style:style>
    <style:style style:name="MT69" style:family="text">
      <style:text-properties officeooo:rsid="015f088a"/>
    </style:style>
    <style:style style:name="MT70"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MT71" style:family="text">
      <style:text-properties fo:text-transform="uppercase" fo:color="#808080" loext:opacity="100%" style:font-name="Bitstream Vera Sans" fo:font-size="9pt" officeooo:rsid="01e10c40" fo:background-color="transparent" loext:char-shading-value="0"/>
    </style:style>
    <style:style style:name="MT72"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MT73" style:family="text">
      <style:text-properties fo:text-transform="uppercase" fo:color="#808080" loext:opacity="100%" style:font-name="Bitstream Vera Sans" fo:font-size="9pt" officeooo:rsid="019c9165" fo:background-color="transparent" loext:char-shading-value="0"/>
    </style:style>
    <style:style style:name="MT74" style:family="text">
      <style:text-properties fo:font-variant="small-caps" fo:color="#d7e12c" loext:opacity="100%" style:font-name="Bitstream Vera Sans5" fo:font-size="16pt" fo:font-style="normal" fo:text-shadow="none" fo:font-weight="bold" officeooo:rsid="0274790a"/>
    </style:style>
    <style:style style:name="MT75" style:family="text">
      <style:text-properties fo:font-variant="small-caps" fo:color="#d7e12c" loext:opacity="100%" style:font-name="Bitstream Vera Sans5" fo:font-size="16pt" fo:font-style="normal" fo:text-shadow="none" fo:font-weight="bold" officeooo:rsid="00248e62"/>
    </style:style>
    <style:style style:name="MT76" style:family="text">
      <style:text-properties fo:font-variant="small-caps" fo:color="#d7e12c" loext:opacity="100%" style:font-name="Bitstream Vera Sans5" fo:font-size="16pt" fo:font-style="normal" fo:text-shadow="none" fo:font-weight="bold" officeooo:rsid="02767d15"/>
    </style:style>
    <style:style style:name="MT77" style:family="text">
      <style:text-properties officeooo:rsid="0160d7ef"/>
    </style:style>
    <style:style style:name="MT78" style:family="text">
      <style:text-properties officeooo:rsid="02735980"/>
    </style:style>
    <style:style style:name="MT79" style:family="text">
      <style:text-properties officeooo:rsid="02757f12"/>
    </style:style>
    <style:style style:name="MT80" style:family="text">
      <style:text-properties officeooo:rsid="0272f9e5"/>
    </style:style>
    <style:style style:name="MT81" style:family="text">
      <style:text-properties officeooo:rsid="026ec296"/>
    </style:style>
    <style:style style:name="MT82" style:family="text">
      <style:text-properties officeooo:rsid="0268e0aa"/>
    </style:style>
    <style:style style:name="MT83" style:family="text">
      <style:text-properties officeooo:rsid="0072f07f"/>
    </style:style>
    <style:style style:name="MT84"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85" style:family="text">
      <style:text-properties fo:font-variant="small-caps" fo:color="#d7e12c" loext:opacity="100%" style:font-name="Bitstream Vera Sans5" fo:font-size="16pt" fo:font-style="normal" fo:text-shadow="none" fo:font-weight="bold" officeooo:rsid="009c03d7"/>
    </style:style>
    <style:style style:name="MT86" style:family="text">
      <style:text-properties fo:text-transform="uppercase" fo:color="#808080" loext:opacity="100%" style:font-name="Bitstream Vera Sans" fo:font-size="9pt" officeooo:rsid="00863005" fo:background-color="transparent" loext:char-shading-value="0"/>
    </style:style>
    <style:style style:name="MT87" style:family="text">
      <style:text-properties fo:text-transform="uppercase" fo:color="#808080" loext:opacity="100%" style:font-name="Bitstream Vera Sans" fo:font-size="9pt" officeooo:rsid="009c03d7" fo:background-color="transparent" loext:char-shading-value="0"/>
    </style:style>
    <style:style style:name="MT88" style:family="text">
      <style:text-properties fo:font-variant="small-caps" fo:color="#d7e12c" loext:opacity="100%" style:font-name="Bitstream Vera Sans5" fo:font-size="16pt" fo:font-style="normal" fo:text-shadow="none" fo:font-weight="bold" officeooo:rsid="009206bf"/>
    </style:style>
    <style:style style:name="MT89" style:family="text">
      <style:text-properties fo:text-transform="uppercase" fo:color="#808080" loext:opacity="100%" style:font-name="Bitstream Vera Sans" fo:font-size="9pt" officeooo:rsid="009206bf" fo:background-color="transparent" loext:char-shading-value="0"/>
    </style:style>
    <style:style style:name="MT90"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1f8729d" fo:background-color="transparent" loext:char-shading-value="0"/>
    </style:style>
    <style:style style:name="MT92" style:family="text">
      <style:text-properties officeooo:rsid="014407b5"/>
    </style:style>
    <style:style style:name="MT93" style:family="text">
      <style:text-properties fo:font-variant="small-caps" fo:color="#7fb241" loext:opacity="100%" style:font-name="Bitstream Vera Sans5" fo:font-size="16pt" fo:font-style="normal" fo:text-shadow="none" fo:font-weight="bold" officeooo:rsid="016f3374"/>
    </style:style>
    <style:style style:name="MT94" style:family="text">
      <style:text-properties fo:text-transform="uppercase" fo:color="#808080" loext:opacity="100%" style:font-name="Bitstream Vera Sans" fo:font-size="9pt" officeooo:rsid="016f3374" fo:background-color="transparent" loext:char-shading-value="0"/>
    </style:style>
    <style:style style:name="MT95" style:family="text">
      <style:text-properties officeooo:rsid="028152fd"/>
    </style:style>
    <style:style style:name="MT96" style:family="text">
      <style:text-properties fo:text-transform="uppercase" fo:color="#808080" loext:opacity="100%" style:font-name="Bitstream Vera Sans" fo:font-size="9pt" officeooo:rsid="027e70e3" fo:background-color="transparent" loext:char-shading-value="0"/>
    </style:style>
    <style:style style:name="MT97" style:family="text">
      <style:text-properties officeooo:rsid="0334a5be"/>
    </style:style>
    <style:style style:name="MT98" style:family="text">
      <style:text-properties fo:font-variant="small-caps" fo:color="#1ca2b8" loext:opacity="100%" style:font-name="Bitstream Vera Sans5" fo:font-size="16pt" fo:font-style="normal" fo:text-shadow="none" fo:font-weight="bold" officeooo:rsid="0334510d"/>
    </style:style>
    <style:style style:name="MT99" style:family="text">
      <style:text-properties fo:text-transform="uppercase" fo:color="#808080" loext:opacity="100%" style:font-name="Bitstream Vera Sans" fo:font-size="9pt" officeooo:rsid="030c4d7d" fo:background-color="transparent" loext:char-shading-value="0"/>
    </style:style>
    <style:style style:name="MT100" style:family="text">
      <style:text-properties fo:text-transform="uppercase" fo:color="#808080" loext:opacity="100%" style:font-name="Bitstream Vera Sans" fo:font-size="9pt" officeooo:rsid="0386731d" fo:background-color="transparent" loext:char-shading-value="0"/>
    </style:style>
    <style:style style:name="MT101"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2" style:family="text">
      <style:text-properties fo:text-transform="uppercase" fo:color="#808080" loext:opacity="100%" style:font-name="Bitstream Vera Sans" fo:font-size="9pt" officeooo:rsid="0334510d" fo:background-color="transparent" loext:char-shading-value="0"/>
    </style:style>
    <style:style style:name="MT103" style:family="text">
      <style:text-properties fo:font-variant="small-caps" fo:color="#1ca2b8" loext:opacity="100%" style:font-name="Bitstream Vera Sans5" fo:font-size="16pt" fo:font-style="normal" fo:text-shadow="none" fo:font-weight="bold" officeooo:rsid="0334a5be"/>
    </style:style>
    <style:style style:name="MT104" style:family="text">
      <style:text-properties fo:text-transform="uppercase" fo:color="#808080" loext:opacity="100%" style:font-name="Bitstream Vera Sans" fo:font-size="9pt" officeooo:rsid="033506eb" fo:background-color="transparent" loext:char-shading-value="0"/>
    </style:style>
    <style:style style:name="MT105" style:family="text">
      <style:text-properties officeooo:rsid="0315af39"/>
    </style:style>
    <style:style style:name="MT106" style:family="text">
      <style:text-properties fo:font-variant="small-caps" fo:color="#1ca2b8" loext:opacity="100%" style:font-name="Bitstream Vera Sans5" fo:font-size="16pt" fo:font-style="normal" fo:text-shadow="none" fo:font-weight="bold" officeooo:rsid="038bc026"/>
    </style:style>
    <style:style style:name="MT107" style:family="text">
      <style:text-properties fo:text-transform="uppercase" fo:color="#808080" loext:opacity="100%" style:font-name="Bitstream Vera Sans" fo:font-size="9pt" officeooo:rsid="038bc026" fo:background-color="transparent" loext:char-shading-value="0"/>
    </style:style>
    <style:style style:name="MT108" style:family="text">
      <style:text-properties fo:text-transform="uppercase" fo:color="#808080" loext:opacity="100%" style:font-name="Bitstream Vera Sans" fo:font-size="9pt" officeooo:rsid="038719cc" fo:background-color="transparent" loext:char-shading-value="0"/>
    </style:style>
    <style:style style:name="MT109" style:family="text">
      <style:text-properties fo:font-variant="small-caps" fo:color="#1ca2b8" loext:opacity="100%" style:font-name="Bitstream Vera Sans5" fo:font-size="16pt" fo:font-style="normal" fo:text-shadow="none" fo:font-weight="bold" officeooo:rsid="0386731d"/>
    </style:style>
    <style:style style:name="MT110" style:family="text">
      <style:text-properties fo:font-variant="small-caps" fo:color="#1ca2b8" loext:opacity="100%" style:font-name="Bitstream Vera Sans5" fo:font-size="16pt" fo:font-style="normal" fo:text-shadow="none" fo:font-weight="bold" officeooo:rsid="0313166c"/>
    </style:style>
    <style:style style:name="MT111" style:family="text">
      <style:text-properties fo:font-variant="small-caps" fo:color="#1ca2b8" loext:opacity="100%" style:font-name="Bitstream Vera Sans5" fo:font-size="16pt" fo:font-style="normal" fo:text-shadow="none" fo:font-weight="bold" officeooo:rsid="030f34d6"/>
    </style:style>
    <style:style style:name="MT112" style:family="text">
      <style:text-properties fo:text-transform="uppercase" fo:color="#808080" loext:opacity="100%" style:font-name="Bitstream Vera Sans" fo:font-size="9pt" officeooo:rsid="0313166c" fo:background-color="transparent" loext:char-shading-value="0"/>
    </style:style>
    <style:style style:name="MT113" style:family="text">
      <style:text-properties fo:text-transform="uppercase" fo:color="#808080" loext:opacity="100%" style:font-name="Bitstream Vera Sans" fo:font-size="9pt" officeooo:rsid="030f34d6" fo:background-color="transparent" loext:char-shading-value="0"/>
    </style:style>
    <style:style style:name="MT114" style:family="text">
      <style:text-properties officeooo:rsid="008d016c"/>
    </style:style>
    <style:style style:name="MT115"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MT116"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MT117" style:family="text">
      <style:text-properties fo:text-transform="uppercase" fo:color="#808080" loext:opacity="100%" style:font-name="Bitstream Vera Sans" fo:font-size="9pt" officeooo:rsid="009a8a6b" fo:background-color="transparent" loext:char-shading-value="0"/>
    </style:style>
    <style:style style:name="MT118" style:family="text">
      <style:text-properties fo:text-transform="uppercase" fo:color="#808080" loext:opacity="100%" style:font-name="Bitstream Vera Sans" fo:font-size="9pt" officeooo:rsid="00fb4f81" fo:background-color="transparent" loext:char-shading-value="0"/>
    </style:style>
    <style:style style:name="MT119" style:family="text">
      <style:text-properties fo:text-transform="uppercase" fo:color="#808080" loext:opacity="100%" style:font-name="Bitstream Vera Sans" fo:font-size="9pt" officeooo:rsid="0113c9a8" fo:background-color="transparent" loext:char-shading-value="0"/>
    </style:style>
    <style:style style:name="MT120"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MT121"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MT122"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MT123" style:family="text">
      <style:text-properties fo:text-transform="uppercase" fo:color="#808080" loext:opacity="100%" style:font-name="Bitstream Vera Sans" fo:font-size="9pt" officeooo:rsid="00d44bd3" fo:background-color="transparent" loext:char-shading-value="0"/>
    </style:style>
    <style:style style:name="MT124"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fda0e9" fo:background-color="transparent" loext:char-shading-value="0"/>
    </style:style>
    <style:style style:name="MT126" style:family="text">
      <style:text-properties officeooo:rsid="009e3fdd"/>
    </style:style>
    <style:style style:name="MT127"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MT128"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MT129" style:family="text">
      <style:text-properties fo:text-transform="uppercase" fo:color="#808080" loext:opacity="100%" style:font-name="Bitstream Vera Sans" fo:font-size="9pt" officeooo:rsid="00ab054e" fo:background-color="transparent" loext:char-shading-value="0"/>
    </style:style>
    <style:style style:name="MT130" style:family="text">
      <style:text-properties fo:text-transform="uppercase" fo:color="#808080" loext:opacity="100%" style:font-name="Bitstream Vera Sans" fo:font-size="9pt" officeooo:rsid="00b0f0c1" fo:background-color="transparent" loext:char-shading-value="0"/>
    </style:style>
    <style:style style:name="MT131" style:family="text">
      <style:text-properties fo:font-variant="small-caps" officeooo:rsid="0054f64f"/>
    </style:style>
    <style:style style:name="MT132" style:family="text">
      <style:text-properties fo:font-variant="small-caps"/>
    </style:style>
    <style:style style:name="MT133"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MT134" style:family="text">
      <style:text-properties officeooo:rsid="00a4cf55"/>
    </style:style>
    <style:style style:name="MT135"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MT136"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MT137"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MT138" style:family="text">
      <style:text-properties fo:text-transform="uppercase" fo:color="#808080" loext:opacity="100%" style:font-name="Bitstream Vera Sans" fo:font-size="9pt" officeooo:rsid="00f252bf" fo:background-color="transparent" loext:char-shading-value="0"/>
    </style:style>
    <style:style style:name="MT139" style:family="text">
      <style:text-properties officeooo:rsid="005a3fa8"/>
    </style:style>
    <style:style style:name="MT140" style:family="text">
      <style:text-properties fo:color="#ffffff" loext:opacity="100%" style:font-name="Bitstream Vera Sans2" fo:font-size="16pt" fo:font-weight="bold" style:font-size-asian="16pt" style:font-weight-asian="bold" style:font-size-complex="16pt" style:font-weight-complex="bold"/>
    </style:style>
    <style:style style:name="MT141" style:family="text">
      <style:text-properties officeooo:rsid="00415f3a"/>
    </style:style>
    <style:style style:name="MT142" style:family="text">
      <style:text-properties officeooo:rsid="00386ebd"/>
    </style:style>
    <style:style style:name="MT143" style:family="text">
      <style:text-properties fo:font-variant="small-caps" fo:color="#7fb241" loext:opacity="100%" style:font-name="Bitstream Vera Sans5" fo:font-size="16pt" fo:font-style="normal" fo:text-shadow="none" fo:font-weight="bold" officeooo:rsid="020eb4a7"/>
    </style:style>
    <style:style style:name="MT144"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MT145"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MT146" style:family="text">
      <style:text-properties fo:text-transform="uppercase" fo:color="#808080" loext:opacity="100%" style:font-name="Bitstream Vera Sans" fo:font-size="9pt" officeooo:rsid="005cb084" fo:background-color="transparent" loext:char-shading-value="0"/>
    </style:style>
    <style:style style:name="MT147" style:family="text">
      <style:text-properties officeooo:rsid="00a59a60"/>
    </style:style>
    <style:style style:name="MT148"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MT149"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MT150" style:family="text">
      <style:text-properties fo:text-transform="uppercase" fo:color="#808080" loext:opacity="100%" style:font-name="Bitstream Vera Sans" fo:font-size="9pt" officeooo:rsid="00a59a60" fo:background-color="transparent" loext:char-shading-value="0"/>
    </style:style>
    <style:style style:name="MT151" style:family="text">
      <style:text-properties fo:text-transform="uppercase" fo:color="#808080" loext:opacity="100%" style:font-name="Bitstream Vera Sans" fo:font-size="9pt" officeooo:rsid="01fbd77d" fo:background-color="transparent" loext:char-shading-value="0"/>
    </style:style>
    <style:style style:name="MT152" style:family="text">
      <style:text-properties officeooo:rsid="01fe03f2"/>
    </style:style>
    <style:style style:name="MT153" style:family="text">
      <style:text-properties fo:font-variant="small-caps" officeooo:rsid="0096b4e2"/>
    </style:style>
    <style:style style:name="MT154" style:family="text">
      <style:text-properties fo:font-variant="small-caps" officeooo:rsid="00a847d5"/>
    </style:style>
    <style:style style:name="MT155" style:family="text">
      <style:text-properties officeooo:rsid="0096b4e2"/>
    </style:style>
    <style:style style:name="MT156" style:family="text">
      <style:text-properties fo:text-transform="uppercase" fo:color="#808080" loext:opacity="100%" style:font-name="Bitstream Vera Sans" fo:font-size="9pt" officeooo:rsid="00b3f5fc" fo:background-color="transparent" loext:char-shading-value="0"/>
    </style:style>
    <style:style style:name="MT157" style:family="text">
      <style:text-properties fo:text-transform="uppercase" fo:color="#808080" loext:opacity="100%" style:font-name="Bitstream Vera Sans" fo:font-size="9pt" fo:background-color="transparent" loext:char-shading-value="0"/>
    </style:style>
    <style:style style:name="MT15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9" style:family="text">
      <style:text-properties fo:text-transform="uppercase" fo:color="#808080" loext:opacity="100%" style:font-name="Bitstream Vera Sans" fo:font-size="9pt" officeooo:rsid="013d813f" fo:background-color="transparent" loext:char-shading-value="0"/>
    </style:style>
    <style:style style:name="MT160" style:family="text">
      <style:text-properties officeooo:rsid="0032e83a"/>
    </style:style>
    <style:style style:name="MT161" style:family="text">
      <style:text-properties officeooo:rsid="002b33ed"/>
    </style:style>
    <style:style style:name="MT162"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MT163"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MT164"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MT165" style:family="text">
      <style:text-properties fo:text-transform="uppercase" fo:color="#808080" loext:opacity="100%" style:font-name="Bitstream Vera Sans" fo:font-size="9pt" officeooo:rsid="0108f339" fo:background-color="transparent" loext:char-shading-value="0"/>
    </style:style>
    <style:style style:name="MT166"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MT167"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MT168" style:family="text">
      <style:text-properties fo:text-transform="uppercase" fo:color="#808080" loext:opacity="100%" style:font-name="Bitstream Vera Sans" fo:font-size="9pt" officeooo:rsid="0054f64f" fo:background-color="transparent" loext:char-shading-value="0"/>
    </style:style>
    <style:style style:name="MT169" style:family="text">
      <style:text-properties fo:text-transform="uppercase" fo:color="#808080" loext:opacity="100%" style:font-name="Bitstream Vera Sans" fo:font-size="9pt" officeooo:rsid="007ae147" fo:background-color="transparent" loext:char-shading-value="0"/>
    </style:style>
    <style:style style:name="MT170" style:family="text">
      <style:text-properties fo:font-variant="small-caps" officeooo:rsid="007d7a6f"/>
    </style:style>
    <style:style style:name="MT171" style:family="text">
      <style:text-properties officeooo:rsid="00a59037"/>
    </style:style>
    <style:style style:name="MT172"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MT173" style:family="text">
      <style:text-properties fo:text-transform="uppercase" fo:color="#808080" loext:opacity="100%" style:font-name="Bitstream Vera Sans" fo:font-size="9pt" officeooo:rsid="007d7a6f" fo:background-color="transparent" loext:char-shading-value="0"/>
    </style:style>
    <style:style style:name="MT174" style:family="text">
      <style:text-properties fo:font-variant="small-caps" officeooo:rsid="00990660"/>
    </style:style>
    <style:style style:name="MT175" style:family="text">
      <style:text-properties fo:font-variant="small-caps" officeooo:rsid="00b5d2d1"/>
    </style:style>
    <style:style style:name="MT176" style:family="text">
      <style:text-properties fo:font-variant="small-caps" officeooo:rsid="00b6801f"/>
    </style:style>
    <style:style style:name="MT177"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MT178"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MT179" style:family="text">
      <style:text-properties fo:text-transform="uppercase" fo:color="#808080" loext:opacity="100%" style:font-name="Bitstream Vera Sans" fo:font-size="9pt" officeooo:rsid="02a682f9" fo:background-color="transparent" loext:char-shading-value="0"/>
    </style:style>
    <style:style style:name="MT180" style:family="text">
      <style:text-properties fo:text-transform="uppercase" fo:color="#808080" loext:opacity="100%" style:font-name="Bitstream Vera Sans" fo:font-size="9pt" officeooo:rsid="029013f4" fo:background-color="transparent" loext:char-shading-value="0"/>
    </style:style>
    <style:style style:name="MT181"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MT182"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d7e12c" style:height="100%" style:style="solid"/>
          <style:column style:rel-width="5385*" fo:start-indent="0cm" fo:end-indent="0.349cm"/>
          <style:column style:rel-width="5387*"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5__5f_8_5f_SERIE_5f_N_5f_GAUCHE_5f_ET_5f_DROITE_5f_2COL" style:display-name="5_8_SERIE_N_GAUCHE_ET_DROITE_2COL" style:page-layout-name="Mpm10" draw:style-name="Mdp1">
      <style:header>
        <text:p text:style-name="MP1"><text:span text:style-name="MT1">Conversions d’unités : </text:span><text:span text:style-name="MT2">Problèmes</text:span></text:p>
      </style:header>
      <style:header-left>
        <text:p text:style-name="MP1"><text:span text:style-name="MT1">Conversions d’unités : </text:span><text:span text:style-name="MT2">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4">problèmes</text:span></text:p></draw:text-box></draw:frame><draw:g text:anchor-type="paragraph" draw:z-index="140" draw:name="Shape4_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text:span text:style-name="MT5">Conversions d’unités : </text:span><text:span text:style-name="MT4">problèmes</text:span></text:p></draw:text-box></draw:frame><draw:g text:anchor-type="paragraph" draw:z-index="141" draw:name="Shape4_142" draw:style-name="Mgr1"><draw:path draw:style-name="Mgr2" draw:text-style-name="MP5"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6">Conversions d’unités : </text:span><text:span text:style-name="MT2">Problèmes</text:span></text:p>
      </style:header>
      <style:header-left>
        <text:p text:style-name="_5f_Header_20_N_20_page_20_paire_20__28_G_29_"><text:s/><text:span text:style-name="MT6">Conversions d’unités : </text:span><text:span text:style-name="MT2">Problèmes</text:span></text:p>
      </style:header-left>
      <style:footer>
        <text:p text:style-name="MP7"><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4">problèmes</text:span></text:p></draw:text-box></draw:frame><draw:g text:anchor-type="paragraph" draw:z-index="142" draw:name="Shape4_14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4"><text:span text:style-name="MT7">Conversions d’unités </text:span><text:span text:style-name="MT8">: </text:span><text:span text:style-name="MT7">problèmes</text:span></text:p></draw:text-box></draw:frame><draw:g text:anchor-type="paragraph" draw:z-index="143" draw:name="Shape4_63" draw:style-name="Mgr1"><draw:path draw:style-name="Mgr2" draw:text-style-name="MP5"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Conversions d’unités : </text:span><text:span text:style-name="MT9">Aires</text:span></text:p>
      </style:header>
      <style:header-left>
        <text:p text:style-name="_5f_Header_20_N_20_page_20_paire_20__28_G_29_"><text:span text:style-name="MT1">Conversions d’unités : </text:span><text:span text:style-name="MT9">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3">Conversions d’unités : </text:span><text:span text:style-name="MT10">Aires</text:span></text:h></draw:text-box></draw:frame><draw:g text:anchor-type="paragraph" draw:z-index="144" draw:name="Shape4_14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6">Conversions d’unités : </text:span><text:span text:style-name="MT9">Aires</text:span></text:p>
      </style:header>
      <style:header-left>
        <text:p text:style-name="Header"><text:s/><text:span text:style-name="MT6">Conversions d’unités : </text:span><text:span text:style-name="MT9">Aires</text:span></text:p>
      </style:header-left>
      <style:footer>
        <text:p text:style-name="MP7"><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0">aires</text:span></text:p></draw:text-box></draw:frame><draw:g text:anchor-type="paragraph" draw:z-index="145" draw:name="Shape4_5"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46" draw:name="Shape4_153" draw:style-name="Mgr1"><draw:path draw:style-name="Mgr3" draw:text-style-name="MP8" svg:width="0.855cm" svg:height="1.172cm" svg:x="-0.143cm" svg:y="-0.175cm" svg:viewBox="0 0 856 1173" svg:d="M856 1173h-856v-991c0-100 79-182 175-182h505c97 0 176 82 176 182z"><text:p/></draw:path></draw:g><draw:g text:anchor-type="paragraph" draw:z-index="147" draw:name="Shape4_2"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Conversions d’unités : </text:span><text:span text:style-name="MT12">Vitesse</text:span></text:p>
      </style:header>
      <style:header-left>
        <text:p text:style-name="_5f_Header_20_N_20_page_20_impaire_20__28_D_29_"><text:span text:style-name="MT1">Conversions d’unités : </text:span><text:span text:style-name="MT12">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3">vitesse</text:span><text:span text:style-name="MT8"> </text:span></text:p></draw:text-box></draw:frame><draw:g text:anchor-type="paragraph" draw:z-index="148" draw:name="Shape4_14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49" draw:name="Shape4_4"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13">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6">Conversions d’unités : </text:span><text:span text:style-name="MT14">Temps et durées</text:span></text:p>
      </style:header>
      <style:header-left>
        <text:p text:style-name="_5f_Header_20_N_20_page_20_impaire_20__28_D_29_"><text:s/><text:span text:style-name="MT6">Conversions d’unités : </text:span><text:span text:style-name="MT14">Temps et durées</text:span></text:p>
      </style:header-left>
      <style:footer>
        <text:p text:style-name="MP7"><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5">Temps et </text:span><text:span text:style-name="MT16">Durée</text:span><text:span text:style-name="MT8"> </text:span></text:p></draw:text-box></draw:frame><draw:g text:anchor-type="paragraph" draw:z-index="150" draw:name="Shape4_13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51" draw:name="Shape4_143" draw:style-name="Mgr1"><draw:path draw:style-name="Mgr2" draw:text-style-name="MP5" svg:width="0.855cm" svg:height="1.172cm" svg:x="-0.143cm" svg:y="-0.175cm" svg:viewBox="0 0 856 1173" svg:d="M856 1173h-856v-991c0-100 79-182 175-182h505c97 0 176 82 176 182z"><text:p/></draw:path></draw:g><draw:g text:anchor-type="paragraph" draw:z-index="152" draw:name="Shape4_144"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Conversions d’unités : </text:span><text:span text:style-name="MT17">Temps et d</text:span><text:span text:style-name="MT18">urées</text:span></text:p>
      </style:header>
      <style:header-left>
        <text:p text:style-name="_5f_Header_20_N_20_page_20_impaire_20__28_D_29_"><text:span text:style-name="MT1">Conversions d’unités : </text:span><text:span text:style-name="MT17">Temps et d</text:span><text:span text:style-name="MT18">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9">temps et </text:span><text:span text:style-name="MT20">durées</text:span><text:span text:style-name="MT8"> </text:span></text:p></draw:text-box></draw:frame><draw:g text:anchor-type="paragraph" draw:z-index="153" draw:name="Shape4_13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4" draw:name="Shape4_141"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19">temps et </text:span><text:span text:style-name="MT20">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6">Conversions d’unités : </text:span><text:span text:style-name="MT17">Temps et d</text:span><text:span text:style-name="MT18">urées</text:span></text:p>
      </style:header>
      <style:header-left>
        <text:p text:style-name="Header"><text:s/><text:span text:style-name="MT6">Conversions d’unités : </text:span><text:span text:style-name="MT17">Temps et d</text:span><text:span text:style-name="MT18">urées</text:span></text:p>
      </style:header-left>
      <style:footer>
        <text:p text:style-name="MP7"><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19">temps et </text:span><text:span text:style-name="MT20">durées</text:span><text:span text:style-name="MT8"> </text:span></text:p></draw:text-box></draw:frame><draw:g text:anchor-type="paragraph" draw:z-index="155" draw:name="Shape4_13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56" draw:name="Shape4_138" draw:style-name="Mgr1"><draw:path draw:style-name="Mgr2" draw:text-style-name="MP5" svg:width="0.855cm" svg:height="1.172cm" svg:x="-0.143cm" svg:y="-0.175cm" svg:viewBox="0 0 856 1173" svg:d="M856 1173h-856v-991c0-100 79-182 175-182h505c97 0 176 82 176 182z"><text:p/></draw:path></draw:g><draw:g text:anchor-type="paragraph" draw:z-index="157" draw:name="Shape4_139"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Conversions d’unités : </text:span><text:span text:style-name="MT21">Capacités</text:span></text:p>
      </style:header>
      <style:header-left>
        <text:p text:style-name="_5f_Header_20_N_20_page_20_impaire_20__28_D_29_"><text:span text:style-name="MT1">Conversions d’unités : </text:span><text:span text:style-name="MT21">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2">Capacités</text:span><text:span text:style-name="MT8"> </text:span></text:p></draw:text-box></draw:frame><draw:g text:anchor-type="paragraph" draw:z-index="158" draw:name="Shape4_14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6">Conversions d’unités : </text:span><text:span text:style-name="MT21">Capacités</text:span></text:p>
      </style:header>
      <style:header-left>
        <text:p text:style-name="Header"><text:s/><text:span text:style-name="MT6">Conversions d’unités : </text:span><text:span text:style-name="MT21">Capacités</text:span></text:p>
      </style:header-left>
      <style:footer>
        <text:p text:style-name="MP7"><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3">capacités</text:span><text:span text:style-name="MT8"> </text:span></text:p></draw:text-box></draw:frame><draw:g text:anchor-type="paragraph" draw:z-index="159" draw:name="Shape4_13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60" draw:name="Shape4_134" draw:style-name="Mgr1"><draw:path draw:style-name="Mgr3" draw:text-style-name="MP8" svg:width="0.855cm" svg:height="1.172cm" svg:x="-0.143cm" svg:y="-0.175cm" svg:viewBox="0 0 856 1173" svg:d="M856 1173h-856v-991c0-100 79-182 175-182h505c97 0 176 82 176 182z"><text:p/></draw:path></draw:g><draw:g text:anchor-type="paragraph" draw:z-index="161" draw:name="Shape4_135"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24"><text:s/></text:span><text:span text:style-name="MT6">Conversions d’unités : </text:span><text:span text:style-name="MT24">masses</text:span></text:p>
      </style:header>
      <style:header-left>
        <text:p text:style-name="_5f_Header_20_N_20_page_20_impaire_20__28_D_29_"><text:span text:style-name="MT24"><text:s/></text:span><text:span text:style-name="MT6">Conversions d’unités : </text:span><text:span text:style-name="MT24">masses</text:span></text:p>
      </style:header-left>
      <style:footer>
        <text:p text:style-name="MP9"><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5">Masses</text:span><text:span text:style-name="MT8"> </text:span></text:p></draw:text-box></draw:frame><draw:g text:anchor-type="paragraph" draw:z-index="162" draw:name="Shape4_128" draw:style-name="Mgr1"><draw:path draw:style-name="Mgr2" draw:text-style-name="MP5" svg:width="0.855cm" svg:height="1.172cm" svg:x="18.41cm" svg:y="-0.175cm" svg:viewBox="0 0 856 1173" svg:d="M856 1173h-856v-991c0-100 79-182 175-182h505c97 0 176 82 176 182z"><text:p/></draw:path></draw:g><draw:g text:anchor-type="paragraph" draw:z-index="163" draw:name="Shape4_126" draw:style-name="Mgr1"><draw:path draw:style-name="Mgr2" draw:text-style-name="MP5" svg:width="0.855cm" svg:height="1.172cm" svg:x="18.41cm" svg:y="-0.175cm" svg:viewBox="0 0 856 1173" svg:d="M856 1173h-856v-991c0-100 79-182 175-182h505c97 0 176 82 176 182z"><text:p/></draw:path></draw:g><text:s/></text:p>
      </style:footer>
      <style:footer-left>
        <text:p text:style-name="MP2"><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4" draw:name="Shape4_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5">Conversions d’unités : </text:span><text:span text:style-name="MT26">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6">Conversions d’unités : </text:span><text:span text:style-name="MT24">masses</text:span></text:p>
      </style:header>
      <style:header-left>
        <text:p text:style-name="_5f_Header_20_N_20_page_20_impaire_20__28_D_29_"><text:s/><text:span text:style-name="MT6">Conversions d’unités : </text:span><text:span text:style-name="MT24">masses</text:span></text:p>
      </style:header-left>
      <style:footer>
        <text:p text:style-name="MP7"><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4"><text:span text:style-name="MT3">Conversions d’unités : </text:span><text:span text:style-name="MT27">masses</text:span><text:span text:style-name="MT8"> </text:span></text:p></draw:text-box></draw:frame><draw:g text:anchor-type="paragraph" draw:z-index="165" draw:name="Shape4_12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66" draw:name="Shape4_129" draw:style-name="Mgr1"><draw:path draw:style-name="Mgr3" draw:text-style-name="MP8" svg:width="0.855cm" svg:height="1.172cm" svg:x="-0.143cm" svg:y="-0.175cm" svg:viewBox="0 0 856 1173" svg:d="M856 1173h-856v-991c0-100 79-182 175-182h505c97 0 176 82 176 182z"><text:p/></draw:path></draw:g><draw:g text:anchor-type="paragraph" draw:z-index="167" draw:name="Shape4_13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10"><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8" draw:name="Shape4_10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29">Problèmes</text:span></text:p></draw:text-box></draw:frame></text:p>
      </style:footer>
      <style:footer-left>
        <text:p text:style-name="MP10"><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12"><text:span text:style-name="MT28">Périmètre : </text:span><text:span text:style-name="MT29">Problèmes</text:span></text:p></draw:text-box></draw:frame><draw:g text:anchor-type="paragraph" draw:z-index="174" draw:name="Shape4_122" draw:style-name="Mgr1"><draw:path draw:style-name="Mgr4" draw:text-style-name="MP11"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80" draw:name="Shape4_10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76" draw:name="Shape4_120" draw:style-name="Mgr1"><draw:path draw:style-name="Mgr3" draw:text-style-name="MP8" svg:width="0.855cm" svg:height="1.172cm" svg:x="-0.143cm" svg:y="-0.175cm" svg:viewBox="0 0 856 1173" svg:d="M856 1173h-856v-991c0-100 79-182 175-182h505c97 0 176 82 176 182z"><text:p/></draw:path></draw:g><draw:g text:anchor-type="paragraph" draw:z-index="177" draw:name="Shape4_121"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82" draw:name="Shape3_16" draw:style-name="Mgr5" draw:text-style-name="MP13" svg:x1="12.726cm" svg:y1="0.399cm" svg:x2="20.496cm" svg:y2="0.36cm"><text:p/></draw:line><text:span text:style-name="MT31">Périmètre</text:span> : <text:span text:style-name="MT32">Périmètres et unités</text:span></text:p>
      </style:header>
      <style:header-left>
        <text:p text:style-name="MP14"><draw:line text:anchor-type="paragraph" draw:z-index="183" draw:name="Shape3_17" draw:style-name="Mgr5" draw:text-style-name="MP13" svg:x1="16.083cm" svg:y1="0.383cm" svg:x2="20.496cm" svg:y2="0.36cm"><text:p/></draw:line><text:span text:style-name="MT31">Périmètre</text:span> : <text:span text:style-name="MT32">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79" draw:name="Shape4_107"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8">Périmètre <text:s/>: </text:span><text:span text:style-name="MT33">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86" draw:name="Shape4_1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81" draw:name="Shape4_263" draw:style-name="Mgr1"><draw:path draw:style-name="Mgr2" draw:text-style-name="MP5" svg:width="0.855cm" svg:height="1.172cm" svg:x="-0.143cm" svg:y="-0.175cm" svg:viewBox="0 0 856 1173" svg:d="M856 1173h-856v-991c0-100 79-182 175-182h505c97 0 176 82 176 182z"><text:p/></draw:path></draw:g><draw:g text:anchor-type="paragraph" draw:z-index="184" draw:name="Shape4_26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8" draw:name="Shape3_11" draw:style-name="Mgr5" draw:text-style-name="MP13" svg:x1="12.45cm" svg:y1="0.362cm" svg:x2="20.497cm" svg:y2="0.36cm"><text:p/></draw:line><text:span text:style-name="MT31">Périmètre</text:span> : <text:span text:style-name="MT34">Mesurer, reporter</text:span></text:p>
      </style:header>
      <style:header-left>
        <text:p text:style-name="_5f_Header_20_M_20_page_20_impaire_20__28_D_29_"><draw:line text:anchor-type="paragraph" draw:z-index="189" draw:name="Shape3_20" draw:style-name="Mgr5" draw:text-style-name="MP13" svg:x1="12.45cm" svg:y1="0.362cm" svg:x2="20.497cm" svg:y2="0.36cm"><text:p/></draw:line><text:span text:style-name="MT31">Périmètre</text:span> : <text:span text:style-name="MT34">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185" draw:name="Shape4_11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35">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95" draw:name="Shape4_1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87" draw:name="Shape4_114" draw:style-name="Mgr1"><draw:path draw:style-name="Mgr2" draw:text-style-name="MP5" svg:width="0.855cm" svg:height="1.172cm" svg:x="-0.143cm" svg:y="-0.175cm" svg:viewBox="0 0 856 1173" svg:d="M856 1173h-856v-991c0-100 79-182 175-182h505c97 0 176 82 176 182z"><text:p/></draw:path></draw:g><draw:g text:anchor-type="paragraph" draw:z-index="192" draw:name="Shape4_11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31">Périmètre</text:span> : <text:span text:style-name="MT31">Calculs sur une figure</text:span></text:p>
      </style:header>
      <style:header-left>
        <text:p text:style-name="_5f_Header_20_M_20_page_20_paire_20__28_G_29_"><text:span text:style-name="MT31">Périmètre</text:span> : <text:span text:style-name="MT31">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99" draw:name="Shape4_94"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93" draw:name="Shape4_9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4" draw:name="Shape4_96" draw:style-name="Mgr1"><draw:path draw:style-name="Mgr4" draw:text-style-name="MP11"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01" draw:name="Shape4_9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97" draw:name="Shape4_102" draw:style-name="Mgr1"><draw:path draw:style-name="Mgr2" draw:text-style-name="MP5" svg:width="0.855cm" svg:height="1.172cm" svg:x="-0.143cm" svg:y="-0.175cm" svg:viewBox="0 0 856 1173" svg:d="M856 1173h-856v-991c0-100 79-182 175-182h505c97 0 176 82 176 182z"><text:p/></draw:path></draw:g><draw:g text:anchor-type="paragraph" draw:z-index="198" draw:name="Shape4_101"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36">Proportionnalité et pourcentage</text:span><text:span text:style-name="MT37"> </text:span>: <text:span text:style-name="MT38">Pourcentages</text:span> </text:p>
      </style:header>
      <style:header-left>
        <text:p text:style-name="_5f_Header_20_D_20_page_20_impaire_20__28_D_29_"><text:span text:style-name="MT36">Proportionnalité et pourcentage</text:span><text:span text:style-name="MT37"> </text:span>: <text:span text:style-name="MT38">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03" draw:name="Shape4_98" draw:style-name="Mgr1"><draw:path draw:style-name="Mgr3" draw:text-style-name="MP8"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39">Proportionnalité et pourcentage : </text:span><text:span text:style-name="MT40">pourcentages</text:span></text:p></draw:text-box></draw:frame></text:p>
      </style:footer>
      <style:footer-left>
        <text:p text:style-name="MP7"><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16"><text:span text:style-name="MT41">Proportionnalité et pourcentages : </text:span><text:span text:style-name="MT40">pourcentages</text:span></text:p></draw:text-box></draw:frame><draw:g text:anchor-type="paragraph" draw:z-index="200" draw:name="Shape4_112" draw:style-name="Mgr1"><draw:path draw:style-name="Mgr3" draw:text-style-name="MP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36">Proportionnalité et pourcentages</text:span><text:span text:style-name="MT37"> </text:span>: <text:span text:style-name="MT36">proportionnalité</text:span> </text:p>
        <text:p text:style-name="MP17"/>
      </style:header>
      <style:header-left>
        <text:p text:style-name="Header"><text:span text:style-name="MT36">Proportionnalité et pourcentages</text:span><text:span text:style-name="MT37"> </text:span>: <text:span text:style-name="MT36">proportionnalité</text:span> </text:p>
        <text:p text:style-name="MP17"/>
      </style:header-left>
      <style:footer>
        <text:p text:style-name="MP7"><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18">Proportionnalité et pourcentages : proportionalité</text:p></draw:text-box></draw:frame><draw:g text:anchor-type="paragraph" draw:z-index="205" draw:name="Shape4_2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20">: </text:p></draw:text-box></draw:frame><draw:g text:anchor-type="paragraph" draw:z-index="202" draw:name="Shape4_9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42">Utiliser des données</text:span> : <text:span text:style-name="MT42">Organiser</text:span> </text:p>
      </style:header>
      <style:header-left>
        <text:p text:style-name="MP21"><text:span text:style-name="MT42">Utiliser des données</text:span> : <text:span text:style-name="MT42">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18" draw:name="Shape4_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215" draw:name="Shape4_7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37">Utilis</text:span><text:span text:style-name="MT44">er des</text:span><text:span text:style-name="MT37"> données </text:span>: <text:span text:style-name="MT45">Organiser</text:span> </text:p>
      </style:header>
      <style:header-left>
        <text:p text:style-name="_5f_Header_20_D_20_page_20_paire_20__28_G_29_"><text:s/><text:span text:style-name="MT37">Utilis</text:span><text:span text:style-name="MT44">er des</text:span><text:span text:style-name="MT37"> données </text:span>: <text:span text:style-name="MT45">Organiser</text:span> </text:p>
      </style:header-left>
      <style:footer>
        <text:p text:style-name="MP7"><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48">Organiser</text:span><text:span text:style-name="MT8"> </text:span></text:p></draw:text-box></draw:frame><draw:g text:anchor-type="paragraph" draw:z-index="220" draw:name="Shape4_74" draw:style-name="Mgr1"><draw:path draw:style-name="Mgr3" draw:text-style-name="MP8" svg:width="0.855cm" svg:height="1.172cm" svg:x="18.41cm" svg:y="-0.175cm" svg:viewBox="0 0 856 1173" svg:d="M856 1173h-856v-991c0-100 79-182 175-182h505c97 0 176 82 176 182z"><text:p/></draw:path></draw:g></text:p>
      </style:footer>
      <style:footer-left>
        <text:p text:style-name="MP7"><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48">Organiser</text:span><text:span text:style-name="MT8"> </text:span></text:p></draw:text-box></draw:frame><draw:g text:anchor-type="paragraph" draw:z-index="216" draw:name="Shape4_75" draw:style-name="Mgr1"><draw:path draw:style-name="Mgr3" draw:text-style-name="MP23" svg:width="0.855cm" svg:height="1.172cm" svg:x="-0.268cm" svg:y="-0.175cm" svg:viewBox="0 0 856 1173" svg:d="M856 1173h-856v-991c0-100 79-182 175-182h505c97 0 176 82 176 182z"><text:p/></draw:path></draw:g><draw:g text:anchor-type="paragraph" draw:z-index="217" draw:name="Shape4_259"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24"><text:span text:style-name="MT49">Repères du plan : Se repérer</text:span> </text:p>
      </style:header>
      <style:header-left>
        <text:p text:style-name="MP24"><text:span text:style-name="MT49">Repères du plan : Se repérer</text:span> </text:p>
      </style:header-left>
      <style:footer>
        <text:p text:style-name="MP2"><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223" draw:name="Shape4_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19" draw:name="Shape4_11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37">Utilis</text:span><text:span text:style-name="MT44">er des</text:span><text:span text:style-name="MT37"> données </text:span>: <text:span text:style-name="MT50">Représenter</text:span> </text:p>
      </style:header>
      <style:header-left>
        <text:p text:style-name="_5f_Header_20_D_20_page_20_paire_20__28_G_29_"><text:span text:style-name="_5f_Caractères"><text:span text:style-name="MT51"><text:s/>Utiliser des données : Représenter </text:span></text:span></text:p>
      </style:header-left>
      <style:footer>
        <text:p text:style-name="MP7"><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53">représenter</text:span><text:span text:style-name="MT8"> </text:span></text:p></draw:text-box></draw:frame><draw:g text:anchor-type="paragraph" draw:z-index="226" draw:name="Shape4_70" draw:style-name="Mgr1"><draw:path draw:style-name="Mgr3" draw:text-style-name="MP8" svg:width="0.855cm" svg:height="1.172cm" svg:x="18.459cm" svg:y="-0.175cm" svg:viewBox="0 0 856 1173" svg:d="M856 1173h-856v-991c0-100 79-182 175-182h505c97 0 176 82 176 182z"><text:p/></draw:path></draw:g></text:p>
      </style:footer>
      <style:footer-left>
        <text:p text:style-name="MP7"><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4"><text:span text:style-name="MT46">Utilis</text:span><text:span text:style-name="MT47">er</text:span><text:span text:style-name="MT46"> de</text:span><text:span text:style-name="MT47">s</text:span><text:span text:style-name="MT46"> données</text:span><text:span text:style-name="MT8"> : </text:span><text:span text:style-name="MT53">représenter</text:span><text:span text:style-name="MT8"> </text:span></text:p></draw:text-box></draw:frame><draw:g text:anchor-type="paragraph" draw:z-index="221" draw:name="Shape4_91" draw:style-name="Mgr1"><draw:path draw:style-name="Mgr3" draw:text-style-name="MP23" svg:width="0.855cm" svg:height="1.172cm" svg:x="-0.268cm" svg:y="-0.175cm" svg:viewBox="0 0 856 1173" svg:d="M856 1173h-856v-991c0-100 79-182 175-182h505c97 0 176 82 176 182z"><text:p/></draw:path></draw:g><draw:g text:anchor-type="paragraph" draw:z-index="222" draw:name="Shape4_90"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31" draw:name="Shape4_82"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54">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26">Résoudre des problèmes</text:p></draw:text-box></draw:frame><draw:g text:anchor-type="paragraph" draw:z-index="227" draw:name="Shape4_97" draw:style-name="Mgr1"><draw:path draw:style-name="Mgr2" draw:text-style-name="MP5"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33" draw:name="Shape4_6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29" draw:name="Shape4_89" draw:style-name="Mgr1"><draw:path draw:style-name="Mgr2" draw:text-style-name="MP5" svg:width="0.855cm" svg:height="1.172cm" svg:x="-0.143cm" svg:y="-0.175cm" svg:viewBox="0 0 856 1173" svg:d="M856 1173h-856v-991c0-100 79-182 175-182h505c97 0 176 82 176 182z"><text:p/></draw:path></draw:g><draw:g text:anchor-type="paragraph" draw:z-index="230" draw:name="Shape4_83"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55">Calculer : </text:span><text:span text:style-name="MT56">Distributivité</text:span><text:span text:style-name="MT55"> </text:span></text:p>
      </style:header>
      <style:header-left>
        <text:p text:style-name="_5f_Header_20_N_20_page_20_impaire_20__28_D_29_"><text:span text:style-name="MT55">Calculer : </text:span><text:span text:style-name="MT56">Distributivité</text:span><text:span text:style-name="MT55"> </text:span></text:p>
      </style:header-left>
      <style:footer>
        <text:p text:style-name="MP2"><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237" draw:name="Shape4_7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59">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42" draw:name="Shape4_6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39" draw:name="Shape4_80" draw:style-name="Mgr1"><draw:path draw:style-name="Mgr3" draw:text-style-name="MP8" svg:width="0.855cm" svg:height="1.172cm" svg:x="-0.143cm" svg:y="-0.175cm" svg:viewBox="0 0 856 1173" svg:d="M856 1173h-856v-991c0-100 79-182 175-182h505c97 0 176 82 176 182z"><text:p/></draw:path></draw:g><draw:g text:anchor-type="paragraph" draw:z-index="240" draw:name="Shape4_81"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55">Calculer : </text:span><text:span text:style-name="MT60">Critères de divisibilité</text:span><text:span text:style-name="MT55"> </text:span></text:p>
      </style:header>
      <style:header-left>
        <text:p text:style-name="_5f_Header_20_N_20_page_20_impaire_20__28_D_29_"><text:span text:style-name="MT55">Calculer : </text:span><text:span text:style-name="MT60">Critères de divisibilité</text:span><text:span text:style-name="MT55">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44" draw:name="Shape4_61"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61">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61">critères de divisibilité</text:span></text:p></draw:text-box></draw:frame><draw:g text:anchor-type="paragraph" draw:z-index="241" draw:name="Shape4_65" draw:style-name="Mgr1"><draw:path draw:style-name="Mgr2" draw:text-style-name="MP5"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29"><text:span text:style-name="MT62">G</text:span>éométrie plane : Parallèles, perpendiculaires,<text:line-break/> distances</text:p>
      </style:header>
      <style:header-left>
        <text:p text:style-name="MP30"><text:s/><text:span text:style-name="MT62">Géométrie plane</text:span> : <text:span text:style-name="MT63">P</text:span><text:span text:style-name="MT64">arallèles, perpendiculaires,<text:line-break/> </text:span><text:span text:style-name="MT65">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66">Géométrie plane : </text:span><text:span text:style-name="MT67">parallèles, perpendiculaires, </text:span><text:span text:style-name="MT68">distances</text:span></text:h></draw:text-box></draw:frame><draw:g text:anchor-type="paragraph" draw:z-index="246" draw:name="Shape4_59" draw:style-name="Mgr1"><draw:path draw:style-name="Mgr6" draw:text-style-name="MP19"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31" text:outline-level="1"><text:span text:style-name="MT69">G</text:span>éométrie plane : Parallèles, perpendiculaires, distances</text:h></draw:text-box></draw:frame><draw:g text:anchor-type="paragraph" draw:z-index="243" draw:name="Shape4_62" draw:style-name="Mgr1"><draw:path draw:style-name="Mgr6" draw:text-style-name="MP19"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55">Calculer : </text:span><text:span text:style-name="MT70">Diviser</text:span><text:span text:style-name="MT55"> </text:span></text:p>
      </style:header>
      <style:header-left>
        <text:p text:style-name="_5f_Header_20_N_20_page_20_impaire_20__28_D_29_"><text:span text:style-name="MT55">Calculer : </text:span><text:span text:style-name="MT70">Diviser</text:span><text:span text:style-name="MT55"> </text:span></text:p>
      </style:header-left>
      <style:footer>
        <text:p text:style-name="MP2"><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27"><draw:g text:anchor-type="paragraph" draw:z-index="249" draw:name="Shape4_51" draw:style-name="Mgr1"><draw:path draw:style-name="Mgr2" draw:text-style-name="MP5" svg:width="0.855cm" svg:height="1.172cm" svg:x="7.545cm" svg:y="-0.194cm" svg:viewBox="0 0 856 1173" svg:d="M856 1173h-856v-991c0-100 79-182 175-182h505c97 0 176 82 176 182z"><text:p/></draw:path></draw:g><text:span text:style-name="MT57">calculer</text:span><text:span text:style-name="MT58"> : </text:span><text:span text:style-name="MT71">diviser</text:span></text:p></draw:text-box></draw:frame></text:p>
      </style:footer>
      <style:footer-left>
        <text:p text:style-name="MP2"><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71">diviser</text:span></text:p></draw:text-box></draw:frame><draw:g text:anchor-type="paragraph" draw:z-index="245" draw:name="Shape4_60" draw:style-name="Mgr1"><draw:path draw:style-name="Mgr2" draw:text-style-name="MP5"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51" draw:name="Shape4_5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47" draw:name="Shape4_57" draw:style-name="Mgr1"><draw:path draw:style-name="Mgr3" draw:text-style-name="MP8" svg:width="0.855cm" svg:height="1.172cm" svg:x="-0.143cm" svg:y="-0.175cm" svg:viewBox="0 0 856 1173" svg:d="M856 1173h-856v-991c0-100 79-182 175-182h505c97 0 176 82 176 182z"><text:p/></draw:path></draw:g><draw:g text:anchor-type="paragraph" draw:z-index="248" draw:name="Shape4_58"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2">Calculer : <text:span text:style-name="MT72">Multiplier</text:span> </text:p>
      </style:header>
      <style:header-left>
        <text:p text:style-name="MP32">Calculer : <text:span text:style-name="MT72">Multiplier</text:span> </text:p>
      </style:header-left>
      <style:footer>
        <text:p text:style-name="MP2"><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27"><draw:g text:anchor-type="paragraph" draw:z-index="254" draw:name="Shape4_55" draw:style-name="Mgr1"><draw:path draw:style-name="Mgr2" draw:text-style-name="MP5" svg:width="0.855cm" svg:height="1.172cm" svg:x="7.535cm" svg:y="-0.178cm" svg:viewBox="0 0 856 1173" svg:d="M856 1173h-856v-991c0-100 79-182 175-182h505c97 0 176 82 176 182z"><text:p/></draw:path></draw:g><text:span text:style-name="MT57">calculer</text:span><text:span text:style-name="MT58"> : </text:span><text:span text:style-name="MT73">Multiplier</text:span></text:p></draw:text-box></draw:frame></text:p>
      </style:footer>
      <style:footer-left>
        <text:p text:style-name="MP2"><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73">Multiplier</text:span></text:p></draw:text-box></draw:frame><draw:g text:anchor-type="paragraph" draw:z-index="250" draw:name="Shape4_262" draw:style-name="Mgr1"><draw:path draw:style-name="Mgr2" draw:text-style-name="MP5"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56" draw:name="Shape4_5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52" draw:name="Shape4_52" draw:style-name="Mgr1"><draw:path draw:style-name="Mgr3" draw:text-style-name="MP8" svg:width="0.855cm" svg:height="1.172cm" svg:x="-0.143cm" svg:y="-0.175cm" svg:viewBox="0 0 856 1173" svg:d="M856 1173h-856v-991c0-100 79-182 175-182h505c97 0 176 82 176 182z"><text:p/></draw:path></draw:g><draw:g text:anchor-type="paragraph" draw:z-index="253" draw:name="Shape4_53"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3"><text:page-number text:select-page="current">0</text:page-number></text:p></draw:text-box></draw:frame><text:p text:style-name="MP33"><text:span text:style-name="MT57">calculer</text:span><text:span text:style-name="MT58"> : </text:span><text:span text:style-name="MT57">additionner et soustraire</text:span></text:p></draw:text-box></draw:frame><draw:g text:anchor-type="paragraph" draw:z-index="258" draw:name="Shape4_47" draw:style-name="Mgr1"><draw:path draw:style-name="Mgr2" draw:text-style-name="MP5"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33"><text:span text:style-name="MT57">calculer</text:span><text:span text:style-name="MT58"> : </text:span><text:span text:style-name="MT57">additionner et soustraire</text:span></text:p></draw:text-box></draw:frame><draw:g text:anchor-type="paragraph" draw:z-index="255" draw:name="Shape4_261" draw:style-name="Mgr1"><draw:path draw:style-name="Mgr2" draw:text-style-name="MP5"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30">Calculer</text:span> : <text:span text:style-name="MT30">Additionner et soustraire</text:span></text:p>
      </style:header>
      <style:header-left>
        <text:p text:style-name="_5f_Header_20_N_20_page_20_paire_20__28_G_29_"><text:s/><text:span text:style-name="MT30">Calculer</text:span> : <text:span text:style-name="MT30">Additionner et soustraire</text:span></text:p>
      </style:header-left>
      <style:footer>
        <text:p text:style-name="MP7"><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60" draw:name="Shape4_4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57" draw:name="Shape4_48"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34"><draw:path text:anchor-type="paragraph" draw:z-index="264" draw:name="Shape1_6" draw:style-name="Mgr7" draw:text-style-name="MP35" svg:width="4.329cm" svg:height="2.238cm" svg:x="-1.5cm" svg:y="-1.001cm" svg:viewBox="0 0 4330 2239" svg:d="M0 2239l3984-288c209-15 363-167 345-342l-170-1609h-4159z"><text:p/></draw:path><draw:line text:anchor-type="paragraph" draw:z-index="265" draw:name="Shape3_10" draw:style-name="Mgr8" draw:text-style-name="MP13" svg:x1="10.308cm" svg:y1="0.388cm" svg:x2="20.496cm" svg:y2="0.36cm"><text:p/></draw:line><text:span text:style-name="MT74">Fractions</text:span><text:span text:style-name="MT75"> : </text:span><text:span text:style-name="MT76">Problèmes</text:span><text:span text:style-name="MT75"> </text:span></text:p>
      </style:header>
      <style:header-left>
        <text:p text:style-name="MP34"><draw:line text:anchor-type="paragraph" draw:z-index="262" draw:name="Shape3_27" draw:style-name="Mgr8" draw:text-style-name="MP13" svg:x1="10.308cm" svg:y1="0.388cm" svg:x2="20.496cm" svg:y2="0.36cm"><text:p/></draw:line><draw:path text:anchor-type="paragraph" draw:z-index="263" draw:name="Shape1_10" draw:style-name="Mgr7" draw:text-style-name="MP35" svg:width="4.329cm" svg:height="2.238cm" svg:x="-1.5cm" svg:y="-1.001cm" svg:viewBox="0 0 4330 2239" svg:d="M0 2239l3984-288c209-15 363-167 345-342l-170-1609h-4159z"><text:p/></draw:path><text:span text:style-name="MT74">Fractions</text:span><text:span text:style-name="MT75"> : </text:span><text:span text:style-name="MT76">Problèmes</text:span><text:span text:style-name="MT75">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59" draw:name="Shape4_4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77">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71" draw:name="Shape4_4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66" draw:name="Shape4_45" draw:style-name="Mgr1"><draw:path draw:style-name="Mgr3" draw:text-style-name="MP8" svg:width="0.855cm" svg:height="1.172cm" svg:x="-0.143cm" svg:y="-0.175cm" svg:viewBox="0 0 856 1173" svg:d="M856 1173h-856v-991c0-100 79-182 175-182h505c97 0 176 82 176 182z"><text:p/></draw:path></draw:g><draw:g text:anchor-type="paragraph" draw:z-index="267" draw:name="Shape4_44"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37"><draw:line text:anchor-type="paragraph" draw:z-index="276" draw:name="Shape3_9" draw:style-name="Mgr8" draw:text-style-name="MP13" svg:x1="10.37cm" svg:y1="0.365cm" svg:x2="20.496cm" svg:y2="0.36cm"><text:p/></draw:line><draw:path text:anchor-type="paragraph" draw:z-index="277" draw:name="Shape1_4" draw:style-name="Mgr7" draw:text-style-name="MP35" svg:width="4.329cm" svg:height="2.238cm" svg:x="-1.5cm" svg:y="-7.4cm" svg:viewBox="0 0 4330 2239" svg:d="M0 2239l3984-288c209-15 363-167 345-342l-170-1609h-4159z"><text:p/></draw:path><text:span text:style-name="MT78">Fractions</text:span> : <text:span text:style-name="MT78">Opérations</text:span> </text:p>
      </style:header>
      <style:header-left>
        <text:p text:style-name="MP37"><draw:path text:anchor-type="paragraph" draw:z-index="274" draw:name="Shape1_8" draw:style-name="Mgr7" draw:text-style-name="MP35" svg:width="4.329cm" svg:height="2.238cm" svg:x="-1.5cm" svg:y="-7.4cm" svg:viewBox="0 0 4330 2239" svg:d="M0 2239l3984-288c209-15 363-167 345-342l-170-1609h-4159z"><text:p/></draw:path><draw:line text:anchor-type="paragraph" draw:z-index="275" draw:name="Shape3_26" draw:style-name="Mgr8" draw:text-style-name="MP13" svg:x1="10.37cm" svg:y1="0.365cm" svg:x2="20.496cm" svg:y2="0.36cm"><text:p/></draw:line><text:span text:style-name="MT78">Fractions</text:span> : <text:span text:style-name="MT78">Opérations</text:span> </text:p>
      </style:header-left>
      <style:footer>
        <text:p text:style-name="MP2"><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70" draw:name="Shape4_38"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77">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79" draw:name="Shape4_3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72" draw:name="Shape4_39" draw:style-name="Mgr1"><draw:path draw:style-name="Mgr3" draw:text-style-name="MP8" svg:width="0.855cm" svg:height="1.172cm" svg:x="-0.143cm" svg:y="-0.175cm" svg:viewBox="0 0 856 1173" svg:d="M856 1173h-856v-991c0-100 79-182 175-182h505c97 0 176 82 176 182z"><text:p/></draw:path></draw:g><draw:g text:anchor-type="paragraph" draw:z-index="273" draw:name="Shape4_4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39"><draw:line text:anchor-type="paragraph" draw:z-index="281" draw:name="Shape3_8" draw:style-name="Mgr8" draw:text-style-name="MP13" svg:x1="17.736cm" svg:y1="0.376cm" svg:x2="20.496cm" svg:y2="0.36cm"><text:p/></draw:line><text:span text:style-name="MT79">Fractions</text:span> : <text:span text:style-name="MT79">Fractions, décimaux et comparaison</text:span></text:p>
      </style:header>
      <style:header-left>
        <text:p text:style-name="MP39"><draw:line text:anchor-type="paragraph" draw:z-index="282" draw:name="Shape3_25" draw:style-name="Mgr8" draw:text-style-name="MP13" svg:x1="17.736cm" svg:y1="0.376cm" svg:x2="20.496cm" svg:y2="0.36cm"><text:p/></draw:line><text:span text:style-name="MT79">Fractions</text:span> : <text:span text:style-name="MT79">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78" draw:name="Shape4_34"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77">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85" draw:name="Shape4_33"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80" draw:name="Shape4_35" draw:style-name="Mgr1"><draw:path draw:style-name="Mgr2" draw:text-style-name="MP5" svg:width="0.855cm" svg:height="1.172cm" svg:x="-0.143cm" svg:y="-0.175cm" svg:viewBox="0 0 856 1173" svg:d="M856 1173h-856v-991c0-100 79-182 175-182h505c97 0 176 82 176 182z"><text:p/></draw:path></draw:g><draw:g text:anchor-type="paragraph" draw:z-index="283" draw:name="Shape4_36"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41"><draw:line text:anchor-type="paragraph" draw:z-index="287" draw:name="Shape3_24" draw:style-name="Mgr8" draw:text-style-name="MP13" svg:x1="11.52cm" svg:y1="0.376cm" svg:x2="20.496cm" svg:y2="0.36cm"><text:p/></draw:line><text:span text:style-name="MT80">Fractions</text:span> : <text:span text:style-name="MT80">Droite graduée</text:span></text:p>
      </style:header>
      <style:header-left>
        <text:p text:style-name="MP41"><draw:line text:anchor-type="paragraph" draw:z-index="288" draw:name="Shape3_28" draw:style-name="Mgr8" draw:text-style-name="MP13" svg:x1="11.52cm" svg:y1="0.376cm" svg:x2="20.496cm" svg:y2="0.36cm"><text:p/></draw:line><text:span text:style-name="MT80">Fractions</text:span> : <text:span text:style-name="MT80">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84" draw:name="Shape4_30"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77">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91" draw:name="Shape4_29"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121"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86" draw:name="Shape4_32" draw:style-name="Mgr1"><draw:path draw:style-name="Mgr2" draw:text-style-name="MP5" svg:width="0.855cm" svg:height="1.172cm" svg:x="-0.143cm" svg:y="-0.175cm" svg:viewBox="0 0 856 1173" svg:d="M856 1173h-856v-991c0-100 79-182 175-182h505c97 0 176 82 176 182z"><text:p/></draw:path></draw:g><draw:g text:anchor-type="paragraph" draw:z-index="289" draw:name="Shape4_31"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43"><draw:line text:anchor-type="paragraph" draw:z-index="296" draw:name="Shape3_14" draw:style-name="Mgr8" draw:text-style-name="MP13" svg:x1="12.876cm" svg:y1="0.392cm" svg:x2="20.496cm" svg:y2="0.36cm"><text:p/></draw:line><draw:path text:anchor-type="paragraph" draw:z-index="297" draw:name="Shape1_3" draw:style-name="Mgr7" draw:text-style-name="MP35" svg:width="4.329cm" svg:height="2.238cm" svg:x="-1.8cm" svg:y="-8.982cm" svg:viewBox="0 0 4330 2239" svg:d="M0 2239l3984-288c209-15 363-167 345-342l-170-1609h-4159z"><text:p/></draw:path><text:span text:style-name="MT81">Fractions</text:span> : <text:span text:style-name="MT81">Vocabulaire et sens</text:span></text:p>
      </style:header>
      <style:header-left>
        <text:p text:style-name="MP43"><draw:line text:anchor-type="paragraph" draw:z-index="294" draw:name="Shape3_23" draw:style-name="Mgr8" draw:text-style-name="MP13" svg:x1="12.876cm" svg:y1="0.392cm" svg:x2="20.496cm" svg:y2="0.36cm"><text:p/></draw:line><draw:path text:anchor-type="paragraph" draw:z-index="295" draw:name="Shape1_7" draw:style-name="Mgr7" draw:text-style-name="MP35" svg:width="4.329cm" svg:height="2.238cm" svg:x="-1.8cm" svg:y="-8.982cm" svg:viewBox="0 0 4330 2239" svg:d="M0 2239l3984-288c209-15 363-167 345-342l-170-1609h-4159z"><text:p/></draw:path><text:span text:style-name="MT81">Fractions</text:span> : <text:span text:style-name="MT81">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290" draw:name="Shape4_26"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4"><text:span text:style-name="MT77">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98" draw:name="Shape4_2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92" draw:name="Shape4_28" draw:style-name="Mgr1"><draw:path draw:style-name="Mgr3" draw:text-style-name="MP8" svg:width="0.855cm" svg:height="1.172cm" svg:x="-0.143cm" svg:y="-0.175cm" svg:viewBox="0 0 856 1173" svg:d="M856 1173h-856v-991c0-100 79-182 175-182h505c97 0 176 82 176 182z"><text:p/></draw:path></draw:g><draw:g text:anchor-type="paragraph" draw:z-index="293" draw:name="Shape4_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45"><draw:path text:anchor-type="paragraph" draw:z-index="303" draw:name="Shape1_1" draw:style-name="Mgr7" draw:text-style-name="MP35" svg:width="4.329cm" svg:height="2.238cm" svg:x="-1.8cm" svg:y="-8.982cm" svg:viewBox="0 0 4330 2239" svg:d="M0 2239l3984-288c209-15 363-167 345-342l-170-1609h-4159z"><text:p/></draw:path><draw:line text:anchor-type="paragraph" draw:z-index="304" draw:name="Shape3_13" draw:style-name="Mgr8" draw:text-style-name="MP13" svg:x1="15.337cm" svg:y1="0.36cm" svg:x2="20.496cm" svg:y2="0.36cm"><text:p/></draw:line><text:span text:style-name="MT82">Fractions</text:span> : <text:span text:style-name="MT82">Représentation géométrique</text:span></text:p>
      </style:header>
      <style:header-left>
        <text:p text:style-name="MP45"><draw:line text:anchor-type="paragraph" draw:z-index="301" draw:name="Shape3_21" draw:style-name="Mgr8" draw:text-style-name="MP13" svg:x1="15.337cm" svg:y1="0.36cm" svg:x2="20.496cm" svg:y2="0.36cm"><text:p/></draw:line><draw:path text:anchor-type="paragraph" draw:z-index="302" draw:name="Shape1_13" draw:style-name="Mgr7" draw:text-style-name="MP35" svg:width="4.329cm" svg:height="2.238cm" svg:x="-1.8cm" svg:y="-8.982cm" svg:viewBox="0 0 4330 2239" svg:d="M0 2239l3984-288c209-15 363-167 345-342l-170-1609h-4159z"><text:p/></draw:path><text:span text:style-name="MT82">Fractions</text:span> : <text:span text:style-name="MT82">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46"><text:span text:style-name="MT77">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06" draw:name="Shape4_2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581" text:anchor-type="paragraph" svg:y="-0.06cm" draw:z-index="0"><draw:text-box fo:min-height="0.499cm" fo:min-width="3cm"><draw:frame draw:style-name="Mfr2" draw:name="Frame63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99" draw:name="Shape4_25" draw:style-name="Mgr1"><draw:path draw:style-name="Mgr3" draw:text-style-name="MP8" svg:width="0.855cm" svg:height="1.172cm" svg:x="-0.143cm" svg:y="-0.175cm" svg:viewBox="0 0 856 1173" svg:d="M856 1173h-856v-991c0-100 79-182 175-182h505c97 0 176 82 176 182z"><text:p/></draw:path></draw:g><draw:g text:anchor-type="paragraph" draw:z-index="300" draw:name="Shape4_86"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47"><draw:line text:anchor-type="paragraph" draw:z-index="308" draw:name="Shape3_5" draw:style-name="Mgr8" draw:text-style-name="MP13" svg:x1="18.701cm" svg:y1="0.36cm" svg:x2="20.497cm" svg:y2="0.36cm"><text:p/></draw:line><text:span text:style-name="MT83">Nombres entiers et décimaux</text:span> : <text:span text:style-name="MT83">Comparer, encadrer</text:span></text:p>
      </style:header>
      <style:header-left>
        <text:p text:style-name="MP47"><draw:line text:anchor-type="paragraph" draw:z-index="309" draw:name="Shape3_6" draw:style-name="Mgr8" draw:text-style-name="MP13" svg:x1="18.701cm" svg:y1="0.36cm" svg:x2="20.497cm" svg:y2="0.36cm"><text:p/></draw:line><text:span text:style-name="MT83">Nombres entiers et décimaux</text:span> : <text:span text:style-name="MT83">Comparer, encadrer</text:span></text:p>
      </style:header-left>
      <style:footer>
        <text:p text:style-name="MP2"><draw:frame draw:style-name="Mfr1" draw:name="Frame1121" text:anchor-type="paragraph" svg:y="-0.06cm" draw:z-index="0"><draw:text-box fo:min-height="0.499cm" fo:min-width="7.096cm"><draw:frame draw:style-name="Mfr2" draw:name="Frame1411" text:anchor-type="frame" svg:x="0.45cm" svg:y="0.079cm" svg:width="0.817cm" draw:z-index="0"><draw:text-box fo:min-height="0.355cm"><text:p text:style-name="MP3"><draw:g text:anchor-type="paragraph" draw:z-index="305" draw:name="Shape4_1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77">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11" draw:name="Shape4_1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07" draw:name="Shape4_21" draw:style-name="Mgr1"><draw:path draw:style-name="Mgr3" draw:text-style-name="MP8" svg:width="0.855cm" svg:height="1.172cm" svg:x="-0.143cm" svg:y="-0.175cm" svg:viewBox="0 0 856 1173" svg:d="M856 1173h-856v-991c0-100 79-182 175-182h505c97 0 176 82 176 182z"><text:p/></draw:path></draw:g><draw:g text:anchor-type="paragraph" draw:z-index="310" draw:name="Shape4_20"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49"><draw:line text:anchor-type="paragraph" draw:z-index="313" draw:name="Shape3_2" draw:style-name="Mgr8" draw:text-style-name="MP13" svg:x1="16.083cm" svg:y1="0.383cm" svg:x2="20.496cm" svg:y2="0.36cm"><text:p/></draw:line>Nombres entiers et décimaux : Numération</text:p>
      </style:header>
      <style:header-left>
        <text:p text:style-name="MP49"><draw:line text:anchor-type="paragraph" draw:z-index="314" draw:name="Shape3_3" draw:style-name="Mgr9" draw:text-style-name="MP13" svg:x1="16.085cm" svg:y1="1.458cm" svg:x2="20.498cm" svg:y2="1.435cm"><text:p/></draw:line>Nombres entiers et décimaux : Numération</text:p>
      </style:header-left>
      <style:footer>
        <text:p text:style-name="MP2"><draw:g text:anchor-type="paragraph" draw:z-index="315" draw:name="Shape4_42" draw:style-name="Mgr1"><draw:path draw:style-name="Mgr2" draw:text-style-name="MP5" svg:width="0.855cm" svg:height="1.172cm" svg:x="18.41cm" svg:y="-0.175cm" svg:viewBox="0 0 856 1173" svg:d="M856 1173h-856v-991c0-100 79-182 175-182h505c97 0 176 82 176 182z"><text:p/></draw:path></draw:g><draw:frame draw:style-name="Mfr1" draw:name="Frame1352"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50"><text:span text:style-name="MT77">N</text:span>ombres entiers et décimaux : numération</text:p></draw:text-box></draw:frame></text:p>
      </style:footer>
      <style:footer-left>
        <text:p text:style-name="MP2"><draw:g text:anchor-type="paragraph" draw:z-index="317" draw:name="Shape4_8" draw:style-name="Mgr1"><draw:path draw:style-name="Mgr2" draw:text-style-name="MP5" svg:width="0.855cm" svg:height="1.172cm" svg:x="-0.217cm" svg:y="-0.175cm" svg:viewBox="0 0 856 1173" svg:d="M856 1173h-856v-991c0-100 79-182 175-182h505c97 0 176 82 176 182z"><text:p/></draw:path></draw:g><draw:frame draw:style-name="Mfr1" draw:name="Frame421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50"><text:span text:style-name="MT77">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19" draw:name="Shape4_78"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12" draw:name="Shape4_110" draw:style-name="Mgr1"><draw:path draw:style-name="Mgr2" draw:text-style-name="MP5" svg:width="0.855cm" svg:height="1.172cm" svg:x="-0.143cm" svg:y="-0.175cm" svg:viewBox="0 0 856 1173" svg:d="M856 1173h-856v-991c0-100 79-182 175-182h505c97 0 176 82 176 182z"><text:p/></draw:path></draw:g><draw:g text:anchor-type="paragraph" draw:z-index="316" draw:name="Shape4_92"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51"><draw:line text:anchor-type="paragraph" draw:z-index="321" draw:name="Shape3_15" draw:style-name="Mgr8" draw:text-style-name="MP13" svg:x1="17.597cm" svg:y1="0.383cm" svg:x2="19.595cm" svg:y2="0.383cm"><text:p/></draw:line><text:span text:style-name="MT75">Nombres entiers et décimaux : </text:span><text:span text:style-name="Character_5f_20_5f_style"><text:span text:style-name="MT84">×</text:span></text:span><text:span text:style-name="MT85"> 10, 100, 1000</text:span></text:p>
      </style:header>
      <style:header-left>
        <text:p text:style-name="MP51"><draw:line text:anchor-type="paragraph" draw:z-index="322" draw:name="Shape3_19" draw:style-name="Mgr8" draw:text-style-name="MP13" svg:x1="17.597cm" svg:y1="0.383cm" svg:x2="19.595cm" svg:y2="0.383cm"><text:p/></draw:line><text:span text:style-name="MT75">Nombres entiers et décimaux : </text:span><text:span text:style-name="Character_5f_20_5f_style"><text:span text:style-name="MT84">×</text:span></text:span><text:span text:style-name="MT85">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318" draw:name="Shape4_15"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Character_5f_20_5f_style"><text:span text:style-name="MT84">×</text:span></text:span><text:span text:style-name="MT87">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611"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26" draw:name="Shape4_1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20" draw:name="Shape4_106" draw:style-name="Mgr1"><draw:path draw:style-name="Mgr2" draw:text-style-name="MP5" svg:width="0.855cm" svg:height="1.172cm" svg:x="-0.143cm" svg:y="-0.175cm" svg:viewBox="0 0 856 1173" svg:d="M856 1173h-856v-991c0-100 79-182 175-182h505c97 0 176 82 176 182z"><text:p/></draw:path></draw:g><draw:g text:anchor-type="paragraph" draw:z-index="323" draw:name="Shape4_1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28" draw:name="Shape4_1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24" draw:name="Shape4_11" draw:style-name="Mgr1"><draw:path draw:style-name="Mgr3" draw:text-style-name="MP8" svg:width="0.855cm" svg:height="1.172cm" svg:x="-0.143cm" svg:y="-0.175cm" svg:viewBox="0 0 856 1173" svg:d="M856 1173h-856v-991c0-100 79-182 175-182h505c97 0 176 82 176 182z"><text:p/></draw:path></draw:g><draw:g text:anchor-type="paragraph" draw:z-index="325" draw:name="Shape4_116"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51"><draw:line text:anchor-type="paragraph" draw:z-index="329" draw:name="Shape3_22" draw:style-name="Mgr10" draw:text-style-name="MP13" svg:x1="16.575cm" svg:y1="0cm" svg:x2="19.073cm" svg:y2="0cm"><text:p/></draw:line><text:span text:style-name="MT75">Nombres entiers et décimaux : </text:span><text:span text:style-name="MT88">La droite graduée</text:span></text:p>
      </style:header>
      <style:header-left>
        <text:p text:style-name="MP51"><draw:line text:anchor-type="paragraph" draw:z-index="330" draw:name="Shape3_37" draw:style-name="Mgr8" draw:text-style-name="MP13" svg:x1="17.999cm" svg:y1="0.36cm" svg:x2="20.497cm" svg:y2="0.36cm"><text:p/></draw:line><text:span text:style-name="MT75">Nombres entiers et décimaux : </text:span><text:span text:style-name="MT88">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31" draw:name="Shape4_9"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MT89">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327" draw:name="Shape4_1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2"><text:span text:style-name="MT57">N</text:span><text:span text:style-name="MT86">ombres entiers et décimaux : </text:span><text:span text:style-name="MT89">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28" draw:name="Shape4_6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24" draw:name="Shape4_76" draw:style-name="Mgr1"><draw:path draw:style-name="Mgr3" draw:text-style-name="MP8" svg:width="0.855cm" svg:height="1.172cm" svg:x="-0.143cm" svg:y="-0.175cm" svg:viewBox="0 0 856 1173" svg:d="M856 1173h-856v-991c0-100 79-182 175-182h505c97 0 176 82 176 182z"><text:p/></draw:path></draw:g><draw:g text:anchor-type="paragraph" draw:z-index="225" draw:name="Shape4_77"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55">Calculer : </text:span><text:span text:style-name="MT90">Priorités opératoires</text:span><text:span text:style-name="MT55"> </text:span></text:p>
      </style:header>
      <style:header-left>
        <text:p text:style-name="_5f_Header_20_N_20_page_20_impaire_20__28_D_29_"><text:span text:style-name="MT55">Calculer : </text:span><text:span text:style-name="MT90">Priorités opératoires</text:span><text:span text:style-name="MT55"> </text:span></text:p>
      </style:header-left>
      <style:footer>
        <text:p text:style-name="MP2"><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36" draw:name="Shape4_67"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57">calculer</text:span><text:span text:style-name="MT58"> : </text:span><text:span text:style-name="MT91">priorités opératoires</text:span></text:p></draw:text-box></draw:frame></text:p>
      </style:footer>
      <style:footer-left>
        <text:p text:style-name="MP2"><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28"><text:span text:style-name="MT57">calculer</text:span><text:span text:style-name="MT58"> : </text:span><text:span text:style-name="MT91">priorités opératoires</text:span></text:p></draw:text-box></draw:frame><draw:g text:anchor-type="paragraph" draw:z-index="232" draw:name="Shape4_69" draw:style-name="Mgr1"><draw:path draw:style-name="Mgr2" draw:text-style-name="MP5"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92">P</text:span>roportionnalité </text:p>
      </style:header>
      <style:header-left>
        <text:p text:style-name="_5f_Header_20_D_20_page_20_paire_20__28_G_29_"><text:span text:style-name="MT36"><text:tab/>Proportionnalité et pourcentage</text:span><text:span text:style-name="MT37"> </text:span>: <text:span text:style-name="MT36">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53"><draw:g text:anchor-type="paragraph" draw:z-index="207" draw:name="Shape4_73" draw:style-name="Mgr1"><draw:path draw:style-name="Mgr3" draw:text-style-name="MP2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7"><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04" draw:name="Shape4_88" draw:style-name="Mgr1"><draw:path draw:style-name="Mgr3" draw:text-style-name="MP8"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36">Proportionnalité et pourcentages</text:span><text:span text:style-name="MT37"> </text:span>: <text:span text:style-name="MT36">proportionnalité</text:span> </text:p>
        <text:p text:style-name="MP17"/>
      </style:header>
      <style:header-left>
        <text:p text:style-name="Header"><text:span text:style-name="MT36">Proportionnalité et pourcentages</text:span><text:span text:style-name="MT37"> </text:span>: <text:span text:style-name="MT36">proportionnalité</text:span> </text:p>
        <text:p text:style-name="MP17"/>
      </style:header-left>
      <style:footer>
        <text:p text:style-name="MP7"><draw:frame draw:style-name="Mfr1" draw:name="Frame211111112" text:anchor-type="paragraph" svg:y="-0.06cm" draw:z-index="0"><draw:text-box fo:min-height="0.499cm" fo:min-width="3cm"><draw:frame draw:style-name="Mfr2" draw:name="Frame14111" text:anchor-type="frame" svg:x="0.45cm" svg:y="0.079cm" svg:width="0.817cm" draw:z-index="0"><draw:text-box fo:min-height="0.355cm"><text:p text:style-name="MP3"><text:page-number text:select-page="current">0</text:page-number></text:p></draw:text-box></draw:frame><text:p text:style-name="MP18">Proportionnalité et pourcentages : proportionalité</text:p></draw:text-box></draw:frame><draw:g text:anchor-type="paragraph" draw:z-index="210" draw:name="Shape4_22"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211" text:anchor-type="paragraph" svg:y="-0.06cm" draw:z-index="0"><draw:text-box fo:min-height="0.499cm" fo:min-width="3cm"><draw:frame draw:style-name="Mfr2" draw:name="Frame8211" text:anchor-type="frame" svg:x="0.45cm" svg:y="0.079cm" svg:width="0.817cm" draw:z-index="0"><draw:text-box fo:min-height="0.355cm"><text:p text:style-name="MP3"><text:page-number text:select-page="current">0</text:page-number></text:p></draw:text-box></draw:frame><text:p text:style-name="MP20">: </text:p></draw:text-box></draw:frame><draw:g text:anchor-type="paragraph" draw:z-index="206" draw:name="Shape4_25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12" draw:name="Shape4_7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08" draw:name="Shape4_104" draw:style-name="Mgr1"><draw:path draw:style-name="Mgr2" draw:text-style-name="MP5" svg:width="0.855cm" svg:height="1.172cm" svg:x="-0.143cm" svg:y="-0.175cm" svg:viewBox="0 0 856 1173" svg:d="M856 1173h-856v-991c0-100 79-182 175-182h505c97 0 176 82 176 182z"><text:p/></draw:path></draw:g><draw:g text:anchor-type="paragraph" draw:z-index="209" draw:name="Shape4_10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13" draw:name="Shape3_4" draw:style-name="Mgr5" draw:text-style-name="MP13" svg:x1="12.104cm" svg:y1="0.392cm" svg:x2="20.497cm" svg:y2="0.36cm"><text:p/></draw:line><text:span text:style-name="MT31">Périmètre</text:span> : <text:span text:style-name="MT93">Coder et calculer</text:span></text:p>
      </style:header>
      <style:header-left>
        <text:p text:style-name="_5f_Header_20_M_20_page_20_impaire_20__28_D_29_"><draw:line text:anchor-type="paragraph" draw:z-index="214" draw:name="Shape3_18" draw:style-name="Mgr5" draw:text-style-name="MP13" svg:x1="12.104cm" svg:y1="0.392cm" svg:x2="20.497cm" svg:y2="0.36cm"><text:p/></draw:line><text:span text:style-name="MT31">Périmètre</text:span> : <text:span text:style-name="MT93">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211" draw:name="Shape4_10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28">Périmètre : </text:span><text:span text:style-name="MT94">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6">Conversions d’unités : longueurs</text:span></text:p>
      </style:header>
      <style:header-left>
        <text:p text:style-name="_5f_Header_20_N_20_page_20_impaire_20__28_D_29_"><text:s/><text:span text:style-name="MT6">Conversions d’unités : longueurs</text:span></text:p>
      </style:header-left>
      <style:footer>
        <text:p text:style-name="MP7"><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4"><text:span text:style-name="MT3">Conversions d’unités : longueurs</text:span><text:span text:style-name="MT8"> </text:span></text:p></draw:text-box></draw:frame><draw:g text:anchor-type="paragraph" draw:z-index="168" draw:name="Shape4_8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69" draw:name="Shape4_124" draw:style-name="Mgr1"><draw:path draw:style-name="Mgr2" draw:text-style-name="MP5" svg:width="0.855cm" svg:height="1.172cm" svg:x="-0.143cm" svg:y="-0.175cm" svg:viewBox="0 0 856 1173" svg:d="M856 1173h-856v-991c0-100 79-182 175-182h505c97 0 176 82 176 182z"><text:p/></draw:path></draw:g><draw:g text:anchor-type="paragraph" draw:z-index="170" draw:name="Shape4_125"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55">Conversions d’unités : longueurs</text:p></draw:text-box></draw:frame><draw:g text:anchor-type="paragraph" draw:z-index="171" draw:name="Shape4_127" draw:style-name="Mgr1"><draw:path draw:style-name="Mgr2" draw:text-style-name="MP5" svg:width="0.855cm" svg:height="1.172cm" svg:x="18.41cm" svg:y="-0.175cm" svg:viewBox="0 0 856 1173" svg:d="M856 1173h-856v-991c0-100 79-182 175-182h505c97 0 176 82 176 182z"><text:p/></draw:path></draw:g></text:p>
      </style:footer>
      <style:footer-left>
        <text:p text:style-name="MP2"><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72" draw:name="Shape4_133"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56">Conversions d’unités : longueurs</text:p></draw:text-box></draw:frame><draw:g text:anchor-type="paragraph" draw:z-index="173" draw:name="Shape4_177" draw:style-name="Mgr1"><draw:path draw:style-name="Mgr2" draw:text-style-name="MP5"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4">
      <style:header>
        <text:p text:style-name="MP57">Volume<text:span text:style-name="MT95">s</text:span></text:p>
      </style:header>
      <style:header-left>
        <text:p text:style-name="Header_20_left"/>
      </style:header-left>
      <style:footer>
        <text:h text:style-name="_5f_Footer_20_page_20_paire_20__28_G_29_" text:outline-level="1"><draw:g text:anchor-type="paragraph" draw:z-index="348" draw:name="Shape4_118" draw:style-name="Mgr1"><draw:path draw:style-name="Mgr2" draw:text-style-name="MP5" svg:width="0.857cm" svg:height="1.383cm" svg:x="-0.115cm" svg:y="-0.183cm" svg:viewBox="0 0 858 1384" svg:d="M858 1384h-858v-1170c0-117 79-214 175-214h507c97 0 176 97 176 214z"><text:p/></draw:path></draw:g><draw:frame draw:style-name="Mfr4" draw:name="Frame3" text:anchor-type="paragraph" svg:x="1.044cm" svg:y="-0.083cm" draw:z-index="190"><draw:text-box fo:min-height="0.499cm" fo:min-width="3cm"><text:p text:style-name="MP4"><text:span text:style-name="MT3">Conversions d’unités : </text:span><text:span text:style-name="MT96">Volume</text:span><text:span text:style-name="MT8"> </text:span></text:p></draw:text-box></draw:frame><text:page-number text:select-page="current">194</text:page-number></text:h>
      </style:footer>
      <style:footer-left>
        <text:p text:style-name="Footer"/>
      </style:footer-left>
    </style:master-page>
    <style:master-page style:name="_35__5f_7_5f_SERIE_5f_N_5f_GAUCHE_5f_ET_5f_DROITE_5f_2COL" style:display-name="5_7_SERIE_N_GAUCHE_ET_DROITE_2COL" style:page-layout-name="Mpm15">
      <style:header>
        <text:p text:style-name="MP58"/>
      </style:header>
      <style:header-left>
        <text:p text:style-name="MP59">Volume<text:span text:style-name="MT95">s</text:span></text:p>
      </style:header-left>
      <style:footer>
        <text:h text:style-name="_5f_Footer_20_page_20_impaire_20__28_D_29_" text:outline-level="1"><draw:g text:anchor-type="paragraph" draw:z-index="175" draw:name="Shape4_145" draw:style-name="Mgr1"><draw:path draw:style-name="Mgr2" draw:text-style-name="MP5"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198</text:page-number></text:p></draw:text-box></draw:frame><text:p text:style-name="MP4"><text:span text:style-name="MT3">Conversions d’unités : </text:span><text:span text:style-name="MT96">Volume</text:span><text:span text:style-name="MT8"> </text:span></text:p></draw:text-box></draw:frame></text:h>
      </style:footer>
      <style:footer-left>
        <text:h text:style-name="_5f_Footer_20_page_20_impaire_20__28_D_29_" text:outline-level="1"><draw:g text:anchor-type="paragraph" draw:z-index="349" draw:name="Shape4_119" draw:style-name="Mgr1"><draw:path draw:style-name="Mgr2" draw:text-style-name="MP5" svg:width="0.855cm" svg:height="1.172cm" svg:x="18.255cm" svg:y="-0.104cm" svg:viewBox="0 0 856 1173" svg:d="M856 1173h-856v-991c0-100 79-182 175-182h505c97 0 176 82 176 182z"><text:p/></draw:path></draw:g><draw:frame draw:style-name="Mfr4" draw:name="Frame6" text:anchor-type="paragraph" svg:x="11.532cm" svg:y="0.011cm" draw:z-index="191"><draw:text-box fo:min-height="0.499cm" fo:min-width="3cm"><text:p text:style-name="Footer"><text:span text:style-name="MT3">Conversions d’unités : </text:span><text:span text:style-name="MT96">Volume</text:span><text:span text:style-name="MT8"> </text:span></text:p></draw:text-box></draw:frame><text:page-number text:select-page="current">195</text:page-number></text:h>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46" draw:name="Shape3_7" draw:style-name="Mgr11" draw:text-style-name="MP13" svg:x1="15.12cm" svg:y1="0.36cm" svg:x2="20.496cm" svg:y2="0.36cm"><text:p/></draw:line><text:s/><text:span text:style-name="MT97">Angles : </text:span>Angles : <text:span text:style-name="MT98">Comprendre la notion d’angle</text:span></text:p>
      </style:header>
      <style:header-left>
        <text:p text:style-name="MP60"><draw:line text:anchor-type="paragraph" draw:z-index="347" draw:name="Shape3_29" draw:style-name="Mgr11" draw:text-style-name="MP13" svg:x1="15.12cm" svg:y1="0.36cm" svg:x2="20.496cm" svg:y2="0.36cm"><text:p/></draw:line>Angles : <text:span text:style-name="MT98">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9">Angles : </text:span><text:span text:style-name="MT101">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2">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62"><draw:line text:anchor-type="paragraph" draw:z-index="345" draw:name="Shape3_33" draw:style-name="Mgr11" draw:text-style-name="MP13" svg:x1="15.12cm" svg:y1="0.36cm" svg:x2="20.496cm" svg:y2="0.36cm"><text:p/></draw:line><text:s/><text:span text:style-name="MT103">Angles</text:span> : <text:span text:style-name="MT98">Comprendre la notion d’angle</text:span></text:p>
      </style:header>
      <style:footer>
        <text:p text:style-name="MP7"><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text:p>
      </style:footer>
      <style:footer-left>
        <text:p text:style-name="MP7"><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4"><text:span text:style-name="MT104">Angles</text:span><text:span text:style-name="MT8"> : </text:span><text:span text:style-name="MT104">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44" draw:name="Shape3_35" draw:style-name="Mgr11" draw:text-style-name="MP13" svg:x1="11.344cm" svg:y1="0.358cm" svg:x2="20.497cm" svg:y2="0.36cm"><text:p/></draw:line><text:span text:style-name="MT105">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63">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43" draw:name="Shape4_184"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41" draw:name="Shape4_186" draw:style-name="Mgr1"><draw:path draw:style-name="Mgr3" draw:text-style-name="MP8" svg:width="0.855cm" svg:height="1.172cm" svg:x="-0.143cm" svg:y="-0.175cm" svg:viewBox="0 0 856 1173" svg:d="M856 1173h-856v-991c0-100 79-182 175-182h505c97 0 176 82 176 182z"><text:p/></draw:path></draw:g><draw:g text:anchor-type="paragraph" draw:z-index="339" draw:name="Shape4_185"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30">Calculer</text:span> : <text:span text:style-name="MT30">Additionner et soustraire</text:span></text:p>
      </style:header>
      <style:header-left>
        <text:p text:style-name="_5f_Header_20_G_20_page_20_paire_20__28_G_29_"><draw:line text:anchor-type="paragraph" draw:z-index="340" draw:name="Shape3_30" draw:style-name="Mgr11" draw:text-style-name="MP13" svg:x1="11.435cm" svg:y1="0.388cm" svg:x2="20.496cm" svg:y2="0.36cm"><text:p/></draw:line><text:span text:style-name="MT106">Angles</text:span> : <text:span text:style-name="MT106">Mesurer un angle</text:span></text:p>
      </style:header-left>
      <style:footer>
        <text:p text:style-name="MP7"><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42" draw:name="Shape4_17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4"><text:span text:style-name="MT107">Angles </text:span><text:span text:style-name="MT8">: </text:span><text:span text:style-name="MT107">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7" draw:name="Shape3_31" draw:style-name="Mgr11" draw:text-style-name="MP13" svg:x1="11.435cm" svg:y1="0.388cm" svg:x2="20.496cm" svg:y2="0.36cm"><text:p/></draw:line>Angles : Mesurer un angle</text:p>
      </style:header>
      <style:header-left>
        <text:p text:style-name="_5f_Header_20_G_20_page_20_paire_20__28_G_29_"><draw:line text:anchor-type="paragraph" draw:z-index="338" draw:name="Shape3_32" draw:style-name="Mgr11" draw:text-style-name="MP13"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8">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336" draw:name="Shape4_18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332" draw:name="Shape4_188" draw:style-name="Mgr1"><draw:path draw:style-name="Mgr2" draw:text-style-name="MP5" svg:width="0.855cm" svg:height="1.172cm" svg:x="-0.143cm" svg:y="-0.175cm" svg:viewBox="0 0 856 1173" svg:d="M856 1173h-856v-991c0-100 79-182 175-182h505c97 0 176 82 176 182z"><text:p/></draw:path></draw:g><draw:g text:anchor-type="paragraph" draw:z-index="335" draw:name="Shape4_18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33" draw:name="Shape3_34" draw:style-name="Mgr11" draw:text-style-name="MP13" svg:x1="15.448cm" svg:y1="0.365cm" svg:x2="20.496cm" svg:y2="0.36cm"><text:p/></draw:line><text:span text:style-name="MT109">Angles</text:span><text:span text:style-name="MT110"> : </text:span><text:span text:style-name="MT111">Calculer des mesures d’angle</text:span></text:p>
      </style:header>
      <style:header-left>
        <text:p text:style-name="_5f_Header_20_G_20_page_20_paire_20__28_G_29_"><draw:line text:anchor-type="paragraph" draw:z-index="334" draw:name="Shape3_36" draw:style-name="Mgr11" draw:text-style-name="MP13" svg:x1="15.448cm" svg:y1="0.365cm" svg:x2="20.496cm" svg:y2="0.36cm"><text:p/></draw:line><text:span text:style-name="MT109">Angles : </text:span><text:span text:style-name="MT111">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00">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12">Calculer des </text:span><text:span text:style-name="MT108">Mesure</text:span><text:span text:style-name="MT112">s</text:span><text:span text:style-name="MT108">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61"><text:span text:style-name="MT99">Angles : </text:span><text:span text:style-name="MT113">Calculer des mesures d’angle</text:span></text:p></draw:text-box></draw:frame></text:h>
      </style:footer-left>
    </style:master-page>
    <style:master-page style:name="_32__5f_6_5f_SERIE_5f_G_5f_GAUCHE_5f_ET_5f_DROITE_5f_2COL" style:display-name="2_6_SERIE_G_GAUCHE_ET_DROITE_2COL" style:page-layout-name="Mpm10" draw:style-name="Mdp1">
      <style:header>
        <text:p text:style-name="MP64"><draw:line text:anchor-type="paragraph" draw:z-index="268" draw:name="Shape3_39" draw:style-name="Mgr8" draw:text-style-name="MP13" svg:x1="10.308cm" svg:y1="0.388cm" svg:x2="20.496cm" svg:y2="0.36cm"><text:p/></draw:line><draw:path text:anchor-type="paragraph" draw:z-index="269" draw:name="Shape1_12" draw:style-name="Mgr7" draw:text-style-name="MP35" svg:width="4.329cm" svg:height="2.238cm" svg:x="-1.5cm" svg:y="-1.001cm" svg:viewBox="0 0 4330 2239" svg:d="M0 2239l3984-288c209-15 363-167 345-342l-170-1609h-4159z"><text:p/></draw:path><text:span text:style-name="MT74">Fractions</text:span><text:span text:style-name="MT75"> : </text:span><text:span text:style-name="MT76">Problèmes</text:span><text:span text:style-name="MT75">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261" draw:name="Shape4_258" draw:style-name="Mgr1"><draw:path draw:style-name="Mgr2" draw:text-style-name="MP5"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77">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238" draw:name="Shape4_85"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234" draw:name="Shape4_260" draw:style-name="Mgr1"><draw:path draw:style-name="Mgr2" draw:text-style-name="MP5" svg:width="0.855cm" svg:height="1.172cm" svg:x="-0.143cm" svg:y="-0.175cm" svg:viewBox="0 0 856 1173" svg:d="M856 1173h-856v-991c0-100 79-182 175-182h505c97 0 176 82 176 182z"><text:p/></draw:path></draw:g><draw:g text:anchor-type="paragraph" draw:z-index="235" draw:name="Shape4_87"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30">Calculer</text:span> : <text:span text:style-name="MT30">Additionner et soustraire</text:span></text:p>
      </style:header>
      <style:header-left>
        <text:p text:style-name="Header"><text:s/><text:span text:style-name="MT30">Calculer</text:span> : <text:span text:style-name="MT30">Additionner et soustraire</text:span></text:p>
      </style:header-left>
      <style:footer>
        <text:p text:style-name="MP7"><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137" draw:name="Shape4_10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138" draw:name="Shape4_155" draw:style-name="Mgr1"><draw:path draw:style-name="Mgr2" draw:text-style-name="MP5" svg:width="0.855cm" svg:height="1.172cm" svg:x="-0.143cm" svg:y="-0.175cm" svg:viewBox="0 0 856 1173" svg:d="M856 1173h-856v-991c0-100 79-182 175-182h505c97 0 176 82 176 182z"><text:p/></draw:path></draw:g><draw:g text:anchor-type="paragraph" draw:z-index="139" draw:name="Shape4_156"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5"><text:span text:style-name="MT114"><text:s text:c="15"/>A</text:span>ires : Aire et unité</text:p>
      </style:header>
      <style:header-left>
        <text:p text:style-name="MP65"><text:span text:style-name="MT114"><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36" draw:name="Shape4_157"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66">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62">Géométrie plane, </text:span><text:span text:style-name="MT115">partie 1</text:span> : <text:span text:style-name="MT116">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7"><text:span text:style-name="MT117">Géométrie plane, </text:span><text:span text:style-name="MT118">partie 1</text:span><text:span text:style-name="MT117"> : </text:span><text:span text:style-name="MT119">assembler et décomposer</text:span></text:p></draw:text-box></draw:frame><draw:g text:anchor-type="paragraph" draw:z-index="134" draw:name="Shape4_216" draw:style-name="Mgr1"><draw:path draw:style-name="Mgr6" draw:text-style-name="MP19" svg:width="0.855cm" svg:height="1.172cm" svg:x="18.449cm" svg:y="-0.174cm" svg:viewBox="0 0 856 1173" svg:d="M856 1173h-856v-991c0-100 79-182 175-182h505c97 0 176 82 176 182z"><text:p/></draw:path></draw:g></text:p>
      </style:footer>
      <style:footer-left>
        <text:p text:style-name="MP7"><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135" draw:name="Shape4_21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text:span><text:span text:style-name="MT118">partie 1</text:span><text:span text:style-name="MT66"> : </text:span><text:span text:style-name="MT119">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69"><text:span text:style-name="MT120">Géométrie plane</text:span><text:span text:style-name="MT121"> : </text:span><text:span text:style-name="MT122">Vocabulaire</text:span></text:p>
      </style:header>
      <style:footer>
        <text:p text:style-name="MP7"><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32" draw:name="Shape4_21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33" draw:name="Shape4_21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62">Géométrie plane, </text:span><text:span text:style-name="MT115">partie 1</text:span> : <text:span text:style-name="MT124">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7"><text:span text:style-name="MT117">Géométrie plane, </text:span><text:span text:style-name="MT118">partie 1</text:span><text:span text:style-name="MT117"> : </text:span><text:span text:style-name="MT125">coder</text:span></text:p></draw:text-box></draw:frame><draw:g text:anchor-type="paragraph" draw:z-index="130" draw:name="Shape4_211" draw:style-name="Mgr1"><draw:path draw:style-name="Mgr6" draw:text-style-name="MP19" svg:width="0.855cm" svg:height="1.172cm" svg:x="18.449cm" svg:y="-0.174cm" svg:viewBox="0 0 856 1173" svg:d="M856 1173h-856v-991c0-100 79-182 175-182h505c97 0 176 82 176 182z"><text:p/></draw:path></draw:g></text:p>
      </style:footer>
      <style:footer-left>
        <text:p text:style-name="MP7"><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8"><text:span text:style-name="MT66">Géométrie plane, </text:span><text:span text:style-name="MT118">partie 1</text:span><text:span text:style-name="MT66"> : </text:span><text:span text:style-name="MT125">coder</text:span></text:p></draw:text-box></draw:frame><draw:g text:anchor-type="paragraph" draw:z-index="131" draw:name="Shape4_212" draw:style-name="Mgr1"><draw:path draw:style-name="Mgr6" draw:text-style-name="MP19"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69"><text:span text:style-name="MT120">Géométrie plane</text:span><text:span text:style-name="MT121"> : </text:span><text:span text:style-name="MT122">Vocabulaire</text:span></text:p>
      </style:header>
      <style:header-left>
        <text:p text:style-name="MP69"><text:span text:style-name="MT120">Géométrie plane</text:span><text:span text:style-name="MT121"> : </text:span><text:span text:style-name="MT122">Vocabulaire</text:span></text:p>
      </style:header-left>
      <style:footer>
        <text:p text:style-name="MP7"><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28" draw:name="Shape4_20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4"><text:span text:style-name="MT66">Géométrie plane : </text:span><text:span text:style-name="MT123">vocabulaire</text:span></text:p></draw:text-box></draw:frame><draw:g text:anchor-type="paragraph" draw:z-index="129" draw:name="Shape4_21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62">Géométrie plane</text:span> : <text:span text:style-name="MT63">P</text:span><text:span text:style-name="MT64">arallèles, perpendiculaires,<text:line-break/> </text:span><text:span text:style-name="MT65">distances</text:span></text:p>
      </style:header>
      <style:footer>
        <text:p text:style-name="MP2"><draw:frame draw:style-name="Mfr1" draw:name="Frame209" text:anchor-type="paragraph" svg:y="-0.06cm" draw:z-index="0"><draw:text-box fo:min-height="0.499cm" fo:min-width="7.096cm"><draw:frame draw:style-name="Mfr2" draw:name="Frame2101" text:anchor-type="frame" svg:x="0.45cm" svg:y="0.079cm" svg:width="0.817cm" draw:z-index="0"><draw:text-box fo:min-height="0.355cm"><text:p text:style-name="MP3"><draw:g text:anchor-type="paragraph" draw:z-index="126" draw:name="Shape4_20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7">Géométrie plane : </text:span><text:span text:style-name="MT67">Parallèles, perpendiculaires, </text:span><text:span text:style-name="MT68">distances</text:span></text:h></draw:text-box></draw:frame></text:p>
      </style:footer>
      <style:footer-left>
        <text:h text:style-name="_5f_Footer_20_page_20_paire_20__28_G_29_" text:outline-level="1"><draw:frame draw:style-name="Mfr1" draw:name="Frame2121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draw:g text:anchor-type="paragraph" draw:z-index="127" draw:name="Shape4_206" draw:style-name="Mgr1"><draw:path draw:style-name="Mgr6" draw:text-style-name="MP19"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7"><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24" draw:name="Shape4_205"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25" draw:name="Shape4_15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62">Géométrie plane</text:span> : <text:span text:style-name="MT127">Milieu, alignement, </text:span><text:span text:style-name="MT128">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22" draw:name="Shape4_15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7">Géométrie plane : </text:span><text:span text:style-name="MT129">milieu, Alignement, </text:span><text:span text:style-name="MT130">APPARTENANCE</text:span></text:p></draw:text-box></draw:frame></text:p>
      </style:footer>
      <style:footer-left>
        <text:p text:style-name="MP7"><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3" draw:name="Shape4_15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129">milieu, alignement, </text:span><text:span text:style-name="MT130">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20" draw:name="Shape4_14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21" draw:name="Shape4_15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62">Géométrie plane</text:span> : <text:span text:style-name="MT62">Points, droites </text:span><text:span text:style-name="MT133">et cercles</text:span></text:p>
      </style:header>
      <style:footer>
        <text:p text:style-name="MP7"><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18" draw:name="Shape4_20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73">Géométrie plane : points, droites <text:span text:style-name="MT134">et cercles</text:span></text:p></draw:text-box></draw:frame></text:p>
      </style:footer>
      <style:footer-left>
        <text:p text:style-name="MP7"><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19" draw:name="Shape4_20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4">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6" draw:name="Shape4_200"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7" draw:name="Shape4_201"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24"><text:span text:style-name="MT49">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4" draw:name="Shape4_19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5" draw:name="Shape4_19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5">R</text:span><text:span text:style-name="MT136">epères du plan : Se </text:span><text:span text:style-name="MT137">déplacer</text:span></text:p>
      </style:header>
      <style:footer>
        <text:p text:style-name="MP7"><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4"><text:span text:style-name="MT8">Repères du plan : Se </text:span><text:span text:style-name="MT138">déplacer</text:span></text:p></draw:text-box></draw:frame><draw:g text:anchor-type="paragraph" draw:z-index="112" draw:name="Shape4_192" draw:style-name="Mgr1"><draw:path draw:style-name="Mgr6" draw:text-style-name="MP19" svg:width="0.856cm" svg:height="1.175cm" svg:x="18.409cm" svg:y="-0.176cm" svg:viewBox="0 0 857 1176" svg:d="M857 1176h-857v-994c0-100 79-182 175-182h506c97 0 176 82 176 182z"><text:p/></draw:path></draw:g></text:p>
      </style:footer>
      <style:footer-left>
        <text:p text:style-name="MP7"><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5"><text:span text:style-name="MT8">Repères du plan : se </text:span><text:span text:style-name="MT138">déplacer</text:span></text:p></draw:text-box></draw:frame><draw:g text:anchor-type="paragraph" draw:z-index="113" draw:name="Shape4_193"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24"><text:span text:style-name="MT49">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0" draw:name="Shape4_19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
      <style:footer-left>
        <text:p text:style-name="MP7"><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1" draw:name="Shape4_19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43">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43">R</text:span>epères du plan : Se repérer</text:p>
      </style:header>
      <style:header-left>
        <text:p text:style-name="_5f_Header_20_G_20_page_20_paire_20__28_G_29_"><text:span text:style-name="MT43">R</text:span>epères du plan : Se repérer</text:p>
      </style:header-left>
      <style:footer>
        <text:p text:style-name="MP7"><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6">Repères du plan : Se repérer</text:p></draw:text-box></draw:frame><draw:g text:anchor-type="paragraph" draw:z-index="108" draw:name="Shape4_117"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20">Repères du plan : se repérer</text:p></draw:text-box></draw:frame><draw:g text:anchor-type="paragraph" draw:z-index="109" draw:name="Shape4_18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7">Volumes : Volumes par comptage</text:p>
      </style:header>
      <style:footer>
        <text:p text:style-name="MP7"><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7" draw:name="Shape4_17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text:span text:style-name="MT139">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79"><draw:line text:anchor-type="paragraph" draw:z-index="100" draw:name="Shape7_8" draw:style-name="Mgr5" draw:text-style-name="MP13" svg:x1="9.042cm" svg:y1="0.36cm" svg:x2="20.461cm" svg:y2="0.36cm"><text:p/></draw:line><draw:path text:anchor-type="paragraph" draw:z-index="101" draw:name="Shape5_1" draw:style-name="Mgr12" draw:text-style-name="MP80" svg:width="4.329cm" svg:height="2.24cm" svg:x="-1.499cm" svg:y="-1cm" svg:viewBox="0 0 4330 2241" svg:d="M0 2241l3984-288c209-15 363-168 345-342l-170-1611h-4159z"><text:p/></draw:path><draw:frame text:anchor-type="paragraph" draw:z-index="102" draw:name="Shape6_2" draw:style-name="Mgr13" draw:text-style-name="MP81" svg:width="2.703cm" svg:height="0.715cm" draw:transform="rotate (0.0872664625997165) translate (-0.172861111111111cm 0.218722222222222cm)"><draw:text-box><text:p text:style-name="MP13"><text:span text:style-name="MT140">Série 1</text:span></text:p></draw:text-box></draw:frame>T<text:span text:style-name="MT141">itre de la série</text:span></text:p>
      </style:header>
      <style:header-left>
        <text:p text:style-name="MP79"><draw:line text:anchor-type="paragraph" draw:z-index="104" draw:name="Shape7_9" draw:style-name="Mgr5" draw:text-style-name="MP13" svg:x1="9.042cm" svg:y1="0.36cm" svg:x2="20.461cm" svg:y2="0.36cm"><text:p/></draw:line><draw:path text:anchor-type="paragraph" draw:z-index="105" draw:name="Shape5_2" draw:style-name="Mgr12" draw:text-style-name="MP80" svg:width="4.329cm" svg:height="2.24cm" svg:x="-1.499cm" svg:y="-1cm" svg:viewBox="0 0 4330 2241" svg:d="M0 2241l3984-288c209-15 363-168 345-342l-170-1611h-4159z"><text:p/></draw:path><draw:frame text:anchor-type="paragraph" draw:z-index="106" draw:name="Shape6_5" draw:style-name="Mgr13" draw:text-style-name="MP81" svg:width="2.703cm" svg:height="0.715cm" draw:transform="rotate (0.0872664625997165) translate (-0.172861111111111cm 0.218722222222222cm)"><draw:text-box><text:p text:style-name="MP13"><text:span text:style-name="MT140">Série 1</text:span></text:p></draw:text-box></draw:frame>T<text:span text:style-name="MT141">itre de la série</text:span></text:p>
      </style:header-left>
      <style:footer>
        <text:p text:style-name="MP7"><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3" draw:name="Shape8_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2">Angles</text:span> • <text:span text:style-name="MT142">M1</text:span></text:p></draw:text-box></draw:frame></text:p>
      </style:footer>
    </style:master-page>
    <style:master-page style:name="_32__5f_7_5f_SERIE_5f_M_5f_GAUCHE_5f_ET_5f_DROITE_5f_2COL" style:display-name="2_7_SERIE_M_GAUCHE_ET_DROITE_2COL" style:page-layout-name="Mpm10" draw:style-name="Mdp1">
      <style:header>
        <text:p text:style-name="MP82"><text:span text:style-name="MT114"><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99" draw:name="Shape4_178"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3">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96" draw:name="Shape4_181"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7" draw:name="Shape4_182" draw:style-name="Mgr1"><draw:path draw:style-name="Mgr2" draw:text-style-name="MP5" svg:width="0.855cm" svg:height="1.172cm" svg:x="-0.143cm" svg:y="-0.175cm" svg:viewBox="0 0 856 1173" svg:d="M856 1173h-856v-991c0-100 79-182 175-182h505c97 0 176 82 176 182z"><text:p/></draw:path></draw:g><draw:g text:anchor-type="paragraph" draw:z-index="98" draw:name="Shape4_183"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4"><text:span text:style-name="MT31"><text:s text:c="15"/>A</text:span><text:span text:style-name="MT143">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5" draw:name="Shape4_169"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5">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92" draw:name="Shape4_166"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3" draw:name="Shape4_167" draw:style-name="Mgr1"><draw:path draw:style-name="Mgr2" draw:text-style-name="MP5" svg:width="0.855cm" svg:height="1.172cm" svg:x="-0.143cm" svg:y="-0.175cm" svg:viewBox="0 0 856 1173" svg:d="M856 1173h-856v-991c0-100 79-182 175-182h505c97 0 176 82 176 182z"><text:p/></draw:path></draw:g><draw:g text:anchor-type="paragraph" draw:z-index="94" draw:name="Shape4_168"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89" draw:name="Shape4_170"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90" draw:name="Shape4_171" draw:style-name="Mgr1"><draw:path draw:style-name="Mgr3" draw:text-style-name="MP8" svg:width="0.855cm" svg:height="1.172cm" svg:x="-0.143cm" svg:y="-0.175cm" svg:viewBox="0 0 856 1173" svg:d="M856 1173h-856v-991c0-100 79-182 175-182h505c97 0 176 82 176 182z"><text:p/></draw:path></draw:g><draw:g text:anchor-type="paragraph" draw:z-index="91" draw:name="Shape4_172" draw:style-name="Mgr1"><draw:path draw:style-name="Mgr2" draw:text-style-name="MP5"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6"><text:span text:style-name="MT114"><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88" draw:name="Shape4_173"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87">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79"><draw:path text:anchor-type="paragraph" draw:z-index="81" draw:name="Shape5_3" draw:style-name="Mgr12" draw:text-style-name="MP80" svg:width="4.329cm" svg:height="2.24cm" svg:x="-1.499cm" svg:y="-1cm" svg:viewBox="0 0 4330 2241" svg:d="M0 2241l3984-288c209-15 363-168 345-342l-170-1611h-4159z"><text:p/></draw:path><draw:frame text:anchor-type="paragraph" draw:z-index="82" draw:name="Shape6_3" draw:style-name="Mgr13" draw:text-style-name="MP81" svg:width="2.703cm" svg:height="0.715cm" draw:transform="rotate (0.0872664625997165) translate (-0.172861111111111cm 0.218722222222222cm)"><draw:text-box><text:p text:style-name="MP13"><text:span text:style-name="MT140">Série 1</text:span></text:p></draw:text-box></draw:frame><draw:line text:anchor-type="paragraph" draw:z-index="83" draw:name="Shape7_6" draw:style-name="Mgr5" draw:text-style-name="MP13" svg:x1="9.042cm" svg:y1="0.36cm" svg:x2="20.461cm" svg:y2="0.36cm"><text:p/></draw:line>T<text:span text:style-name="MT141">itre de la série</text:span></text:p>
      </style:header>
      <style:header-left>
        <text:p text:style-name="MP79"><draw:path text:anchor-type="paragraph" draw:z-index="85" draw:name="Shape5_4" draw:style-name="Mgr12" draw:text-style-name="MP80" svg:width="4.329cm" svg:height="2.24cm" svg:x="-1.499cm" svg:y="-1cm" svg:viewBox="0 0 4330 2241" svg:d="M0 2241l3984-288c209-15 363-168 345-342l-170-1611h-4159z"><text:p/></draw:path><draw:frame text:anchor-type="paragraph" draw:z-index="86" draw:name="Shape6_4" draw:style-name="Mgr13" draw:text-style-name="MP81" svg:width="2.703cm" svg:height="0.715cm" draw:transform="rotate (0.0872664625997165) translate (-0.172861111111111cm 0.218722222222222cm)"><draw:text-box><text:p text:style-name="MP13"><text:span text:style-name="MT140">Série 1</text:span></text:p></draw:text-box></draw:frame><draw:line text:anchor-type="paragraph" draw:z-index="87" draw:name="Shape7_3" draw:style-name="Mgr5" draw:text-style-name="MP13" svg:x1="9.042cm" svg:y1="0.36cm" svg:x2="20.461cm" svg:y2="0.36cm"><text:p/></draw:line>T<text:span text:style-name="MT141">itre de la série</text:span></text:p>
      </style:header-left>
      <style:footer>
        <text:p text:style-name="MP7"><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4" draw:name="Shape8_4"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2">Angles</text:span> • <text:span text:style-name="MT142">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4">Volumes : </text:span><text:span text:style-name="MT145">Calculs et conversions</text:span></text:p>
      </style:header>
      <style:header-left>
        <text:p text:style-name="_5f_Header_20_M_20_page_20_paire_20__28_G_29_"><text:span text:style-name="MT144">Volumes : </text:span><text:span text:style-name="MT145">Calculs et conversions</text:span></text:p>
      </style:header-left>
      <style:footer>
        <text:list xml:id="list636338403" text:style-name="_5f_Numérotation_20_des_20_exercices">
          <text:list-item>
            <text:list>
              <text:list-item>
                <text:p text:style-name="MP88"><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8"><text:s/><text:span text:style-name="MT139">Volumes : </text:span><text:span text:style-name="MT146">Calculs et conversions</text:span> </text:p></draw:text-box></draw:frame><draw:g text:anchor-type="paragraph" draw:z-index="79" draw:name="Shape4_174" draw:style-name="Mgr1"><draw:path draw:style-name="Mgr4" draw:text-style-name="MP11"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72241444280292" text:continue-numbering="true" text:style-name="_5f_Numérotation_20_des_20_exercices">
          <text:list-item>
            <text:list>
              <text:list-item>
                <text:p text:style-name="MP88"><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8"><text:s/><text:span text:style-name="MT139">Volumes : </text:span><text:span text:style-name="MT146">Calculs et conversions</text:span> </text:p></draw:text-box></draw:frame><draw:g text:anchor-type="paragraph" draw:z-index="80" draw:name="Shape4_175" draw:style-name="Mgr1"><draw:path draw:style-name="Mgr4" draw:text-style-name="MP11"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1"><text:span text:style-name="MT131">S</text:span><text:span text:style-name="MT132">olides</text:span> : <text:span text:style-name="MT131">Vocabulaire, nature</text:span></text:p>
      </style:header>
      <style:footer>
        <text:p text:style-name="MP7"><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7" draw:name="Shape4_19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8" draw:name="Shape4_19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89"><text:span text:style-name="MT62">Géométrie plane</text:span> : <text:span text:style-name="MT147">D</text:span><text:span text:style-name="MT62">roites, </text:span><text:span text:style-name="MT148">demi-droites </text:span><text:span text:style-name="MT149">&amp; </text:span><text:span text:style-name="MT148">segments</text:span></text:p>
      </style:header>
      <style:footer>
        <text:p text:style-name="MP7"><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75" draw:name="Shape4_19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7">Géométrie plane : </text:span><text:span text:style-name="MT66">droites, </text:span><text:span text:style-name="MT150">DEMI-droites et segments</text:span></text:p></draw:text-box></draw:frame></text:p>
      </style:footer>
      <style:footer-left>
        <text:p text:style-name="MP7"><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6" draw:name="Shape4_19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droites, </text:span><text:span text:style-name="MT150">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0"><text:span text:style-name="MT114"><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4" draw:name="Shape4_165"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151">Aires</text:span><text:span text:style-name="MT28"> <text:s/>: </text:span><text:span text:style-name="MT151">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71" draw:name="Shape4_162"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72" draw:name="Shape4_163" draw:style-name="Mgr1"><draw:path draw:style-name="Mgr2" draw:text-style-name="MP5" svg:width="0.855cm" svg:height="1.172cm" svg:x="-0.143cm" svg:y="-0.175cm" svg:viewBox="0 0 856 1173" svg:d="M856 1173h-856v-991c0-100 79-182 175-182h505c97 0 176 82 176 182z"><text:p/></draw:path></draw:g><draw:g text:anchor-type="paragraph" draw:z-index="73" draw:name="Shape4_164"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2">Aires </text:span>: <text:span text:style-name="MT152">problèmes <text:s text:c="4"/></text:span></text:h>
      </style:footer>
      <style:footer-left>
        <text:p text:style-name="MP91">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30">Calculer</text:span> : <text:span text:style-name="MT30">Additionner et soustraire</text:span></text:p>
      </style:header>
      <style:footer>
        <text:p text:style-name="MP7"><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4"><text:span text:style-name="MT11">Calculer : additionner et soustraire</text:span><text:span text:style-name="MT8"> </text:span></text:p></draw:text-box></draw:frame><draw:g text:anchor-type="paragraph" draw:z-index="68" draw:name="Shape4_159" draw:style-name="Mgr1"><draw:path draw:style-name="Mgr2" draw:text-style-name="MP5" svg:width="0.855cm" svg:height="1.172cm" svg:x="18.41cm" svg:y="-0.175cm" svg:viewBox="0 0 856 1173" svg:d="M856 1173h-856v-991c0-100 79-182 175-182h505c97 0 176 82 176 182z"><text:p/></draw:path></draw:g></text:p>
      </style:footer>
      <style:footer-left>
        <text:p text:style-name="MP7"><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4"><text:span text:style-name="MT11">Calculer</text:span><text:span text:style-name="MT8"> : </text:span><text:span text:style-name="MT11">additionner et soustraire</text:span></text:p></draw:text-box></draw:frame><draw:g text:anchor-type="paragraph" draw:z-index="69" draw:name="Shape4_160" draw:style-name="Mgr1"><draw:path draw:style-name="Mgr2" draw:text-style-name="MP5" svg:width="0.855cm" svg:height="1.172cm" svg:x="-0.143cm" svg:y="-0.175cm" svg:viewBox="0 0 856 1173" svg:d="M856 1173h-856v-991c0-100 79-182 175-182h505c97 0 176 82 176 182z"><text:p/></draw:path></draw:g><draw:g text:anchor-type="paragraph" draw:z-index="70" draw:name="Shape4_158" draw:style-name="Mgr1"><draw:path draw:style-name="Mgr3"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2"><text:span text:style-name="MT114"><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67" draw:name="Shape4_161" draw:style-name="Mgr1"><draw:path draw:style-name="Mgr4" draw:text-style-name="MP11" svg:width="0.855cm" svg:height="1.172cm" svg:x="-0.03cm" svg:y="-0.194cm" svg:viewBox="0 0 856 1173" svg:d="M856 1173h-856v-991c0-100 79-182 175-182h505c97 0 176 82 176 182z"><text:p/></draw:path></draw:g><text:page-number text:select-page="current">0</text:page-number></text:p></draw:text-box></draw:frame><text:p text:style-name="MP93">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4"><text:span text:style-name="MT153">Constructions géométriques : </text:span><text:span text:style-name="MT154">Reproduire</text:span></text:p>
      </style:header>
      <style:header-left>
        <text:p text:style-name="MP94"><text:span text:style-name="MT153">Constructions géométriques : </text:span><text:span text:style-name="MT154">Reproduire</text:span></text:p>
      </style:header-left>
      <style:footer>
        <text:p text:style-name="MP7"><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65" draw:name="Shape10_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
      <style:footer-left>
        <text:p text:style-name="MP7"><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3"><draw:g text:anchor-type="paragraph" draw:z-index="66" draw:name="Shape10_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7"><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3" draw:name="Shape4_20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6">G</text:span><text:span text:style-name="MT157">éométrie </text:span><text:span text:style-name="MT158">plane </text:span><text:span text:style-name="MT157">: </text:span><text:span text:style-name="MT158">vocabulaire</text:span></text:h></draw:text-box></draw:frame></text:p>
      </style:footer>
      <style:footer-left>
        <text:p text:style-name="MP7"><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4" draw:name="Shape4_20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6">G</text:span><text:span text:style-name="MT157">éométrie </text:span><text:span text:style-name="MT159">plane</text:span><text:span text:style-name="MT157"> : </text:span><text:span text:style-name="MT159">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99"><draw:line text:anchor-type="paragraph" draw:z-index="59" draw:name="Shape9_1" draw:style-name="Mgr11" draw:text-style-name="MP13" svg:x1="11.559cm" svg:y1="0.36cm" svg:x2="20.5cm" svg:y2="0.36cm"><text:p/></draw:line><draw:frame text:anchor-type="paragraph" draw:z-index="60" draw:name="Shape8_6" draw:style-name="Mgr13" draw:text-style-name="MP81" svg:width="2.703cm" svg:height="0.715cm" draw:transform="rotate (0.0872664625997165) translate (-0.172861111111111cm 0.218722222222222cm)"><draw:text-box><text:p text:style-name="MP13"><text:span text:style-name="MT140">Série 1</text:span></text:p></draw:text-box></draw:frame><draw:path text:anchor-type="paragraph" draw:z-index="61" draw:name="Shape7_1" draw:style-name="Mgr14" draw:text-style-name="MP100" svg:width="4.329cm" svg:height="2.24cm" svg:x="-1.499cm" svg:y="-1cm" svg:viewBox="0 0 4330 2241" svg:d="M0 2241l3984-288c209-15 363-168 345-342l-170-1611h-4159z"><text:p/></draw:path>T<text:span text:style-name="MT160">itre de la série</text:span></text:p>
      </style:header>
      <style:footer>
        <text:p text:style-name="MP7"><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62" draw:name="Shape10_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1">Éléments de géométrie</text:span> • <text:span text:style-name="MT161">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7"><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58" draw:name="Shape4_21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3">Constructions géométriques : </text:span><text:span text:style-name="MT154">Reproduire</text:span></text:p>
      </style:header>
      <style:header-left>
        <text:p text:style-name="MP103"><text:span text:style-name="MT153">Constructions géométriques : </text:span><text:span text:style-name="MT154">Reproduire</text:span></text:p>
      </style:header-left>
      <style:footer>
        <text:p text:style-name="MP7"><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7" draw:name="Shape4_218" draw:style-name="Mgr1"><draw:path draw:style-name="Mgr6" draw:text-style-name="MP19" svg:width="0.855cm" svg:height="1.172cm" svg:x="18.45cm" svg:y="-0.175cm" svg:viewBox="0 0 856 1173" svg:d="M856 1173h-856v-991c0-100 79-182 175-182h505c97 0 176 82 176 182z"><text:p/></draw:path></draw:g></text:p>
      </style:footer>
      <style:footer-left>
        <text:p text:style-name="MP7"><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2">Constructions géométriques : </text:span><text:span text:style-name="MT163">Reproduire</text:span></text:p>
      </style:header>
      <style:header-left>
        <text:p text:style-name="_5f_Header_20_G_20_page_20_paire_20__28_G_29_"><text:span text:style-name="MT162">Constructions géométriques : </text:span><text:span text:style-name="MT163">Reproduire</text:span></text:p>
      </style:header-left>
      <style:footer>
        <text:p text:style-name="MP7"><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3"><draw:g text:anchor-type="paragraph" draw:z-index="55" draw:name="Shape4_22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pan><text:span text:style-name="MT156">REPRODUIRE</text:span></text:p></draw:text-box></draw:frame></text:p>
      </style:footer>
      <style:footer-left>
        <text:p text:style-name="MP7"><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6" draw:name="Shape4_21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text:span><text:span text:style-name="MT156">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4"><text:span text:style-name="MT153">Constructions géométriques : </text:span><text:span text:style-name="MT154">Reproduire</text:span></text:p>
      </style:header>
      <style:footer>
        <text:p text:style-name="MP7"><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53" draw:name="Shape10_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
      <style:footer-left>
        <text:p text:style-name="MP7"><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3"><draw:g text:anchor-type="paragraph" draw:z-index="54" draw:name="Shape10_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5">CONSTRUCTIONS Géométriques : <text:s/></text:span><text:span text:style-name="MT156">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2">Constructions géométriques : </text:span><text:span text:style-name="MT164">Rédiger</text:span></text:p>
      </style:header>
      <style:header-left>
        <text:p text:style-name="_5f_Header_20_G_20_page_20_paire_20__28_G_29_"><text:span text:style-name="MT162">Constructions géométriques : </text:span><text:span text:style-name="MT164">Rédiger</text:span></text:p>
      </style:header-left>
      <style:footer>
        <text:p text:style-name="MP7"><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2" draw:name="Shape4_22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5">CONSTRUCTIONS Géométriques : </text:span><text:span text:style-name="MT165">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6">S</text:span>olides : <text:span text:style-name="MT166">Vocabulaire, nature</text:span></text:p>
      </style:header>
      <style:header-left>
        <text:p text:style-name="_5f_Header_20_G_20_page_20_impaire_20__28_D_29_"><text:span text:style-name="MT166">S</text:span>olides : <text:span text:style-name="MT166">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50" draw:name="Shape4_25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7"><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05">solides : Vocabulaire, NatuRE</text:p></draw:text-box></draw:frame><draw:g text:anchor-type="paragraph" draw:z-index="51" draw:name="Shape4_256" draw:style-name="Mgr1"><draw:path draw:style-name="Mgr6" draw:text-style-name="MP19"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1"><text:span text:style-name="MT131">S</text:span><text:span text:style-name="MT132">olides</text:span> : <text:span text:style-name="MT131">Vocabulaire, nature</text:span></text:p>
      </style:header>
      <style:header-left>
        <text:p text:style-name="MP71"><text:span text:style-name="MT131">S</text:span><text:span text:style-name="MT132">olides</text:span> : <text:span text:style-name="MT131">Vocabulaire, nature</text:span></text:p>
      </style:header-left>
      <style:footer>
        <text:p text:style-name="MP7"><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8" draw:name="Shape4_225"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9" draw:name="Shape4_25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6">S</text:span>olides : <text:span text:style-name="MT167">Perspective cavalière</text:span></text:p>
      </style:header>
      <style:header-left>
        <text:p text:style-name="_5f_Header_20_G_20_page_20_impaire_20__28_D_29_"><text:span text:style-name="MT166">S</text:span>olides : <text:span text:style-name="MT167">Perspective cavalière</text:span></text:p>
      </style:header-left>
      <style:footer>
        <text:p text:style-name="MP7"><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46" draw:name="Shape4_22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8">solides : </text:span><text:span text:style-name="MT169">perspective cavalière</text:span></text:h></draw:text-box></draw:frame></text:p>
      </style:footer>
      <style:footer-left>
        <text:p text:style-name="MP7"><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47" draw:name="Shape4_253"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8">solides : </text:span><text:span text:style-name="MT169">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1">Solides : </text:span><text:span text:style-name="MT170">Patrons</text:span></text:p>
      </style:header>
      <style:header-left>
        <text:p text:style-name="_5f_Header_20_G_20_page_20_paire_20__28_G_29_"><text:span text:style-name="MT131">Solides : </text:span><text:span text:style-name="MT170">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72">solides : <text:span text:style-name="MT171">patrons</text:span></text:p></draw:text-box></draw:frame><draw:g text:anchor-type="paragraph" draw:z-index="44" draw:name="Shape4_223" draw:style-name="Mgr1"><draw:path draw:style-name="Mgr6" draw:text-style-name="MP19" svg:width="0.855cm" svg:height="1.172cm" svg:x="18.41cm" svg:y="-0.175cm" svg:viewBox="0 0 856 1173" svg:d="M856 1173h-856v-991c0-100 79-182 175-182h505c97 0 176 82 176 182z"><text:p/></draw:path></draw:g></text:h>
      </style:footer>
      <style:footer-left>
        <text:p text:style-name="MP7"><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1">patrons</text:span></text:h></draw:text-box></draw:frame><draw:g text:anchor-type="paragraph" draw:z-index="45" draw:name="Shape4_252"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6">S</text:span>olides : <text:span text:style-name="MT172">Patrons</text:span></text:p>
      </style:header>
      <style:header-left>
        <text:p text:style-name="_5f_Header_20_G_20_page_20_impaire_20__28_D_29_"><text:span text:style-name="MT166">S</text:span>olides : <text:span text:style-name="MT172">Patrons</text:span></text:p>
      </style:header-left>
      <style:footer>
        <text:p text:style-name="MP7"><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42" draw:name="Shape4_22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8">solides : </text:span><text:span text:style-name="MT173">Patrons</text:span></text:h></draw:text-box></draw:frame></text:p>
      </style:footer>
      <style:footer-left>
        <text:p text:style-name="MP7"><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43" draw:name="Shape4_25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8">solides : </text:span><text:span text:style-name="MT173">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1">S</text:span><text:span text:style-name="MT132">olides</text:span> : <text:span text:style-name="MT131">Vocabulaire, nature</text:span></text:p>
      </style:header>
      <style:header-left>
        <text:p text:style-name="_5f_Header_20_G_20_page_20_impaire_20__28_D_29_"><text:span text:style-name="MT131">S</text:span><text:span text:style-name="MT132">olides</text:span> : <text:span text:style-name="MT131">Vocabulaire, nature</text:span></text:p>
      </style:header-left>
      <style:footer>
        <text:p text:style-name="MP7"><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0" draw:name="Shape4_249"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1" draw:name="Shape4_25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8" draw:name="Shape4_247"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9" draw:name="Shape4_248"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7">Symétrie axiale</text:span><text:span text:style-name="MT65"> : </text:span><text:span text:style-name="MT178">Reconnaissance et axes</text:span></text:p>
      </style:header>
      <style:footer>
        <text:p text:style-name="MP2"><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3"><draw:g text:anchor-type="paragraph" draw:z-index="36" draw:name="Shape4_24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43">S</text:span>ymétrie axiale : reconnaissance et axes</text:h></draw:text-box></draw:frame></text:p>
      </style:footer>
      <style:footer-left>
        <text:p text:style-name="MP7"><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3"><draw:g text:anchor-type="paragraph" draw:z-index="37" draw:name="Shape4_246"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4" draw:name="Shape4_243"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5" draw:name="Shape4_244"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7">Symétrie axiale</text:span><text:span text:style-name="MT65"> : </text:span><text:span text:style-name="MT177">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32" draw:name="Shape4_24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7">S</text:span><text:span text:style-name="MT179">ymétrie axiale : </text:span><text:span text:style-name="MT180">Médiatrice d’un segment</text:span></text:h></draw:text-box></draw:frame></text:p>
      </style:footer>
      <style:footer-left>
        <text:p text:style-name="MP7"><draw:frame draw:style-name="Mfr1" draw:name="Frame1112" text:anchor-type="paragraph" svg:y="-0.06cm" draw:z-index="0"><draw:text-box fo:min-height="0.499cm" fo:min-width="7.096cm"><draw:frame draw:style-name="Mfr2" draw:name="Frame31" text:anchor-type="frame" svg:x="0.45cm" svg:y="0.079cm" svg:width="0.817cm" draw:z-index="0"><draw:text-box fo:min-height="0.355cm"><text:p text:style-name="MP3"><draw:g text:anchor-type="paragraph" draw:z-index="33" draw:name="Shape4_242"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17">S</text:span><text:span text:style-name="MT179">ymétrie axiale : </text:span><text:span text:style-name="MT180">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7"><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30" draw:name="Shape4_22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08">Symétrie axiale : constructions</text:p></draw:text-box></draw:frame><draw:g text:anchor-type="paragraph" draw:z-index="31" draw:name="Shape4_240"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43">S</text:span><text:span text:style-name="MT65">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28" draw:name="Shape4_238"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43">S</text:span>ymétrie axiale : Constructions</text:h></draw:text-box></draw:frame></text:p>
      </style:footer>
      <style:footer-left>
        <text:p text:style-name="MP7"><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29" draw:name="Shape4_23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header-left>
        <text:p text:style-name="MP106"><text:span text:style-name="MT174">Géométrie plane</text:span><text:span text:style-name="MT131"> : </text:span><text:span text:style-name="MT175">Parallèles, perpendiculaires,<text:line-break/> </text:span><text:span text:style-name="MT176">distances</text:span></text:p>
      </style:header-left>
      <style:footer>
        <text:p text:style-name="MP7"><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6" draw:name="Shape4_236"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7" draw:name="Shape4_237"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1">Symétrie axiale</text:span><text:span text:style-name="MT65"> : </text:span><text:span text:style-name="MT182">Axes de symétrie de figures</text:span></text:p>
      </style:header>
      <style:header-left>
        <text:p text:style-name="MP110"><text:span text:style-name="MT181">Symétrie axiale</text:span><text:span text:style-name="MT65"> : </text:span><text:span text:style-name="MT182">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24" draw:name="Shape4_234"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43">S</text:span>ymétrie axiale : axes de symétrie de figures</text:p></draw:text-box></draw:frame></text:p>
      </style:footer>
      <style:footer-left>
        <text:p text:style-name="MP7"><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25" draw:name="Shape4_235"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2" draw:name="Shape4_232"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23" draw:name="Shape4_233"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43">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20" draw:name="Shape4_230"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43">S</text:span>ymétrie axiale : propriétés</text:p></draw:text-box></draw:frame></text:p>
      </style:footer>
      <style:footer-left>
        <text:p text:style-name="MP7"><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21" draw:name="Shape4_231"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4">Géométrie plane</text:span><text:span text:style-name="MT131"> : </text:span><text:span text:style-name="MT175">Parallèles, perpendiculaires,<text:line-break/> </text:span><text:span text:style-name="MT176">distances</text:span></text:p>
      </style:header>
      <style:footer>
        <text:p text:style-name="MP7"><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8" draw:name="Shape4_228" draw:style-name="Mgr1"><draw:path draw:style-name="Mgr6" draw:text-style-name="MP19" svg:width="0.855cm" svg:height="1.172cm" svg:x="18.41cm" svg:y="-0.175cm" svg:viewBox="0 0 856 1173" svg:d="M856 1173h-856v-991c0-100 79-182 175-182h505c97 0 176 82 176 182z"><text:p/></draw:path></draw:g></text:p>
      </style:footer>
      <style:footer-left>
        <text:p text:style-name="MP7"><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0"><text:span text:style-name="MT126">Géométrie plane : </text:span><text:span text:style-name="MT63">parallèles, perpendiculaires, </text:span><text:span text:style-name="MT43">distances</text:span></text:p></draw:text-box></draw:frame><draw:g text:anchor-type="paragraph" draw:z-index="19" draw:name="Shape4_229" draw:style-name="Mgr1"><draw:path draw:style-name="Mgr6" draw:text-style-name="MP19"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43">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6" draw:name="Shape4_49"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43">S</text:span>ymétrie axiale : pour aller plus loin</text:p></draw:text-box></draw:frame></text:p>
      </style:footer>
      <style:footer-left>
        <text:p text:style-name="MP7"><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7" draw:name="Shape4_227" draw:style-name="Mgr1"><draw:path draw:style-name="Mgr6" draw:text-style-name="MP19"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66">Géométrie plane : </text:span><text:span text:style-name="MT67">parallèles, perpendiculaires, </text:span><text:span text:style-name="MT68">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10" draw:name="Shape3_1" draw:style-name="Mgr15" draw:text-style-name="MP13" svg:x1="10.893cm" svg:y1="0.403cm" svg:x2="20.503cm" svg:y2="0.327cm"><text:p/></draw:line><draw:path text:anchor-type="char" draw:z-index="11"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4" draw:name="Shape1_9" draw:style-name="Mgr16" draw:text-style-name="MP115" svg:width="4.329cm" svg:height="2.24cm" svg:x="-1.499cm" svg:y="-0.991cm" svg:viewBox="0 0 4330 2241" svg:d="M0 2241l3984-288c209-15 363-168 345-342l-170-1611h-4159z"><text:p/></draw:path>Résoudre des problèmes<draw:line text:anchor-type="char" draw:z-index="13" draw:name="Shape3_38" draw:style-name="Mgr15" draw:text-style-name="MP13"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12"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54">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26">Résoudre des problèmes</text:p></draw:text-box></draw:frame><draw:g text:anchor-type="paragraph" draw:z-index="15"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7-19T17:22:37.716000000</dc:date>
    <meta:editing-duration>P3DT6H46M17S</meta:editing-duration>
    <meta:editing-cycles>520</meta:editing-cycles>
    <meta:generator>LibreOffice/7.1.1.2$Windows_X86_64 LibreOffice_project/fe0b08f4af1bacafe4c7ecc87ce55bb426164676</meta:generator>
    <meta:document-statistic meta:table-count="1" meta:image-count="0" meta:object-count="0" meta:page-count="2" meta:paragraph-count="815" meta:word-count="3158" meta:character-count="20446" meta:non-whitespace-character-count="17731"/>
    <meta:template xlink:type="simple" xlink:actuate="onRequest" xlink:title="lycee_v3" xlink:href="../Modele_cahier.ott" meta:date="2021-07-09T13:45:32.011278978"/>
  </office:meta>
</office:document-meta>
</file>